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  <style:text-properties fo:color="#000000" loext:opacity="100%" style:font-name="Times New Roman" fo:font-size="12pt" officeooo:paragraph-rsid="001b16de" style:font-size-asian="12pt" style:font-size-complex="12pt"/>
    </style:style>
    <style:style style:name="P2" style:family="paragraph" style:parent-style-name="Standard">
      <style:paragraph-properties fo:line-height="100%"/>
      <style:text-properties fo:color="#000000" loext:opacity="100%" style:font-name="Times New Roman" fo:font-size="12pt" officeooo:paragraph-rsid="001b16de" style:font-size-asian="12pt" style:font-size-complex="12pt"/>
    </style:style>
    <style:style style:name="P3" style:family="paragraph" style:parent-style-name="Heading_20_1">
      <style:text-properties fo:color="#000000" loext:opacity="100%" style:font-name="Times New Roman" fo:font-size="12pt" officeooo:paragraph-rsid="001b16de" style:font-size-asian="12pt" style:font-size-complex="12pt"/>
    </style:style>
    <style:style style:name="P4" style:family="paragraph" style:parent-style-name="Standard">
      <style:text-properties fo:color="#000000" loext:opacity="100%" style:font-name="Times New Roman" fo:font-size="12pt" officeooo:paragraph-rsid="001b16d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normal" officeooo:rsid="0018d5e8" officeooo:paragraph-rsid="001b16de" style:font-size-asian="14pt" style:font-weight-asian="normal" style:font-size-complex="14pt" style:font-weight-complex="normal"/>
    </style:style>
    <style:style style:name="P6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color="#000000" loext:opacity="100%" style:font-name="Times New Roman" fo:font-size="14pt" fo:font-weight="normal" officeooo:rsid="0018d5e8" officeooo:paragraph-rsid="001b16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rsid="00182356" officeooo:paragraph-rsid="001b16d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1b16de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00%" fo:text-indent="1.3cm" style:auto-text-indent="false" fo:background-color="transparent"/>
      <style:text-properties fo:font-size="14pt" officeooo:paragraph-rsid="001b16de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center" style:justify-single-word="false" fo:text-indent="1.3cm" style:auto-text-indent="false" fo:background-color="transparent"/>
      <style:text-properties style:font-name="Times New Roman" fo:font-size="14pt" fo:font-weight="bold" officeooo:paragraph-rsid="001b16de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center" style:justify-single-word="false" fo:text-indent="1.3cm" style:auto-text-indent="false" fo:background-color="transparent"/>
      <style:text-properties style:font-name="Times New Roman" fo:font-size="14pt" fo:font-weight="normal" officeooo:paragraph-rsid="001b16d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1b16de" style:font-size-asian="12pt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82356" officeooo:paragraph-rsid="001b16de" style:font-size-asian="12pt" style:font-size-complex="12pt"/>
    </style:style>
    <style:style style:name="P14" style:family="paragraph" style:parent-style-name="Standard">
      <style:paragraph-properties fo:line-height="100%"/>
      <style:text-properties fo:color="#000000" loext:opacity="100%" style:font-name="Times New Roman" fo:font-size="12pt" officeooo:paragraph-rsid="001b16de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normal" officeooo:rsid="001aca0f" officeooo:paragraph-rsid="001b16d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fo:font-weight="normal" officeooo:rsid="00182356" officeooo:paragraph-rsid="001b16de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size="14pt" officeooo:paragraph-rsid="001b16de" style:font-size-asian="14pt" style:font-size-complex="14pt"/>
    </style:style>
    <style:style style:name="P18" style:family="paragraph" style:parent-style-name="Heading_20_2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4pt" officeooo:paragraph-rsid="001b16de" style:font-size-asian="14pt" style:font-size-complex="14pt"/>
    </style:style>
    <style:style style:name="P19" style:family="paragraph" style:parent-style-name="Heading_20_2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size="14pt" officeooo:paragraph-rsid="001b16de" style:font-size-asian="14pt" style:font-size-complex="14pt"/>
    </style:style>
    <style:style style:name="P20" style:family="paragraph" style:parent-style-name="Text_20_body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officeooo:paragraph-rsid="001b16de"/>
    </style:style>
    <style:style style:name="P21" style:family="paragraph" style:parent-style-name="Text_20_body" style:list-style-name="L1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officeooo:paragraph-rsid="001b16de"/>
    </style:style>
    <style:style style:name="P22" style:family="paragraph" style:parent-style-name="Text_20_body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size="14pt" officeooo:paragraph-rsid="001b16d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8d5e8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18d5e8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font-weight="normal" officeooo:rsid="00182356" style:font-size-asian="14pt" style:font-weight-asian="normal" style:font-size-complex="14pt" style:font-weight-complex="normal"/>
    </style:style>
    <style:style style:name="T8" style:family="text">
      <style:text-properties fo:color="#000000" loext:opacity="100%" style:font-name="Times New Roman" fo:font-size="14pt" fo:font-weight="bold" officeooo:rsid="00182356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Times New Roman" fo:font-size="14pt" fo:font-weight="bold" officeooo:rsid="0018d5e8" style:font-size-asian="14pt" style:font-weight-asian="bold" style:font-size-complex="14pt" style:font-weight-complex="bold"/>
    </style:style>
    <style:style style:name="T10" style:family="text">
      <style:text-properties fo:color="#000000" loext:opacity="100%" style:font-name="Times New Roman" fo:font-size="14pt" fo:font-weight="normal" officeooo:rsid="0018d5e8" style:font-size-asian="14pt" style:font-weight-asian="normal" style:font-size-complex="14pt" style:font-weight-complex="normal"/>
    </style:style>
    <style:style style:name="T11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2" style:family="text">
      <style:text-properties officeooo:rsid="0018d5e8"/>
    </style:style>
    <style:style style:name="T13" style:family="text">
      <style:text-properties officeooo:rsid="00182356"/>
    </style:style>
    <style:style style:name="T14" style:family="text">
      <style:text-properties officeooo:rsid="001b00ab"/>
    </style:style>
    <style:style style:name="T15" style:family="text">
      <style:text-properties fo:font-weight="bold" officeooo:rsid="00182356" style:font-weight-asian="bold" style:font-weight-complex="bold"/>
    </style:style>
    <style:style style:name="T16" style:family="text">
      <style:text-properties fo:font-weight="bold" officeooo:rsid="0018d5e8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Обзор проекта</text:h>
      <text:p text:style-name="P22">Разработанная система представляет собой интеграционное решение, состоящее из аппаратной и программной части, обеспечивающее автоматическое распознавание животного, его взвешивание и передачу информации на удалённый сервер. Архитектура построена с применением недорогих, но надёжных компонентов, таких как Raspberry Pi и Arduino, а также RFID-считывателей и весовых датчиков.</text:p>
      <text:p text:style-name="P22">Raspberry Pi выступает как центральный управляющий модуль, координирующий взаимодействие между различными подсистемами: модулем идентификации (RFID), измерительным модулем (весы через HX711 и Arduino), системой опрыскивания и логической обработкой полученных данных. Программное обеспечение разработано на языке Python с использованием модульной архитектуры, что облегчает поддержку, расширение и переносимость системы.</text:p>
      <text:p text:style-name="P22">Инженерные решения были приняты с учётом условий сельского хозяйства: нестабильный интернет, грязная среда, необходимость быстрой установки и минимального обслуживания. В системе реализована локальная база данных, механизмы резервирования и повторной отправки информации при восстановлении связи.</text:p>
      <text:p text:style-name="P22">Кроме базового функционала, предусмотрена возможность добавления новых модулей: опрыскивание, визуальный мониторинг, голосовое сопровождение — всё это возможно благодаря гибкой архитектуре и централизованной системе конфигурации.</text:p>
      <text:h text:style-name="P19" text:outline-level="2">Функциональные возможности</text:h>
      <text:p text:style-name="P22">Работа системы начинается с полной инициализации оборудования и программного окружения. Это включает в себя определение рабочей среды (разработка или продукция), автоматическую установку зависимостей и подготовку логов. Все настройки централизованно управляются через модуль конфигурации, что позволяет легко адаптировать систему под различные сценарии без изменения основного кода.</text:p>
      <text:p text:style-name="P22">Как только система активирована, она переходит в режим ожидания животного. Считыватель RFID постоянно опрашивает пространство вокруг антенны, и при появлении метки запускается цикл распознавания и валидации. Используется фильтрация дубликатов и контроль времени, чтобы исключить ложные считывания. В случае считывания нескольких меток одновременно система определяет наиболее стабильную, ориентируясь на частоту появления.</text:p>
      <text:p text:style-name="P22">После успешной идентификации животного начинается этап взвешивания. Контроллер Arduino, подключённый к весовому датчику через HX711, непрерывно передаёт данные на Raspberry Pi. Полученные значения проходят статистическую фильтрацию — удаляются выбросы, рассчитываются <text:soft-page-break/>медианные значения и производится проверка на стабильность массы. Только при выполнении всех условий данные принимаются как достоверные.</text:p>
      <text:p text:style-name="P22">В завершение система формирует единый пакет: идентификатор животного, вес, время начала и окончания измерения, метаданные. Этот пакет отправляется на внешний сервер через HTTP-запрос. Если интернет-соединение недоступно, данные сохраняются локально и отправляются позже.</text:p>
      <text:p text:style-name="P22">Если в конфигурации включён модуль опрыскивания, то после завершения взвешивания активируется внешний исполнительный механизм — через GPIO выдаётся команда на определённый пин, который управляет реле или насосом. Это позволяет не только взвешивать, но и обрабатывать животных в автоматическом режиме.</text:p>
      <text:p text:style-name="P20"><text:span text:style-name="T1">В системе реализована подробная система логирования. В лог </text:span><text:span text:style-name="Source_20_Text"><text:span text:style-name="T1">scales.log</text:span></text:span><text:span text:style-name="T1"> пишется общая информация, отладочные сообщения и события, а в </text:span><text:span text:style-name="Source_20_Text"><text:span text:style-name="T1">errors.log</text:span></text:span><text:span text:style-name="T1"> — только критические ошибки. Логи ротацируются ежедневно и хранятся в течение месяца, что удобно для аудита и диагностики.</text:span></text:p>
      <text:h text:style-name="P19" text:outline-level="2">Развитие проекта</text:h>
      <text:p text:style-name="P22">С момента запуска первой версии было выполнено множество доработок, направленных на повышение стабильности, расширяемости и удобства эксплуатации. Первая ключевая веха — перенос проекта в систему контроля версий GitHub с организацией кода через submodules. Это позволило выделить ядро системы, библиотеку работы с RFID, а также отдельные сервисные модули и тесты в изолированные блоки, что улучшило командную разработку и облегчило деплой.</text:p>
      <text:p text:style-name="P20"><text:span text:style-name="T1">Под Raspberry Pi с операционной системой Bullseye был разработан универсальный установочный скрипт </text:span><text:span text:style-name="Source_20_Text"><text:span text:style-name="T1">setup.sh</text:span></text:span><text:span text:style-name="T1">, включающий установку пакетов, настройку автозапуска, системных служб и Wi-Fi. Благодаря этому развертывание системы на новом устройстве занимает считанные минуты.</text:span></text:p>
      <text:p text:style-name="P22">Дополнительно была реализована серия тестов и отладочных скриптов на Python. Эти файлы позволяют проверять корректность работы отдельных компонентов — от считывателя RFID до системы опрыскивания. Это не только ускоряет разработку, но и даёт возможность быстро диагностировать проблемы на месте.</text:p>
      <text:p text:style-name="P20"><text:span text:style-name="T1">Особое внимание было уделено повышению надёжности. Например, внедрена калибровка весов с использованием RFID-меток, что позволяет оператору выполнить настройку, просто поднеся заранее запрограммированную метку. Также в систему был добавлен класс </text:span><text:span text:style-name="Source_20_Text"><text:span text:style-name="T1">MockGPIO</text:span></text:span><text:span text:style-name="T1">, позволяющий запускать код на обычном ноутбуке без доступа к физическому оборудованию.</text:span></text:p>
      <text:h text:style-name="P19" text:outline-level="2"><text:soft-page-break/>Примеры использования</text:h>
      <text:p text:style-name="P22">Система активно тестировалась в условиях сельскохозяйственной фермы, где животные становились на весовую платформу, снабжённую RFID-антенной и платформой с весовым модулем. При каждом приходе животного система определяла ID, производила измерение массы и фиксировала событие в базе. На основании этих данных ветеринар мог строить графики динамики веса, выявлять отстающих в росте и корректировать рацион.</text:p>
      <text:p text:style-name="P22">В другом варианте реализации модуль опрыскивания использовался для автоматической обработки животных против паразитов. После успешного взвешивания и идентификации в систему загружались параметры обработки, и распыление происходило без участия человека.</text:p>
      <text:p text:style-name="P17"><text:line-break/></text:p>
      <text:p text:style-name="P17">Ссылки на приложения</text:p>
      <text:list text:style-name="L1">
        <text:list-item>
          <text:p text:style-name="P21"><text:span text:style-name="T4">Приложение </text:span><text:span text:style-name="T5">1</text:span><text:span text:style-name="T4">. — </text:span><text:span text:style-name="T6">Подготовка и установка проекта на </text:span><text:span text:style-name="T7">raspberry </text:span></text:p>
        </text:list-item>
        <text:list-item>
          <text:p text:style-name="P21"><text:span text:style-name="T4">Приложение </text:span><text:span text:style-name="T5">2</text:span><text:span text:style-name="T4">. — </text:span><text:span text:style-name="T7">Сервисы и конфигурационный файл</text:span></text:p>
        </text:list-item>
        <text:list-item>
          <text:p text:style-name="P21"><text:span text:style-name="T4">Приложение </text:span><text:span text:style-name="T5">3.</text:span><text:span text:style-name="T4"> — </text:span><text:span text:style-name="T7">Основные модули проекта</text:span></text:p>
        </text:list-item>
        <text:list-item>
          <text:p text:style-name="P21"><text:span text:style-name="T8">Приложение </text:span><text:span text:style-name="T9">4. — </text:span><text:span text:style-name="T10">Тестовые скрипты проекта</text:span></text:p>
        </text:list-item>
        <text:list-item>
          <text:p text:style-name="P21"><text:span text:style-name="T8">Приложение </text:span><text:span text:style-name="T9">5. — </text:span><text:span text:style-name="T10">Принципиальная схема соединения модулей </text:span></text:p>
        </text:list-item>
      </text:list>
      <text:p text:style-name="P17"><text:line-break/><text:line-break/><text:line-break/><text:line-break/><text:line-break/>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Приложение <text:span text:style-name="T12">1</text:span>. </text:p>
      <text:p text:style-name="P11">Подготовка и установка проекта на <text:span text:style-name="T13">raspberry </text:span></text:p>
      <text:h text:style-name="P1" text:outline-level="1">1_test.sh</text:h>
      <text:p text:style-name="P2">#!/usr/bin/env bash<text:line-break/>set -euo pipefail<text:line-break/><text:line-break/># Пути к монтированным разделам<text:line-break/>BOOT_DIR="/media/maxat/bootfs"<text:line-break/>ROOTFS_DIR="/media/maxat/rootfs"<text:line-break/><text:line-break/># Проверка точек монтирования<text:line-break/>for d in "$BOOT_DIR" "$ROOTFS_DIR"; do<text:line-break/> <text:s/>if [ ! -d "$d" ]; then<text:line-break/> <text:s text:c="3"/>echo "Ошибка: $d не смонтирован!" &gt;&amp;2<text:line-break/> <text:s text:c="3"/>exit 1<text:line-break/> <text:s/>fi<text:line-break/>done<text:line-break/><text:line-break/>echo "=== 1. HDMI ==="<text:line-break/>cat &lt;&lt;EOF &gt;&gt; "$BOOT_DIR/config.txt"<text:line-break/># Принудительный HDMI<text:line-break/>hdmi_force_hotplug=1<text:line-break/>hdmi_group=1<text:line-break/>hdmi_mode=16 <text:s text:c="6"/># 1080p60<text:line-break/>hdmi_drive=2 <text:s text:c="6"/># HDMI, не DVI<text:line-break/>disable_overscan=1 # без чёрных полей<text:line-break/>EOF<text:line-break/><text:line-break/>echo "=== 2. SSH ==="<text:line-break/>touch "$BOOT_DIR/ssh"<text:line-break/><text:line-break/>echo "=== 3. Wi-Fi ==="<text:line-break/>cp "/home/maxat/Projects/Agrarka/scales-installer/raspberry_settings/wpa_supplicant.conf" \<text:line-break/> <text:s text:c="2"/>"$ROOTFS_DIR/etc/wpa_supplicant/wpa_supplicant.conf"<text:line-break/><text:line-break/>echo "=== 4. setup_bullseye.sh ==="<text:line-break/>mkdir -p "$ROOTFS_DIR/home/pi"<text:line-break/>cp "/home/maxat/Projects/Agrarka/scales-installer/raspberry_settings/setup_bullseye.sh" \<text:line-break/> <text:s text:c="2"/>"$ROOTFS_DIR/home/pi/"<text:line-break/>chmod +x "$ROOTFS_DIR/home/pi/setup_bullseye.sh"<text:line-break/><text:line-break/># === 5. Локали ===<text:line-break/># Локали будут настраиваться непосредственно на устройстве через setup_bullseye.sh<text:line-break/><text:line-break/>echo "Локали будут сгенерированы на устройстве при первой загрузке через setup_bullseye.sh."<text:line-break/><text:line-break/>echo "=== 6. Отключение blanking и включение HDMI ==="<text:line-break/>RCLOCAL="$ROOTFS_DIR/etc/rc.local"<text:line-break/>if [ ! -f "$RCLOCAL" ]; then<text:line-break/><text:soft-page-break/> <text:s/>cat &lt;&lt;'EOF' &gt; "$RCLOCAL"<text:line-break/>#!/bin/bash<text:line-break/>for tty in /dev/tty{1..6}; do<text:line-break/> <text:s/>setterm --blank 0 --powersave off --powerdown 0 &lt;"$tty" &gt;"$tty"<text:line-break/>done<text:line-break/>/usr/bin/vcgencmd display_power 1<text:line-break/>exit 0<text:line-break/>EOF<text:line-break/> <text:s/>chmod +x "$RCLOCAL"<text:line-break/> <text:s/>echo "Создан /etc/rc.local."<text:line-break/>else<text:line-break/> <text:s/>grep -q 'setterm --blank 0' "$RCLOCAL" \<text:line-break/> <text:s text:c="3"/>|| cat &lt;&lt;'EOF' &gt;&gt; "$RCLOCAL"<text:line-break/><text:line-break/># --- Блок от first_settings.sh<text:line-break/>for tty in /dev/tty{1..6}; do<text:line-break/> <text:s/>setterm --blank 0 --powersave off --powerdown 0 &lt;"$tty" &gt;"$tty"<text:line-break/>done<text:line-break/>/usr/bin/vcgencmd display_power 1<text:line-break/># --- Конец блока<text:line-break/>EOF<text:line-break/> <text:s/>echo "Дополнен /etc/rc.local."<text:line-break/>fi<text:line-break/><text:line-break/>echo "=== Всё готово ==="<text:line-break/></text:p>
      <text:h text:style-name="P1" text:outline-level="1">cmdline.txt</text:h>
      <text:p text:style-name="P2">console=tty1 root=PARTUUID=7984cc50-02 rootfstype=ext4 fsck.repair=yes rootwait cfg80211.ieee80211_regdom=KZ consoleblank=0 vt.global_cursor_default=0<text:line-break/><text:line-break/></text:p>
      <text:h text:style-name="P1" text:outline-level="1">config.txt</text:h>
      <text:p text:style-name="P2"># For more options and information see<text:line-break/># http://rptl.io/configtxt<text:line-break/># Some settings may impact device functionality. See link above for details<text:line-break/><text:line-break/># Uncomment some or all of these to enable the optional hardware interfaces<text:line-break/>#dtparam=i2c_arm=on<text:line-break/>#dtparam=i2s=on<text:line-break/>#dtparam=spi=on<text:line-break/><text:line-break/># Enable audio (loads snd_bcm2835)<text:line-break/>dtparam=audio=on<text:line-break/><text:line-break/># Additional overlays and parameters are documented<text:line-break/># /boot/firmware/overlays/README<text:line-break/><text:line-break/># Automatically load overlays for detected cameras<text:line-break/>camera_auto_detect=1<text:line-break/><text:soft-page-break/><text:line-break/># Automatically load overlays for detected DSI displays<text:line-break/>display_auto_detect=1<text:line-break/><text:line-break/># Automatically load initramfs files, if found<text:line-break/>auto_initramfs=1<text:line-break/><text:line-break/># Enable DRM VC4 V3D driver<text:line-break/>dtoverlay=vc4-kms-v3d<text:line-break/>max_framebuffers=2<text:line-break/><text:line-break/># Принудительный HDMI<text:line-break/>hdmi_force_hotplug=1<text:line-break/>hdmi_ignore_edid=0xa5000080 <text:s text:c="2"/># игнорировать EDID, использовать указанный ниже режим<text:line-break/>hdmi_group=2 <text:s text:c="18"/># 2 = DMT (мониторный режим)<text:line-break/>hdmi_mode=82 <text:s text:c="18"/># DMT #82 = 1920×1080 60Hz<text:line-break/>hdmi_drive=2 <text:s text:c="18"/># звук и питание через HDMI<text:line-break/>disable_overscan=1<text:line-break/><text:line-break/># Don't have the firmware create an initial video= setting in cmdline.txt.<text:line-break/># Use the kernel's default instead.<text:line-break/>#disable_fw_kms_setup=1<text:line-break/><text:line-break/># Disable compensation for displays with overscan<text:line-break/>disable_overscan=1<text:line-break/><text:line-break/># Run as fast as firmware / board allows<text:line-break/>arm_boost=1<text:line-break/><text:line-break/>[cm4]<text:line-break/># Enable host mode on the 2711 built-in XHCI USB controller.<text:line-break/># This line should be removed if the legacy DWC2 controller is required<text:line-break/># (e.g. for USB device mode) or if USB support is not required.<text:line-break/>otg_mode=1<text:line-break/><text:line-break/>[cm5]<text:line-break/>dtoverlay=dwc2,dr_mode=host<text:line-break/><text:line-break/>[all]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1"><text:soft-page-break/>first_settings.sh</text:h>
      <text:p text:style-name="P2">#!/usr/bin/env bash<text:line-break/>set -euo pipefail<text:line-break/><text:line-break/># Пути к монтированным разделам<text:line-break/>BOOT_DIR="/media/maxat/bootfs"<text:line-break/>ROOTFS_DIR="/media/maxat/rootfs"<text:line-break/>CUSTOM_CFG="/home/maxat/Projects/Agrarka/scales-installer/raspberry_settings/config.txt"<text:line-break/><text:line-break/># Проверка точек монтирования<text:line-break/>for d in "$BOOT_DIR" "$ROOTFS_DIR"; do<text:line-break/> <text:s/>if [ ! -d "$d" ]; then<text:line-break/> <text:s text:c="3"/>echo "Ошибка: $d не смонтирован!" &gt;&amp;2<text:line-break/> <text:s text:c="3"/>exit 1<text:line-break/> <text:s/>fi<text:line-break/>done<text:line-break/><text:line-break/># 1. Копируем config.txt<text:line-break/>echo "=== 1. Copy custom config.txt ==="<text:line-break/>if [ -f "$CUSTOM_CFG" ]; then<text:line-break/> <text:s/>cp "$CUSTOM_CFG" "$BOOT_DIR/config.txt"<text:line-break/> <text:s/>echo "Скопирован кастомный config.txt в $BOOT_DIR."<text:line-break/>else<text:line-break/> <text:s/>echo "WARNING: $CUSTOM_CFG не найден. Пропускаем копирование config.txt."<text:line-break/>fi<text:line-break/><text:line-break/># 2. Enable SSH<text:line-break/>echo "=== 2. Enable SSH ==="<text:line-break/>touch "$BOOT_DIR/ssh"<text:line-break/><text:line-break/># 3. Отключение мастера и создание пользователя pi<text:line-break/># echo "=== 3. Создание userconf.txt для отключения мастера настройки ==="<text:line-break/># USERCONF_HASH=$(echo 'pi:raspberry' | openssl passwd -6 -stdin)<text:line-break/># echo "pi:$USERCONF_HASH" &gt; "$BOOT_DIR/userconf.txt"<text:line-break/><text:line-break/># 4. Настройка автологина<text:line-break/>echo "=== 3. Настройка автологина ==="<text:line-break/>AUTOLOGIN_DIR="$ROOTFS_DIR/etc/systemd/system/getty@tty1.service.d"<text:line-break/>mkdir -p "$AUTOLOGIN_DIR"<text:line-break/><text:line-break/>cat &lt;&lt;EOF &gt; "$AUTOLOGIN_DIR/autologin.conf"<text:line-break/>[Service]<text:line-break/>ExecStart=<text:line-break/>ExecStart=-/sbin/agetty --autologin pi --noclear %I \$TERM<text:line-break/>EOF<text:line-break/><text:line-break/># 5. Wi-Fi конфигурация<text:line-break/>echo "=== 4. Настройка Wi-Fi ==="<text:line-break/>WPA_CONF="/home/maxat/Projects/Agrarka/scales-installer/raspberry_settings/wpa_supplicant.conf"<text:line-break/>if [ -f "$WPA_CONF" ]; then<text:line-break/> <text:s/>cp -v "$WPA_CONF" "$BOOT_DIR/wpa_supplicant.conf"<text:line-break/><text:soft-page-break/> <text:s/># Копируем также в rootfs для работы после первой загрузки<text:line-break/> <text:s/>mkdir -p "$ROOTFS_DIR/etc/wpa_supplicant"<text:line-break/> <text:s/>cp -v "$WPA_CONF" "$ROOTFS_DIR/etc/wpa_supplicant/wpa_supplicant.conf"<text:line-break/>else<text:line-break/> <text:s/>echo "ERROR: Файл wpa_supplicant.conf не найден!" &gt;&amp;2<text:line-break/> <text:s/>exit 1<text:line-break/>fi<text:line-break/><text:line-break/># 6. Копирование setup_bullseye.sh<text:line-break/>echo "=== 6. Копируем setup_bullseye.sh ==="<text:line-break/>mkdir -p "$ROOTFS_DIR/home/pi"<text:line-break/>cp "/home/maxat/Projects/Agrarka/scales-installer/raspberry_settings/setup_bullseye.sh" \<text:line-break/> <text:s text:c="2"/>"$ROOTFS_DIR/home/pi/"<text:line-break/>chmod +x "$ROOTFS_DIR/home/pi/setup_bullseye.sh"<text:line-break/><text:line-break/># 7. Удаление rc.local, если есть<text:line-break/>echo "=== 7. Удаление rc.local, если есть ==="<text:line-break/>RCLOCAL="$ROOTFS_DIR/etc/rc.local"<text:line-break/>if [ -f "$RCLOCAL" ]; then<text:line-break/> <text:s/>echo "=== Найден rc.local — удаляю ==="<text:line-break/> <text:s/>rm -f "$RCLOCAL"<text:line-break/>else<text:line-break/> <text:s/>echo "rc.local не найден — пропускаем."<text:line-break/>fi<text:line-break/><text:line-break/># 8. Отключение raspi-config.service<text:line-break/>echo "=== 8. Отключение raspi-config.service ==="<text:line-break/>chroot "$ROOTFS_DIR" systemctl disable raspi-config.service || true<text:line-break/><text:line-break/># 9. Добавление systemd-сервиса для разблокировки Wi-Fi<text:line-break/># echo "=== 9. Добавление unblock-wifi.service ==="<text:line-break/># cat &lt;&lt;EOF &gt; "$ROOTFS_DIR/etc/systemd/system/unblock-wifi.service"<text:line-break/># [Unit]<text:line-break/># Description=Unblock Wi-Fi at boot<text:line-break/># After=network-pre.target<text:line-break/><text:line-break/># [Service]<text:line-break/># Type=oneshot<text:line-break/># ExecStart=/usr/sbin/rfkill unblock wifi<text:line-break/><text:line-break/># [Install]<text:line-break/># WantedBy=multi-user.target<text:line-break/># EOF<text:line-break/><text:line-break/># ln -sf /etc/systemd/system/unblock-wifi.service \<text:line-break/># <text:s text:c="7"/>"$ROOTFS_DIR/etc/systemd/system/multi-user.target.wants/unblock-wifi.service"<text:line-break/><text:line-break/># 10. Создание сервиса для Wi-Fi<text:line-break/>echo "=== Создание сервиса для Wi-Fi ==="<text:line-break/>cat &lt;&lt;EOF &gt; "$ROOTFS_DIR/etc/systemd/system/wifi-autoconnect.service"<text:line-break/>[Unit]<text:line-break/>Description=AutoConnect to Wi-Fi<text:line-break/><text:soft-page-break/>After=network.target<text:line-break/>Wants=network-online.target<text:line-break/><text:line-break/>[Service]<text:line-break/>Type=oneshot<text:line-break/>RemainAfterExit=yes<text:line-break/>ExecStart=/bin/sh -c '/sbin/wpa_supplicant -B -i wlan0 -c /etc/wpa_supplicant/wpa_supplicant.conf || true'<text:line-break/>ExecStart=/bin/sh -c '/sbin/dhclient wlan0 || true'<text:line-break/>ExecStop=/bin/sh -c '/sbin/wpa_cli terminate || true'<text:line-break/>ExecStop=/bin/sh -c '/sbin/dhclient -r wlan0 || true'<text:line-break/><text:line-break/>[Install]<text:line-break/>WantedBy=multi-user.target<text:line-break/>EOF<text:line-break/><text:line-break/>chroot "$ROOTFS_DIR" systemctl enable wifi-autoconnect.service<text:line-break/><text:line-break/># 11. Отключение интерактивных служб<text:line-break/>echo "=== Отключение интерактивных служб ==="<text:line-break/>chroot "$ROOTFS_DIR" systemctl disable raspi-config.service 2&gt;/dev/null || true<text:line-break/>chroot "$ROOTFS_DIR" systemctl mask firstboot.service 2&gt;/dev/null || true<text:line-break/>chroot "$ROOTFS_DIR" rm -f /etc/profile.d/raspi-config.sh 2&gt;/dev/null<text:line-break/><text:line-break/><text:line-break/>echo "=== Всё готово ==="<text:line-break/></text:p>
      <text:h text:style-name="P1" text:outline-level="1">rc.local</text:h>
      <text:p text:style-name="P2">#!/bin/sh -e<text:line-break/><text:line-break/>{<text:line-break/> <text:s text:c="3"/>echo "=== Начало загрузки $(date) ==="<text:line-break/> <text:s text:c="3"/>echo "Запуск wpa_supplicant..."<text:line-break/> <text:s text:c="3"/>wpa_supplicant -i wlan0 -c /etc/wpa_supplicant/wpa_supplicant.conf -f /bootfs/wifi_debug.log -d &amp;<text:line-break/> <text:s text:c="3"/>sleep 5<text:line-break/> <text:s text:c="3"/>echo "Проверка состояния Wi-Fi..."<text:line-break/> <text:s text:c="3"/>iwconfig wlan0 &gt;&gt; /bootfs/wifi_debug.log 2&gt;&amp;1<text:line-break/> <text:s text:c="3"/>echo "Попытка получить IP..."<text:line-break/> <text:s text:c="3"/>dhclient -v wlan0 &gt;&gt; /bootfs/wifi_debug.log 2&gt;&amp;1<text:line-break/> <text:s text:c="3"/>echo "Итоговое состояние сети:"<text:line-break/> <text:s text:c="3"/>ip a show wlan0 &gt;&gt; /bootfs/wifi_debug.log 2&gt;&amp;1<text:line-break/> <text:s text:c="3"/>echo "=== Конец загрузки $(date) ==="<text:line-break/>} &gt;&gt; /bootfs/wifi_debug.log 2&gt;&amp;1<text:line-break/><text:line-break/>exit 0</text:p>
      <text:h text:style-name="P1" text:outline-level="1">readme_dhcpcd.md</text:h>
      <text:p text:style-name="P2"># ← Static address for your TCP reader<text:line-break/>interface eth0<text:line-break/><text:soft-page-break/>static ip_address=192.168.1.250/24<text:line-break/># (no gateway if talking directly to the reader)<text:line-break/># static routers=192.168.1.1<text:line-break/># static domain_name_servers=8.8.8.8 1.1.1.1</text:p>
      <text:h text:style-name="P1" text:outline-level="1">setup.sh</text:h>
      <text:p text:style-name="P2">#!/bin/bash<text:line-break/><text:line-break/>set -euo pipefail<text:line-break/><text:line-break/>BASE_DIR="/home/pi/scales7.1"<text:line-break/>DOWNLOADS="/home/pi/Downloads/" <text:line-break/><text:line-break/>echo_green() {<text:line-break/> <text:s text:c="3"/>echo -e "\e[32m$1\e[0m"<text:line-break/>}<text:line-break/><text:line-break/>echo_red() {<text:line-break/> <text:s text:c="3"/>echo -e "\e[31m$1\e[0m"<text:line-break/>}<text:line-break/><text:line-break/>sudo apt-get update<text:line-break/>sudo apt-get install libminizip1<text:line-break/>sudo apt-get install -f <text:line-break/># Проверка наличия прав суперпользователя<text:line-break/>if [ "$(id -u)" -ne 0 ]; then<text:line-break/> <text:s text:c="3"/>echo_red "Этот скрипт нужно запускать с правами суперпользователя (root)." &gt;&amp;2<text:line-break/> <text:s text:c="3"/>exit 1<text:line-break/>fi<text:line-break/><text:line-break/># Создание основного каталога, если он не существует<text:line-break/>if [ ! -d "$BASE_DIR" ]; then<text:line-break/> <text:s text:c="3"/>mkdir -p "$BASE_DIR"<text:line-break/> <text:s text:c="3"/>echo_green "Каталог $BASE_DIR создан"<text:line-break/>else<text:line-break/> <text:s text:c="3"/>echo_green "Каталог $BASE_DIR уже существует"<text:line-break/>fi<text:line-break/><text:line-break/># Удаление существующего подключения eth0, если оно есть<text:line-break/>if nmcli connection show | grep -q 'eth0'; then<text:line-break/> <text:s text:c="3"/>nmcli connection delete eth0<text:line-break/> <text:s text:c="3"/>echo_green "Существующее подключение eth0 удалено"<text:line-break/>fi<text:line-break/><text:line-break/># Настройка NetworkManager для исключения eth0<text:line-break/>echo -e "[keyfile]\nunmanaged-devices=interface-name:eth0" &gt; /etc/NetworkManager/NetworkManager.conf<text:line-break/>systemctl restart NetworkManager<text:line-break/>echo_green "NetworkManager больше не управляет интерфейсом eth0."<text:line-break/><text:line-break/>sleep 30<text:line-break/><text:line-break/><text:soft-page-break/># Включение и запуск systemd-networkd<text:line-break/>systemctl enable systemd-networkd<text:line-break/>systemctl start systemd-networkd<text:line-break/>echo_green "systemd-networkd активирован и запущен."<text:line-break/><text:line-break/># Конфигурация для eth0 через systemd-networkd<text:line-break/>cat &lt;&lt;EOF &gt; /etc/systemd/network/10-eth0.network<text:line-break/>[Match]<text:line-break/>Name=eth0<text:line-break/><text:line-break/>[Network]<text:line-break/>Address=192.168.1.249/24<text:line-break/>EOF<text:line-break/><text:line-break/>systemctl restart systemd-networkd<text:line-break/>echo_green "Настройка локального интерфейса eth0 через systemd-networkd завершена."<text:line-break/><text:line-break/># # Создание или обновление Wi-Fi подключения<text:line-break/># nmcli connection add type wifi ifname wlan0 con-name "REET1212scales-auto" autoconnect yes ssid 'REET1212scales' || \<text:line-break/># nmcli connection modify "REET1212scales-auto" autoconnect yes wifi-sec.key-mgmt wpa-psk wifi-sec.psk '19571212'<text:line-break/><text:line-break/># echo_green "WiFi подключение 'REET1212scales-auto' настроено для автоматического подключения"<text:line-break/><text:line-break/># Установка Git репозитория<text:line-break/>cd "$BASE_DIR" <text:line-break/>if [ ! -d ".git" ]; then<text:line-break/> <text:s text:c="3"/>git init<text:line-break/> <text:s text:c="3"/>git clone https://github.com/M100ika/scales_submodule.git<text:line-break/> <text:s text:c="3"/>git config --global --add safe.directory "$BASE_DIR" <text:line-break/> <text:s text:c="3"/>echo_green "Git репозиторий настроен"<text:line-break/>else<text:line-break/> <text:s text:c="3"/>echo_green "Git репозиторий уже существует"<text:line-break/>fi<text:line-break/><text:line-break/>cd "$BASE_DIR"/scales_submodule<text:line-break/><text:line-break/># Установка виртуального окружения и зависимостей<text:line-break/>if [ ! -d "vscales" ]; then<text:line-break/> <text:s text:c="3"/>python -m venv vscales<text:line-break/> <text:s text:c="3"/>echo_green "Виртуальное окружение создано"<text:line-break/>else<text:line-break/> <text:s text:c="3"/>echo_green "Виртуальное окружение уже существует"<text:line-break/>fi<text:line-break/><text:line-break/>source "$BASE_DIR"/scales_submodule/vscales/bin/activate<text:line-break/>if [ -f "requirements.txt" ]; then<text:line-break/> <text:s text:c="3"/>pip install --upgrade pip<text:line-break/> <text:s text:c="3"/>pip install -r requirements.txt<text:line-break/> <text:s text:c="3"/>echo_green "Зависимости установлены"<text:line-break/><text:soft-page-break/>else<text:line-break/> <text:s text:c="3"/>echo_green "Файл requirements.txt не найден"<text:line-break/>fi<text:line-break/><text:line-break/>echo_green "Настройка виртуального окружения завершена"<text:line-break/><text:line-break/># Копирование конфигурационных файлов<text:line-break/>cp "$BASE_DIR"/scales_submodule/services/config.ini "$BASE_DIR"/scales_submodule/src/<text:line-break/>sudo chmod 777 "$BASE_DIR"/scales_submodule/src/config.ini<text:line-break/>chmod +x "$BASE_DIR"/scales_submodule/src/config.ini<text:line-break/>echo_green "Копирование config.ini завершено" <text:line-break/><text:line-break/>cp "$BASE_DIR"/scales_submodule/services/pcf.service /etc/systemd/system<text:line-break/>echo_green "Копирование pcf.service завершено" <text:line-break/><text:line-break/># Перезапуск и проверка статуса сервиса<text:line-break/>sudo systemctl restart pcf.service<text:line-break/>if systemctl is-active --quiet pcf.service; then<text:line-break/> <text:s text:c="3"/>echo_green "Демон запущен"<text:line-break/>else<text:line-break/> <text:s text:c="3"/>echo_green "Ошибка демона"<text:line-break/>fi<text:line-break/><text:line-break/>echo_green "Настройка демона завершена"<text:line-break/><text:line-break/># Установка TeamViewer<text:line-break/>cd "$DOWNLOADS"<text:line-break/>wget https://download.teamviewer.com/download/linux/teamviewer-host_armhf.deb<text:line-break/>dpkg -i teamviewer-host_armhf.deb<text:line-break/>echo_green "Установка TeamViewer завершена"<text:line-break/><text:line-break/>echo_green "Настройка завершена"<text:line-break/><text:line-break/># Условие удаления скрипта: только если нет ошибок<text:line-break/>if [ $? -eq 0 ]; then<text:line-break/> <text:s text:c="3"/>rm -- "$0"<text:line-break/> <text:s text:c="3"/>echo_green "Скрипт успешно самоудалился."<text:line-break/>fi<text:line-break/>exit 0<text:line-break/></text:p>
      <text:h text:style-name="P1" text:outline-level="1">setup_bullseye.sh</text:h>
      <text:p text:style-name="P2">#!/bin/bash<text:line-break/><text:line-break/>set -euo pipefail<text:line-break/><text:line-break/>BASE_DIR="/home/pi/scales7.1"<text:line-break/><text:line-break/>echo_green() {<text:line-break/> <text:s text:c="3"/>echo -e "\e[32m$1\e[0m"<text:line-break/>}<text:line-break/><text:line-break/><text:soft-page-break/>echo_red() {<text:line-break/> <text:s text:c="3"/>echo -e "\e[31m$1\e[0m"<text:line-break/>}<text:line-break/><text:line-break/>if [ "$(id -u)" -ne 0 ]; then<text:line-break/> <text:s text:c="3"/>echo_red "Этот скрипт нужно запускать с правами суперпользователя (root)." &gt;&amp;2<text:line-break/> <text:s text:c="3"/>exit 1<text:line-break/>fi<text:line-break/><text:line-break/>echo_green "=== Генерация локалей: en_GB и ru_RU ==="<text:line-break/><text:line-break/># Устанавливаем пакет, если его ещё нет<text:line-break/>apt-get update<text:line-break/>apt-get install -y locales<text:line-break/><text:line-break/># Раскомментируем нужные строки в /etc/locale.gen<text:line-break/>sed -i -e 's/^# *\(en_GB.UTF-8 UTF-8\)/\1/' \<text:line-break/> <text:s text:c="6"/>-e 's/^# *\(ru_RU.UTF-8 UTF-8\)/\1/' \<text:line-break/> <text:s text:c="6"/>/etc/locale.gen<text:line-break/><text:line-break/># Генерируем<text:line-break/>locale-gen<text:line-break/><text:line-break/># Убедимся, что по-умолчанию остаётся английская<text:line-break/>update-locale LANG=en_GB.UTF-8<text:line-break/><text:line-break/>echo_green "Сейчас локали:"<text:line-break/>echo " <text:s/>LANG: <text:s text:c="2"/>$(grep '^LANG=' /etc/default/locale)"<text:line-break/>echo " <text:s/>Локали сгенерированы: $(locale -a | grep -E 'en_GB\.UTF-8|ru_RU\.UTF-8')"<text:line-break/><text:line-break/># Обновляем репозитории и ставим git, venv и прочее<text:line-break/>echo_green "Обновляем apt и устанавливаем git, python3-venv и pip"<text:line-break/>apt-get update<text:line-break/>apt-get install -y git python3-venv python3-pip<text:line-break/><text:line-break/># Создание основного каталога, если он не существует<text:line-break/>if [ ! -d "$BASE_DIR" ]; then<text:line-break/> <text:s text:c="3"/>mkdir -p "$BASE_DIR"<text:line-break/> <text:s text:c="3"/>echo_green "Каталог $BASE_DIR создан"<text:line-break/>else<text:line-break/> <text:s text:c="3"/>echo_green "Каталог $BASE_DIR уже существует"<text:line-break/>fi<text:line-break/><text:line-break/><text:line-break/>DHCPCD_CONF="/etc/dhcpcd.conf"<text:line-break/>DHCPCD_BLOCK=$(cat &lt;&lt;EOF<text:line-break/><text:line-break/># Статическая настройка для eth0 (Ethernet)<text:line-break/>interface eth0<text:line-break/>static ip_address=192.168.1.249/24<text:line-break/>static routers=192.168.1.1<text:line-break/>static domain_name_servers=8.8.8.8 1.1.1.1<text:line-break/><text:soft-page-break/>nohook wpa_supplicant<text:line-break/>EOF<text:line-break/>)<text:line-break/><text:line-break/># Добавим блок только если его ещё нет<text:line-break/>if ! grep -q "interface eth0" "$DHCPCD_CONF"; then<text:line-break/> <text:s text:c="3"/>echo_green "Добавление конфигурации eth0 в $DHCPCD_CONF"<text:line-break/> <text:s text:c="3"/>echo "$DHCPCD_BLOCK" | tee -a "$DHCPCD_CONF" &gt; /dev/null<text:line-break/>else<text:line-break/> <text:s text:c="3"/>echo_green "Конфигурация eth0 уже присутствует в $DHCPCD_CONF"<text:line-break/>fi<text:line-break/><text:line-break/># Перезапуск служб для применения изменений<text:line-break/>echo_green "Перезапуск служб для применения изменений"<text:line-break/><text:line-break/>echo_green "Настройки успешно применены."<text:line-break/>echo_green "Настройка локального интерфейса eth0 через dhcpcd завершена."<text:line-break/><text:line-break/># Git clone<text:line-break/>SUBMODULE_DIR="$BASE_DIR/scales_submodule"<text:line-break/>if [ ! -d "$SUBMODULE_DIR" ]; then<text:line-break/> <text:s text:c="3"/>git clone https://github.com/M100ika/scales_submodule.git "$SUBMODULE_DIR"<text:line-break/> <text:s text:c="3"/>echo_green "Git репозиторий scales_submodule клонирован"<text:line-break/>else<text:line-break/> <text:s text:c="3"/>echo_green "Каталог $SUBMODULE_DIR уже существует"<text:line-break/>fi<text:line-break/>if [ ! -d "$SUBMODULE_DIR/.git" ]; then<text:line-break/> <text:s text:c="3"/>git clone https://github.com/M100ika/scales_submodule.git "$SUBMODULE_DIR"<text:line-break/> <text:s text:c="3"/>echo_green "Git репозиторий scales_submodule клонирован"<text:line-break/>else<text:line-break/> <text:s text:c="3"/>echo_green "Git репозиторий уже существует"<text:line-break/>fi<text:line-break/><text:line-break/># Настройка безопасности git<text:line-break/>git config --global --add safe.directory "$SUBMODULE_DIR"<text:line-break/>chown -R pi:pi "$BASE_DIR"<text:line-break/><text:line-break/># Настройка ветки<text:line-break/>cd "$SUBMODULE_DIR"<text:line-break/>if git show-ref --verify --quiet refs/heads/main; then<text:line-break/> <text:s text:c="3"/>git branch --set-upstream-to=origin/main main<text:line-break/>else<text:line-break/> <text:s text:c="3"/>echo_red "Ветка main не существует локально"<text:line-break/>fi<text:line-break/><text:line-break/># Создание логов<text:line-break/>mkdir -p "$SUBMODULE_DIR/scales_log/error_log"<text:line-break/><text:line-break/># Установка виртуального окружения и зависимостей<text:line-break/>if [ ! -d "vscales" ]; then<text:line-break/> <text:s text:c="3"/>python3 -m venv vscales<text:line-break/> <text:s text:c="3"/>echo_green "Виртуальное окружение создано"<text:line-break/><text:soft-page-break/>else<text:line-break/> <text:s text:c="3"/>echo_green "Виртуальное окружение уже существует"<text:line-break/>fi<text:line-break/>source "$BASE_DIR"/scales_submodule/vscales/bin/activate<text:line-break/>if [ -f "requirements.txt" ]; then<text:line-break/> <text:s text:c="3"/>pip install --upgrade pip<text:line-break/> <text:s text:c="3"/>pip install -r requirements.txt<text:line-break/> <text:s text:c="3"/>echo_green "Зависимости установлены"<text:line-break/>else<text:line-break/> <text:s text:c="3"/>echo_green "Файл requirements.txt не найден"<text:line-break/>fi<text:line-break/><text:line-break/>echo_green "Настройка виртуального окружения завершена"<text:line-break/># Копирование конфигурационных файлов<text:line-break/>cp "$BASE_DIR"/scales_submodule/services/config.ini "$BASE_DIR"/scales_submodule/src/<text:line-break/>chmod 666 "$BASE_DIR"/scales_submodule/src/config.ini<text:line-break/>echo_green "Копирование config.ini завершено" <text:line-break/><text:line-break/>cp "$BASE_DIR"/scales_submodule/services/pcf.service /etc/systemd/system/<text:line-break/>echo_green "Копирование pcf.service завершено" <text:line-break/><text:line-break/># Перезапуск и проверка статуса сервиса<text:line-break/>systemctl daemon-reload<text:line-break/>systemctl enable pcf.service<text:line-break/>systemctl restart pcf.service<text:line-break/>if systemctl is-active --quiet pcf.service; then<text:line-break/> <text:s text:c="3"/>echo_green "Демон запущен"<text:line-break/>else<text:line-break/> <text:s text:c="3"/>echo_red "Ошибка демона"<text:line-break/>fi<text:line-break/>echo_green "Настройка демона завершена"<text:line-break/>echo_green "Настройка завершена"<text:line-break/># Условие удаления скрипта: только если нет ошибок<text:line-break/>cd /home/pi<text:line-break/>rm -- "$0"<text:line-break/>echo_green "Скрипт успешно самоудалился."<text:line-break/>exit 0<text:line-break/></text:p>
      <text:h text:style-name="P1" text:outline-level="1">wpa_supplicant.conf</text:h>
      <text:p text:style-name="P2">ctrl_interface=DIR=/var/run/wpa_supplicant GROUP=netdev<text:line-break/>update_config=1<text:line-break/>country=KZ<text:line-break/><text:line-break/>network={<text:line-break/><text:tab/>ssid="smart2"<text:line-break/><text:tab/>psk="Kazatu2025"<text:line-break/><text:tab/>key_mgmt=WPA-PSK<text:line-break/><text:tab/>priority=1<text:line-break/><text:tab/>scan_ssid=1}</text:p>
      <text:p text:style-name="P12"><text:span text:style-name="T11"/></text:p>
      <text:p text:style-name="P12"><text:soft-page-break/><text:span text:style-name="T2">Приложение </text:span><text:span text:style-name="T3">2</text:span><text:span text:style-name="T2">. </text:span></text:p>
      <text:p text:style-name="P16">Сервисы и конфигурационный файл</text:p>
      <text:p text:style-name="P13"><text:span text:style-name="T2"/></text:p>
      <text:h text:style-name="P3" text:outline-level="1">config.ini</text:h>
      <text:p text:style-name="P4">[Parameters]<text:line-break/>model = OrganicScalesPro7.2<text:line-break/>type = Scales<text:line-break/>serial_number = OrgSc25-02<text:line-break/>url = https://smart-farm.kz:8502/api/v2/RawFeedings<text:line-break/>median_url = http://194.4.56.86:8501/api/weights<text:line-break/>array_url = https://smart-farm.kz:8502/v2/OneTimeWeighings<text:line-break/>arduino_port = /dev/ttyACM0<text:line-break/>debug = 1<text:line-break/>database = 1<text:line-break/><text:line-break/>[Calibration]<text:line-break/>calibration_mode = 0<text:line-break/>rfid_calibration_mode = 0<text:line-break/>taring_rfid = <text:line-break/>scaling_rfid = <text:line-break/>weight = 80<text:line-break/>offset = 16766507<text:line-break/>scale = -3358.285714285714<text:line-break/><text:line-break/>[DbId]<text:line-break/>id = 30<text:line-break/>version = 7.1<text:line-break/><text:line-break/>[Sprayer]<text:line-break/>function = 1 <text:line-break/>medicine_pin = 23<text:line-break/>paint_pin = 24<text:line-break/>post_url = https://smart-farm.kz:8502/api/v2/SprayingTaskResults<text:line-break/>l/min = 1<text:line-break/><text:line-break/>[RFID_Reader]<text:line-break/>reader_usb = 0<text:line-break/>reader_buzzer = 1<text:line-break/>reader_port = /dev/ttyUSB0<text:line-break/>reader_power = 1<text:line-break/>reader_timeout = 2<text:line-break/><text:line-break/>[Relay]<text:line-break/>sensor_pin = 17<text:line-break/><text:line-break/></text:p>
      <text:h text:style-name="P3" text:outline-level="1"><text:soft-page-break/>pcf.service</text:h>
      <text:p text:style-name="P4">[Unit]<text:line-break/>Description=PCF Service<text:line-break/>After=network.target<text:line-break/><text:line-break/>[Service]<text:line-break/>ExecStart=/home/pi/scales7.1/scales_submodule/vscales/bin/python /home/pi/scales7.1/scales_submodule/src/main_pcf.py<text:line-break/>WorkingDirectory=/home/pi/<text:line-break/>StandardOutput=inherit<text:line-break/>StandardError=inherit<text:line-break/>Restart=always<text:line-break/>RestartSec=10<text:line-break/>User=root<text:line-break/><text:line-break/>[Install]<text:line-break/>WantedBy=multi-user.target<text:line-break/>TimeoutStopSec=30</text:p>
      <text:h text:style-name="P3" text:outline-level="1">update_and_reboot.sh</text:h>
      <text:p text:style-name="P4">#!/bin/bash<text:line-break/># Git pull и перезагрука<text:line-break/># Перейти в нужную директорию<text:line-break/>cd /home/pi/scales7.1/scales_submodule/<text:line-break/><text:line-break/># Выполнить git pull<text:line-break/>git pull<text:line-break/>echo hi<text:line-break/># Перезагрузить систему<text:line-break/>sudo reboot now<text:line-break/><text:line-break/><text:line-break/><text:line-break/>#Чтобы установить сделайте следующее <text:line-break/>#crontab -e<text:line-break/>#Добавьте строку в cron <text:line-break/>#0 4 * * * /home/pi/scales7.1/scales_submodule/services/update_and_reboot.sh &gt;&gt; /home/pi/scales7.1/scales_submodule/services/update_and_reboot.log 2&gt;&amp;1<text:span text:style-name="T1"><text:line-break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2"><text:soft-page-break/><text:span text:style-name="T2">Приложение </text:span><text:span text:style-name="T3">3</text:span><text:span text:style-name="T2">. </text:span></text:p>
      <text:p text:style-name="P16">Основные модули проекта<text:line-break/></text:p>
      <text:h text:style-name="P3" text:outline-level="1">__gpio_simulator.py</text:h>
      <text:p text:style-name="P4">class MockGPIO:<text:line-break/> <text:s text:c="3"/>BCM = 'BCM'<text:line-break/> <text:s text:c="3"/>OUT = 'OUT'<text:line-break/> <text:s text:c="3"/>IN = 'IN'<text:line-break/> <text:s text:c="3"/>HIGH = 1<text:line-break/> <text:s text:c="3"/>LOW = 0<text:line-break/><text:line-break/> <text:s text:c="3"/>_pin_modes = {}<text:line-break/> <text:s text:c="3"/>_pin_states = {}<text:line-break/><text:line-break/> <text:s text:c="3"/>@classmethod<text:line-break/> <text:s text:c="3"/>def setmode(cls, mode):<text:line-break/> <text:s text:c="7"/>print(f"GPIO mode set to {mode}")<text:line-break/> <text:s text:c="3"/><text:line-break/> <text:s text:c="3"/>@classmethod<text:line-break/> <text:s text:c="3"/>def setwarnings(cls, flag):<text:line-break/> <text:s text:c="7"/>cls._warnings = flag<text:line-break/> <text:s text:c="7"/>print(f"GPIO warnings set to {'on' if flag else 'off'}")<text:line-break/><text:line-break/> <text:s text:c="3"/>@classmethod<text:line-break/> <text:s text:c="3"/>def setup(cls, pin, mode):<text:line-break/> <text:s text:c="7"/>if pin in cls._pin_modes and cls._warnings:<text:line-break/> <text:s text:c="11"/>print(f"Warning: Pin {pin} is being setup again.")<text:line-break/> <text:s text:c="7"/>cls._pin_modes[pin] = mode<text:line-break/> <text:s text:c="7"/>cls._pin_states[pin] = cls.LOW <text:s/># Default to LOW<text:line-break/> <text:s text:c="7"/>print(f"GPIO pin {pin} set up as {mode}")<text:line-break/> <text:s text:c="7"/><text:line-break/> <text:s text:c="3"/>@classmethod<text:line-break/> <text:s text:c="3"/>def output(cls, pin, state):<text:line-break/> <text:s text:c="7"/>if pin in cls._pin_modes and cls._pin_modes[pin] == cls.OUT:<text:line-break/> <text:s text:c="11"/>cls._pin_states[pin] = state<text:line-break/> <text:s text:c="11"/>print(f"GPIO pin {pin} output set to {'HIGH' if state == cls.HIGH else 'LOW'}")<text:line-break/> <text:s text:c="7"/>else:<text:line-break/> <text:s text:c="11"/>print(f"Error: Pin {pin} is not set as OUTPUT.")<text:line-break/><text:line-break/> <text:s text:c="3"/>@classmethod<text:line-break/> <text:s text:c="3"/>def input(cls, pin):<text:line-break/> <text:s text:c="7"/>if pin in cls._pin_modes and cls._pin_modes[pin] == cls.IN:<text:line-break/> <text:s text:c="11"/>return cls._pin_states[pin]<text:line-break/> <text:s text:c="7"/>else:<text:line-break/> <text:s text:c="11"/>print(f"Error: Pin {pin} is not set as INPUT.")<text:line-break/> <text:s text:c="11"/>return None<text:line-break/><text:line-break/> <text:s text:c="3"/>@classmethod<text:line-break/> <text:s text:c="3"/>def cleanup(cls):<text:line-break/> <text:s text:c="7"/>cls._pin_modes.clear()<text:line-break/><text:soft-page-break/> <text:s text:c="7"/>cls._pin_states.clear()<text:line-break/> <text:s text:c="7"/>print("GPIO cleanup completed.")<text:line-break/></text:p>
      <text:h text:style-name="P3" text:outline-level="1">_adc_data.py</text:h>
      <text:p text:style-name="P4">import serial<text:line-break/>from collections import Counter<text:line-break/>import statistics<text:line-break/><text:line-break/><text:line-break/>class ArduinoSerial:<text:line-break/> <text:s text:c="3"/>def __init__(self, port, baud_rate=9600, timeout = 1, window = 50):<text:line-break/> <text:s text:c="7"/>self.adc_arr = []<text:line-break/> <text:s text:c="7"/>self.calib_arr = []<text:line-break/> <text:s text:c="7"/>self.window = window<text:line-break/> <text:s text:c="7"/>self.calib_window = 50<text:line-break/> <text:s text:c="7"/>self.SCALE = 1<text:line-break/> <text:s text:c="7"/>self.OFFSET = 0<text:line-break/> <text:s text:c="7"/>self.timeout = timeout<text:line-break/> <text:s text:c="7"/>self.NOIZE = 0<text:line-break/> <text:s text:c="7"/>self.port = port<text:line-break/> <text:s text:c="7"/>self.baud_rate = baud_rate<text:line-break/> <text:s text:c="7"/>self.arduino = None <text:line-break/><text:line-break/><text:line-break/> <text:s text:c="3"/>def connect(self): <text:line-break/> <text:s text:c="7"/>self.arduino = serial.Serial(self.port, self.baud_rate, bytesize=serial.EIGHTBITS, timeout = self.timeout)<text:line-break/><text:line-break/><text:line-break/> <text:s text:c="3"/>def disconnect(self): <text:s/><text:line-break/> <text:s text:c="7"/>self.arduino.close()<text:line-break/><text:line-break/><text:line-break/> <text:s text:c="3"/>def set_arr(self, arr): <text:line-break/> <text:s text:c="7"/>self.adc_arr = arr<text:line-break/><text:line-break/><text:line-break/> <text:s text:c="3"/>def clean_arr(self):<text:line-break/> <text:s text:c="7"/>self.adc_arr = []<text:line-break/><text:line-break/><text:line-break/> <text:s text:c="3"/>def get_arr(self): <text:s/><text:line-break/> <text:s text:c="7"/>return self.adc_arr<text:line-break/><text:line-break/><text:line-break/> <text:s text:c="3"/>def read_data(self): <text:line-break/> <text:s text:c="7"/>if not self.arduino:<text:line-break/> <text:s text:c="11"/>raise ValueError(f'Arduino is not connected\n')<text:line-break/> <text:s text:c="7"/>try:<text:line-break/> <text:s text:c="11"/>self.arduino.write(b'\x02') <text:line-break/> <text:s text:c="11"/>response = self.arduino.read(4) <text:line-break/><text:soft-page-break/> <text:s text:c="11"/>return int.from_bytes(response, byteorder='big', signed=False) <text:line-break/> <text:s text:c="7"/>except serial.SerialTimeoutException as e:<text:line-break/> <text:s text:c="11"/>print(f'Timeout error: {e}')<text:line-break/><text:line-break/><text:line-break/> <text:s text:c="3"/>def set_scale(self, scale):<text:line-break/> <text:s text:c="7"/>self.SCALE = scale<text:line-break/><text:line-break/><text:line-break/> <text:s text:c="3"/>def set_offset(self, offset): <text:line-break/> <text:s text:c="7"/>self.OFFSET = offset<text:line-break/><text:line-break/><text:line-break/> <text:s text:c="3"/>def get_offset(self): <text:line-break/> <text:s text:c="7"/>return self.OFFSET<text:line-break/> <text:s text:c="3"/><text:line-break/> <text:s text:c="3"/><text:line-break/> <text:s text:c="3"/>def get_scale(self): <text:line-break/> <text:s text:c="7"/>return self.SCALE<text:line-break/><text:line-break/><text:line-break/> <text:s text:c="3"/>def get_measure(self): <text:s/><text:line-break/> <text:s text:c="7"/>adc_val = self.read_data() <text:s text:c="5"/><text:line-break/> <text:s text:c="7"/>adc_val = (adc_val-self.OFFSET)<text:line-break/> <text:s text:c="7"/>return round(adc_val/self.SCALE, 2)<text:line-break/> <text:s text:c="3"/><text:line-break/> <text:s text:c="3"/>def get_measure_2(self, samples: int = 10) -&gt; float:<text:line-break/> <text:s text:c="7"/>"""Возвращает финальный вес с учётом offset и scale."""<text:line-break/> <text:s text:c="7"/>raw = self.read_average(samples)<text:line-break/> <text:s text:c="7"/>return (raw - self.OFFSET) / self.SCALE<text:line-break/><text:line-break/><text:line-break/> <text:s text:c="3"/>def check_weight(self): <text:line-break/> <text:s text:c="7"/>adc_val = self.get_measure()<text:line-break/> <text:s text:c="7"/>if adc_val &lt; 20:<text:line-break/> <text:s text:c="11"/>return False<text:line-break/> <text:s text:c="7"/>return True<text:line-break/> <text:s text:c="3"/><text:line-break/><text:line-break/> <text:s text:c="3"/>def calc_mean(self): <text:s/><text:line-break/> <text:s text:c="7"/>adc_val = self.get_measure()<text:line-break/><text:line-break/> <text:s text:c="7"/>if len(self.adc_arr) == self.window:<text:line-break/> <text:s text:c="11"/>self.adc_arr.pop(0)<text:line-break/><text:line-break/> <text:s text:c="7"/>self.adc_arr.append(adc_val)<text:line-break/><text:line-break/> <text:s text:c="7"/>return statistics.median(self.adc_arr) <text:s/># Убираем влияние выбросов<text:line-break/><text:line-break/><text:line-break/> <text:s text:c="3"/>def common_filter(self): <text:line-break/> <text:s text:c="7"/>return Counter(self.get_arr()).most_common(1)[0][0]<text:line-break/><text:soft-page-break/> <text:s text:c="3"/><text:line-break/><text:line-break/> <text:s text:c="3"/>def tare(self, times=16): <text:s text:c="2"/><text:line-break/> <text:s text:c="7"/>sum = self.read_average(times)<text:line-break/> <text:s text:c="7"/>self.set_offset(sum)<text:line-break/> <text:s text:c="7"/>return sum/self.OFFSET<text:line-break/><text:line-break/><text:line-break/> <text:s text:c="3"/>def read_average(self, times=16):<text:line-break/><text:line-break/> <text:s text:c="7"/>sum = 0<text:line-break/> <text:s text:c="7"/>for i in range(times):<text:line-break/> <text:s text:c="11"/>sum += self.read_data()<text:line-break/> <text:s text:c="7"/>return sum / times<text:line-break/><text:line-break/><text:line-break/> <text:s text:c="3"/>def calib_read(self, times = 20): <text:line-break/> <text:s text:c="7"/>"""Use only in calibration"""<text:line-break/> <text:s text:c="7"/>self.calib_arr = []<text:line-break/> <text:s text:c="7"/>for i in range(5):<text:line-break/> <text:s text:c="11"/>self.read_data()<text:line-break/> <text:s text:c="11"/>self.set_arr([])<text:line-break/> <text:s text:c="7"/>for i in range(times):<text:line-break/> <text:s text:c="11"/>self.calib_arr.append(self.read_data())<text:line-break/> <text:s text:c="7"/>counter = Counter(self.calib_arr)<text:line-break/> <text:s text:c="7"/>most_common = counter.most_common(1)[0][0]<text:line-break/> <text:s text:c="7"/>return most_common<text:line-break/> <text:s text:c="3"/><text:line-break/><text:line-break/> <text:s text:c="3"/>def calib_read_mediana(self): <text:line-break/> <text:s text:c="7"/>"""Use only in calibration"""<text:line-break/> <text:s text:c="7"/>self.calib_arr = []<text:line-break/> <text:s text:c="7"/>for i in range(53):<text:line-break/> <text:s text:c="11"/>row_number = self.read_data()<text:line-break/> <text:s text:c="11"/>if len(self.calib_arr)==self.calib_window:<text:line-break/> <text:s text:c="15"/>self.calib_arr.pop(0)<text:line-break/> <text:s text:c="11"/>print(self.calib_arr)<text:line-break/> <text:s text:c="11"/>self.calib_arr.append(row_number)<text:line-break/> <text:s text:c="7"/>print('Finish')<text:line-break/> <text:s text:c="7"/>return round(statistics.median(self.calib_arr), 2)<text:line-break/> <text:s text:c="3"/><text:line-break/><text:line-break/> <text:s text:c="3"/>def calib_read_average(self): <text:line-break/> <text:s text:c="7"/>"""Use only in calibration"""<text:line-break/> <text:s text:c="7"/>self.calib_arr = []<text:line-break/> <text:s text:c="7"/>for i in range(100):<text:line-break/> <text:s text:c="11"/>row_number = self.read_data()<text:line-break/> <text:s text:c="11"/>if len(self.calib_arr)==self.calib_window:<text:line-break/> <text:s text:c="15"/>self.calib_arr.pop(0)<text:line-break/> <text:s text:c="11"/>self.calib_arr.append(row_number)<text:line-break/> <text:s text:c="7"/>print('Finish')<text:line-break/> <text:s text:c="7"/>return round(sum(self.calib_arr) / len(self.calib_arr),2)<text:line-break/><text:soft-page-break/><text:line-break/><text:line-break/> <text:s text:c="3"/>def get_weight(self, times=16): <text:s text:c="2"/><text:line-break/> <text:s text:c="7"/>value = (self.read_average(times) - self.OFFSET)<text:line-break/> <text:s text:c="7"/>weight = (value / self.SCALE)<text:line-break/> <text:s text:c="7"/>return weight<text:line-break/> <text:s text:c="3"/><text:line-break/> <text:s text:c="3"/>def read_raw(self) -&gt; int:<text:line-break/> <text:s text:c="7"/>"""Читает одно значение из Arduino (4 байта, big-endian)."""<text:line-break/> <text:s text:c="7"/>assert self.arduino, "Arduino не подключена"<text:line-break/> <text:s text:c="7"/>self.arduino.write(b'\x02')<text:line-break/> <text:s text:c="7"/>data = self.arduino.read(4)<text:line-break/> <text:s text:c="7"/>return int.from_bytes(data, byteorder='big', signed=False)</text:p>
      <text:h text:style-name="P3" text:outline-level="1">_chafon_rfid_lib.py</text:h>
      <text:p text:style-name="P4">import time<text:line-break/>from loguru import logger<text:line-break/>from _config_manager import ConfigManager<text:line-break/>import serial<text:line-break/>from serial.tools import list_ports<text:line-break/><text:line-break/>from chafon_rfid.base import CommandRunner, ReaderCommand, ReaderInfoFrame, ReaderResponseFrame, ReaderType<text:line-break/>from chafon_rfid.command import (CF_GET_READER_INFO, CF_SET_BUZZER_ENABLED, CF_SET_RF_POWER)<text:line-break/>from chafon_rfid.response import G2_TAG_INVENTORY_STATUS_MORE_FRAMES<text:line-break/>from chafon_rfid.transport_serial import SerialTransport<text:line-break/>from chafon_rfid.uhfreader288m import G2InventoryCommand, G2InventoryResponseFrame<text:line-break/><text:line-break/>class RFIDReader:<text:line-break/> <text:s text:c="3"/>def __init__(self):<text:line-break/> <text:s text:c="7"/>self.config_manager = ConfigManager()<text:line-break/> <text:s text:c="7"/>self.reader_port = self.config_manager.get_setting("RFID_Reader", "reader_port")<text:line-break/> <text:s text:c="7"/>if self.reader_port == "Отсутствует":<text:line-break/> <text:s text:c="11"/>self.reader_port = None<text:line-break/> <text:s text:c="7"/>initial_power = int(self.config_manager.get_setting("RFID_Reader", "reader_power"))<text:line-break/> <text:s text:c="7"/>self.reader_power = self.closest_number(initial_power)<text:line-break/> <text:s text:c="7"/>self.reader_timeout = int(self.config_manager.get_setting("RFID_Reader", "reader_timeout"))<text:line-break/> <text:s text:c="7"/>self.reader_buzzer = int(self.config_manager.get_setting("RFID_Reader", "reader_buzzer"))<text:line-break/><text:line-break/> <text:s text:c="7"/>self.inventory_cmd = G2InventoryCommand(q_value=4, antenna=0x80)<text:line-break/> <text:s text:c="7"/>self.frame_type = G2InventoryResponseFrame<text:line-break/><text:line-break/><text:line-break/> <text:s text:c="3"/>def closest_number(self, power):<text:line-break/> <text:s text:c="7"/>numbers = [1, 3, 5, 7, 10, 15, 20, 26]<text:line-break/> <text:s text:c="7"/>if power &lt; min(numbers):<text:line-break/> <text:s text:c="11"/>return min(numbers)<text:line-break/> <text:s text:c="7"/>return min(numbers, key=lambda x: abs(x - power))<text:line-break/><text:line-break/><text:line-break/> <text:s text:c="3"/>def find_rfid_reader(self):<text:line-break/><text:soft-page-break/> <text:s text:c="7"/>ports = list(list_ports.comports())<text:line-break/> <text:s text:c="7"/>for port in ports:<text:line-break/> <text:s text:c="11"/>try:<text:line-break/> <text:s text:c="15"/>transport = SerialTransport(device=port.device)<text:line-break/> <text:s text:c="15"/>runner = CommandRunner(transport)<text:line-break/> <text:s text:c="15"/>get_reader_info_cmd = ReaderCommand(CF_GET_READER_INFO)<text:line-break/> <text:s text:c="15"/><text:line-break/> <text:s text:c="15"/>response = runner.run(get_reader_info_cmd)<text:line-break/> <text:s text:c="15"/>reader_info = ReaderInfoFrame(response)<text:line-break/> <text:s text:c="15"/><text:line-break/> <text:s text:c="15"/>if reader_info.type: <text:s/><text:line-break/> <text:s text:c="19"/>self.config_manager.update_setting("RFID_Reader", "reader_port", port.device)<text:line-break/> <text:s text:c="19"/>return port.device<text:line-break/> <text:s text:c="19"/><text:line-break/> <text:s text:c="11"/>except (OSError, serial.SerialException, ValueError):<text:line-break/> <text:s text:c="15"/>pass<text:line-break/> <text:s text:c="7"/><text:line-break/> <text:s text:c="7"/>self.config_manager.update_setting("RFID_Reader", "reader_port", "Отсутствует")<text:line-break/> <text:s text:c="7"/>return None<text:line-break/><text:line-break/><text:line-break/> <text:s text:c="3"/>def _get_reader_type(self):<text:line-break/> <text:s text:c="7"/>get_reader_info = ReaderCommand(CF_GET_READER_INFO)<text:line-break/> <text:s text:c="7"/>self.transport = SerialTransport(device=self.reader_port)<text:line-break/> <text:s text:c="7"/>self.runner = CommandRunner(self.transport)<text:line-break/> <text:s text:c="7"/>reader_info = ReaderInfoFrame(self.runner.run(get_reader_info))<text:line-break/> <text:s text:c="7"/>return reader_info.type<text:line-break/><text:line-break/> <text:s text:c="3"/>def _run_command(self, command):<text:line-break/> <text:s text:c="7"/>self.transport.write(command.serialize())<text:line-break/> <text:s text:c="7"/>status = ReaderResponseFrame(self.transport.read_frame()).result_status<text:line-break/> <text:s text:c="7"/>return status<text:line-break/><text:line-break/> <text:s text:c="3"/>def _set_power(self):<text:line-break/> <text:s text:c="7"/>return self._run_command(ReaderCommand(CF_SET_RF_POWER, data=[self.reader_power]))<text:line-break/><text:line-break/> <text:s text:c="3"/>def _set_buzzer_enabled(self):<text:line-break/> <text:s text:c="7"/>return self._run_command(ReaderCommand(CF_SET_BUZZER_ENABLED, data=[self.reader_buzzer and 1 or 0]))<text:line-break/><text:line-break/> <text:s text:c="3"/>def connect(self):<text:line-break/> <text:s text:c="7"/>tag_id = None<text:line-break/><text:line-break/> <text:s text:c="7"/>try:<text:line-break/> <text:s text:c="11"/>reader_type = self._get_reader_type()<text:line-break/> <text:s text:c="11"/>if reader_type in (ReaderType.UHFReader86, ReaderType.UHFReader86_1):<text:line-break/> <text:s text:c="15"/>get_inventory_cmd = G2InventoryCommand(q_value=4, antenna=0x80)<text:line-break/> <text:s text:c="15"/>frame_type = G2InventoryResponseFrame<text:line-break/> <text:s text:c="15"/>self._set_power()<text:line-break/> <text:s text:c="15"/>self._set_buzzer_enabled()<text:line-break/> <text:s text:c="11"/>else:<text:line-break/><text:soft-page-break/> <text:s text:c="15"/>#logger.error(f'Unsupported reader type: {reader_type}')<text:line-break/> <text:s text:c="15"/>return None<text:line-break/> <text:s text:c="7"/>except ValueError as e:<text:line-break/> <text:s text:c="11"/>#logger.error(f'Unknown reader type: {e}')<text:line-break/> <text:s text:c="11"/>return None<text:line-break/><text:line-break/> <text:s text:c="7"/>start_time = time.time()<text:line-break/> <text:s text:c="7"/>while tag_id is None:<text:line-break/> <text:s text:c="11"/>try:<text:line-break/> <text:s text:c="15"/>self.transport.write(get_inventory_cmd.serialize())<text:line-break/> <text:s text:c="15"/>inventory_status = None<text:line-break/> <text:s text:c="15"/>while inventory_status is None or inventory_status == G2_TAG_INVENTORY_STATUS_MORE_FRAMES:<text:line-break/> <text:s text:c="19"/>if time.time() - start_time &gt; self.reader_timeout:<text:line-break/> <text:s text:c="23"/>logger.info("Timeout reached, stopping tag reading.")<text:line-break/> <text:s text:c="23"/>return None<text:line-break/> <text:s text:c="19"/>resp = frame_type(self.transport.read_frame())<text:line-break/> <text:s text:c="19"/>inventory_status = resp.result_status<text:line-break/> <text:s text:c="19"/>tags_generator = resp.get_tag()<text:line-break/> <text:s text:c="19"/>try:<text:line-break/> <text:s text:c="23"/>first_tag = next(tags_generator, None)<text:line-break/> <text:s text:c="23"/>if first_tag:<text:line-break/> <text:s text:c="27"/>tag_id = first_tag.epc.hex()<text:line-break/> <text:s text:c="27"/>break<text:line-break/> <text:s text:c="19"/>except StopIteration:<text:line-break/> <text:s text:c="23"/>continue<text:line-break/> <text:s text:c="11"/>except KeyboardInterrupt:<text:line-break/> <text:s text:c="15"/>logger.error("Operation cancelled by user.")<text:line-break/> <text:s text:c="15"/>break<text:line-break/> <text:s text:c="11"/>except Exception as e:<text:line-break/> <text:s text:c="15"/>logger.error(f'Error: {e}')<text:line-break/> <text:s text:c="15"/>continue<text:line-break/><text:line-break/> <text:s text:c="7"/>self.transport.close()<text:line-break/> <text:s text:c="7"/>return tag_id if tag_id else None<text:line-break/> <text:s text:c="7"/><text:line-break/><text:line-break/> <text:s text:c="3"/>def open(self, timeout: float = 0.1):<text:line-break/> <text:s text:c="7"/>"""<text:line-break/> <text:s text:c="7"/>Открывает соединение и настраивает ридер (мощность, бузер).<text:line-break/> <text:s text:c="7"/>timeout задаёт значение таймаута для SerialTransport.<text:line-break/> <text:s text:c="7"/>"""<text:line-break/> <text:s text:c="7"/>if not self.reader_port:<text:line-break/> <text:s text:c="11"/>raise ValueError("RFID reader port not set. Call find_rfid_reader() first.")<text:line-break/> <text:s text:c="7"/>self.transport = SerialTransport(device=self.reader_port, timeout=timeout)<text:line-break/> <text:s text:c="7"/>self.runner = CommandRunner(self.transport)<text:line-break/> <text:s text:c="7"/># Disable buzzer if not needed<text:line-break/> <text:s text:c="7"/>self._run_command(ReaderCommand(CF_SET_RF_POWER, data=[self.reader_power]))<text:line-break/> <text:s text:c="7"/>self._run_command(ReaderCommand(CF_SET_BUZZER_ENABLED, data=[1 if self.reader_buzzer else 0]))<text:line-break/><text:line-break/> <text:s text:c="3"/>def read_tag(self, timeout: float = None) -&gt; str:<text:line-break/><text:soft-page-break/> <text:s text:c="7"/>"""<text:line-break/> <text:s text:c="7"/>Выполняет одну попытку чтения метки. Если timeout указан, ждёт до таймаута.<text:line-break/> <text:s text:c="7"/>Возвращает EPC-hex или None.<text:line-break/> <text:s text:c="7"/>"""<text:line-break/> <text:s text:c="7"/>if not self.transport or not self.runner:<text:line-break/> <text:s text:c="11"/>raise RuntimeError("Transport not open. Call open() before read_tag().")<text:line-break/><text:line-break/> <text:s text:c="7"/># Get reader type and setup if needed<text:line-break/> <text:s text:c="7"/>reader_info = ReaderInfoFrame(self.runner.run(ReaderCommand(CF_GET_READER_INFO)))<text:line-break/> <text:s text:c="7"/>if reader_info.type not in (ReaderType.UHFReader86, ReaderType.UHFReader86_1):<text:line-break/> <text:s text:c="11"/>return None<text:line-break/><text:line-break/> <text:s text:c="7"/>start = time.time()<text:line-break/> <text:s text:c="7"/># Отправляем инвентаризационную команду<text:line-break/> <text:s text:c="7"/>self.transport.write(self.inventory_cmd.serialize())<text:line-break/> <text:s text:c="7"/>while True:<text:line-break/> <text:s text:c="11"/># Проверяем таймаут<text:line-break/> <text:s text:c="11"/>if timeout and (time.time() - start) &gt; timeout:<text:line-break/> <text:s text:c="15"/>logger.debug("RFID read timeout")<text:line-break/> <text:s text:c="15"/>return None<text:line-break/> <text:s text:c="11"/># Читаем фрейм и проверяем<text:line-break/> <text:s text:c="11"/>frame = self.transport.read_frame()<text:line-break/> <text:s text:c="11"/>resp = self.frame_type(frame)<text:line-break/> <text:s text:c="11"/>if resp.result_status != G2_TAG_INVENTORY_STATUS_MORE_FRAMES:<text:line-break/> <text:s text:c="15"/>for tag in resp.get_tag():<text:line-break/> <text:s text:c="19"/>return tag.epc.hex()<text:line-break/> <text:s text:c="11"/># Продолжаем, если ещё кадры<text:line-break/><text:line-break/> <text:s text:c="3"/>def close(self):<text:line-break/> <text:s text:c="7"/>"""<text:line-break/> <text:s text:c="7"/>Закрывает соединение с портом.<text:line-break/> <text:s text:c="7"/>"""<text:line-break/> <text:s text:c="7"/>if self.transport:<text:line-break/> <text:s text:c="11"/>self.transport.close()<text:line-break/> <text:s text:c="11"/>self.transport = None<text:line-break/> <text:s text:c="11"/>self.runner = None<text:line-break/><text:line-break/> <text:s text:c="3"/>def _run_command(self, command: ReaderCommand) -&gt; int:<text:line-break/> <text:s text:c="7"/>"""<text:line-break/> <text:s text:c="7"/>Вспомогательная функция для отправки одиночных команд.<text:line-break/> <text:s text:c="7"/>"""<text:line-break/> <text:s text:c="7"/>self.transport.write(command.serialize())<text:line-break/> <text:s text:c="7"/>status = ReaderResponseFrame(self.transport.read_frame()).result_status<text:line-break/> <text:s text:c="7"/>return status</text:p>
      <text:h text:style-name="P3" text:outline-level="1">_config_manager.py</text:h>
      <text:p text:style-name="P4">import configparser<text:line-break/>import os<text:line-break/>from pathlib import Path<text:line-break/>from loguru import logger<text:line-break/>#from _headers import CONFIG_FILE_PATH<text:line-break/><text:soft-page-break/>SRC_DIR = Path(__file__).resolve().parent<text:line-break/>CONFIG_FILE_PATH = SRC_DIR / 'config.ini'<text:line-break/><text:line-break/>class ConfigManager:<text:line-break/> <text:s text:c="3"/>def __init__(self, path=CONFIG_FILE_PATH):<text:line-break/> <text:s text:c="7"/>self.path = path<text:line-break/> <text:s text:c="7"/>if not self.path.exists():<text:line-break/> <text:s text:c="11"/>self.create_config()<text:line-break/><text:line-break/> <text:s text:c="3"/>def create_config(self):<text:line-break/> <text:s text:c="7"/>try:<text:line-break/> <text:s text:c="11"/>config = configparser.ConfigParser()<text:line-break/> <text:s text:c="11"/>config.add_section("Parameters")<text:line-break/> <text:s text:c="11"/>config.add_section("Calibration")<text:line-break/> <text:s text:c="11"/>config.add_section("DbId")<text:line-break/> <text:s text:c="11"/>config.add_section("Sprayer")<text:line-break/> <text:s text:c="11"/>config.add_section("RFID_Reader")<text:line-break/> <text:s text:c="11"/>config.add_section("Relay")<text:line-break/><text:line-break/> <text:s text:c="11"/>config.set("Parameters", "model", "feeder_model_1") <text:s text:c="3"/><text:line-break/> <text:s text:c="11"/>config.set("Parameters", "type", "Feeder") <text:line-break/> <text:s text:c="11"/>config.set("Parameters", "serial_number", "feeder0423v21-1") <text:line-break/> <text:s text:c="11"/>config.set("Parameters", "url", "https://smart-farm.kz:8502/api/v2/RawFeedings") <text:line-break/> <text:s text:c="11"/>config.set("Parameters", "median_url", "http://194.4.56.86:8501/api/weights") <text:line-break/> <text:s text:c="11"/>config.set("Parameters", "array_url", "https://smart-farm.kz:8502/v2/OneTimeWeighings") <text:line-break/> <text:s text:c="11"/>config.set("Parameters", "arduino_port", "dev/ttyUSB0") <text:line-break/> <text:s text:c="11"/>config.set("Parameters", "debug", "1")<text:line-break/> <text:s text:c="11"/>config.set("Parameters", "database", "0")<text:line-break/> <text:s text:c="11"/><text:line-break/> <text:s text:c="11"/>config.set("Calibration", "calibration_mode", "0") <text:line-break/> <text:s text:c="11"/>config.set("Calibration", "taring_rfid", "") <text:s text:c="3"/><text:line-break/> <text:s text:c="11"/>config.set("Calibration", "scaling_rfid", "") <text:s text:c="3"/><text:line-break/> <text:s text:c="11"/>config.set("Calibration", "weight", "80") <text:s text:c="3"/><text:line-break/> <text:s text:c="11"/>config.set("Calibration", "offset", "16766507") <text:s text:c="3"/><text:line-break/> <text:s text:c="11"/>config.set("Calibration", "scale", "-3358.285714285714")<text:line-break/><text:line-break/> <text:s text:c="11"/>config.set("DbId", "id", "0") <text:line-break/> <text:s text:c="11"/>config.set("DbId", "version", "7.1") <text:s text:c="3"/><text:line-break/><text:line-break/> <text:s text:c="11"/>config.set("Sprayer", "function", "on") <text:line-break/> <text:s text:c="11"/>config.set("Sprayer", "medicine_pin", "18") <text:s text:c="3"/><text:line-break/> <text:s text:c="11"/>config.set("Sprayer", "paint_pin", "23") <text:s text:c="3"/><text:line-break/> <text:s text:c="11"/>config.set("Sprayer", "post_url", "https://smart-farm.kz:8502/api/v2/SprayingTaskResults") <text:s text:c="3"/><text:line-break/> <text:s text:c="11"/>config.set("Sprayer", "l/min", "0.15") <text:s text:c="3"/><text:line-break/><text:line-break/> <text:s text:c="11"/>config.set("RFID_Reader", "reader_usb", "0")<text:line-break/> <text:s text:c="11"/>config.set("RFID_Reader", "reader_port", "/dev/ttyUSB0")<text:line-break/> <text:s text:c="11"/>config.set("RFID_Reader", "reader_power", "26")<text:line-break/> <text:s text:c="11"/>config.set("RFID_Reader", "reader_timeout", "2")<text:line-break/> <text:s text:c="11"/>config.set("RFID_Reader", "reader_buzzer", "1")<text:line-break/><text:line-break/> <text:s text:c="11"/>config.set("Relay", "sensor_pin", "17")<text:line-break/><text:soft-page-break/><text:line-break/> <text:s text:c="11"/>with open(self.path, "w") as config_file:<text:line-break/> <text:s text:c="15"/>config.write(config_file)<text:line-break/><text:line-break/> <text:s text:c="7"/>except ValueError as e:<text:line-break/> <text:s text:c="11"/>logger.error(f'ConfigManager, create_config method error: {e}')<text:line-break/><text:line-break/> <text:s text:c="3"/>def get_config(self):<text:line-break/> <text:s text:c="7"/>try:<text:line-break/> <text:s text:c="11"/>config = configparser.ConfigParser()<text:line-break/> <text:s text:c="11"/>config.read(self.path)<text:line-break/> <text:s text:c="11"/>return config<text:line-break/> <text:s text:c="7"/>except ValueError as e:<text:line-break/> <text:s text:c="11"/>logger.error(f'ConfigManager, get_config method error: {e}')<text:line-break/><text:line-break/> <text:s text:c="3"/>def get_setting(self, section, setting):<text:line-break/> <text:s text:c="7"/>try:<text:line-break/> <text:s text:c="11"/>config = self.get_config()<text:line-break/> <text:s text:c="11"/>value = config.get(section, setting)<text:line-break/> <text:s text:c="11"/>return value<text:line-break/> <text:s text:c="7"/>except ValueError as e:<text:line-break/> <text:s text:c="11"/>logger.error(f'ConfigManager, get_setting method error: {e}')<text:line-break/><text:line-break/> <text:s text:c="3"/>def update_setting(self, section, setting, value):<text:line-break/> <text:s text:c="7"/>try:<text:line-break/> <text:s text:c="11"/>config = self.get_config()<text:line-break/> <text:s text:c="11"/>config.set(section, setting, str(value))<text:line-break/> <text:s text:c="11"/>with open(self.path, "w") as config_file:<text:line-break/> <text:s text:c="15"/>config.write(config_file)<text:line-break/> <text:s text:c="7"/>except ValueError as e:<text:line-break/> <text:s text:c="11"/>logger.error(f'ConfigManager, update_setting method error: {e}')<text:line-break/></text:p>
      <text:h text:style-name="P3" text:outline-level="1">_glb_val.py</text:h>
      <text:p text:style-name="P4">from _config_manager import ConfigManager<text:line-break/><text:line-break/><text:line-break/>config_manager = ConfigManager()<text:line-break/><text:line-break/>DEBUG = int(config_manager.get_setting("Parameters", "debug"))<text:line-break/><text:line-break/>SQL_ON = int(config_manager.get_setting("Parameters", "database"))<text:line-break/><text:line-break/>EQUIPMENT_TYPE = config_manager.get_setting("Parameters", "type")<text:line-break/>SERIAL_NUMBER = config_manager.get_setting("Parameters", "serial_number")<text:line-break/><text:line-break/>URL = config_manager.get_setting("Parameters", "url")<text:line-break/>HEADERS = {'Content-type': 'application/json'}<text:line-break/><text:line-break/>INTERNET_CHECK_INTERVAL = 300<text:line-break/><text:line-break/>PRESET_VALUE = 0xFFFF<text:line-break/><text:soft-page-break/>POLYNOMIAL = 0x8408<text:line-break/>TCP_IP = '192.168.1.250' <text:s/><text:line-break/>TCP_PORT = 60000 <text:s text:c="9"/><text:line-break/>BUFFER_SIZE = 1024<text:line-break/><text:line-break/>TYPE_SCALES = config_manager.get_setting("Parameters", "serial_number") # Забираем серийный номер из config.ini<text:line-break/>PORT = config_manager.get_setting("Parameters", "arduino_port")<text:line-break/>SPRAYER = True if int(config_manager.get_setting("Sprayer", "function")) == 1 else False<text:line-break/><text:line-break/><text:line-break/>ARDUINO_PORT = config_manager.get_setting("Parameters", "arduino_port") <text:line-break/>if ARDUINO_PORT == "Отсутствует":<text:line-break/> <text:s text:c="3"/>ARDUINO_PORT == None<text:line-break/><text:line-break/>CALIBRATION_MODE = int(config_manager.get_setting("Calibration", "calibration_mode"))<text:line-break/>RFID_CABLIBRATION_MODE = int(config_manager.get_setting("Calibration", "rfid_calibration_mode"))<text:line-break/>CALIBRATION_TARING_RFID = config_manager.get_setting("Calibration", "taring_rfid")<text:line-break/>CALIBRATION_SCALE_RFID = config_manager.get_setting("Calibration", "scaling_rfid")<text:line-break/>CALIBRATION_WEIGHT = float(config_manager.get_setting("Calibration", "weight"))<text:line-break/>RELAY_PIN = int(config_manager.get_setting("Relay", "sensor_pin"))<text:line-break/>RFID_TIMEOUT = float(config_manager.get_setting("RFID_Reader", "reader_timeout"))<text:line-break/><text:line-break/>RFID_READER_USB = int(config_manager.get_setting("RFID_Reader", "reader_usb"))<text:line-break/><text:line-break/>def closest_number(n):<text:line-break/> <text:s text:c="3"/>numbers = [1, 3, 5, 7, 10, 15, 20, 26]<text:line-break/> <text:s text:c="3"/>if n &lt; min(numbers):<text:line-break/> <text:s text:c="7"/>return min(numbers)<text:line-break/> <text:s text:c="3"/>return min(numbers, key=lambda x: abs(x - n))<text:line-break/>initial_power = int(config_manager.get_setting("RFID_Reader", "reader_power"))<text:line-break/>power_key = closest_number(initial_power)<text:line-break/><text:line-break/>SET_POWER_MESSAGES = {1:[0x53, 0x57, 0x00, 0x25, 0xFF, 0x21, 0xC3, 0x55, 0x02, 0x01, 0x00, 0x00, 0x01, 0x01, 0x04, 0x4E, 0x00, 0x00, 0x00, 0x00, 0x01, 0x00, 0x00, 0x1E, 0x0A, 0x0F, 0x00, 0x00, 0x00, 0x00, 0x00, 0x00, 0x00, 0x00, 0x00, 0x00, 0x00, 0x00, 0x00, 0x00, 0x6A],<text:line-break/>3:[0x53, 0x57, 0x00, 0x25, 0xFF, 0x21, 0xC3, 0x55, 0x02, 0x01, 0x00, 0x00, 0x03, 0x01, 0x04, 0x4E, 0x00, 0x00, 0x00, 0x00, 0x01, 0x00, 0x00, 0x1E, 0x0A, 0x0F, 0x00, 0x00, 0x00, 0x00, 0x00, 0x00, 0x00, 0x00, 0x00, 0x00, 0x00, 0x00, 0x00, 0x00, 0x68],<text:line-break/>5:[0x53, 0x57, 0x00, 0x25, 0xFF, 0x21, 0xC3, 0x55, 0x02, 0x01, 0x00, 0x00, 0x05, 0x01, 0x04, 0x4E, 0x00, 0x00, 0x00, 0x00, 0x01, 0x00, 0x00, 0x1E, 0x0A, 0x0F, 0x00, 0x00, 0x00, 0x00, 0x00, 0x00, 0x00, 0x00, 0x00, 0x00, 0x00, 0x00, 0x00, 0x00, 0x66],<text:line-break/>7:[0x53, 0x57, 0x00, 0x25, 0xFF, 0x21, 0xC3, 0x55, 0x02, 0x01, 0x00, 0x00, 0x07, 0x01, 0x04, 0x4E, 0x00, 0x00, 0x00, 0x00, 0x01, 0x00, 0x00, 0x1E, 0x0A, 0x0F, 0x00, 0x00, 0x00, 0x00, 0x00, 0x00, 0x00, 0x00, 0x00, 0x00, 0x00, 0x00, 0x00, 0x00, 0x64],<text:line-break/>10:[0x53, 0x57, 0x00, 0x25, 0xFF, 0x21, 0xC3, 0x55, 0x02, 0x01, 0x00, 0x00, 0x0A, 0x01, 0x04, 0x4E, 0x00, 0x00, 0x00, 0x00, 0x01, 0x00, 0x00, 0x1E, 0x0A, 0x0F, 0x00, 0x00, 0x00, 0x00, 0x00, 0x00, 0x00, 0x00, 0x00, 0x00, 0x00, 0x00, 0x00, 0x00, 0x61],<text:line-break/>15:[0x53, 0x57, 0x00, 0x25, 0xFF, 0x21, 0xC3, 0x55, 0x02, 0x01, 0x00, 0x00, 0x0F, 0x01, 0x04, 0x4E, 0x00, 0x00, 0x00, 0x01, 0x00, 0x00, 0x00, 0x1E, 0x0A, 0x0F, 0x00, 0x00, 0x00, 0x00, <text:soft-page-break/>0x00, 0x00, 0x00, 0x00, 0x00, 0x00, 0x00, 0x00, 0x00, 0x00, 0x5C],<text:line-break/>20:[0x53, 0x57, 0x00, 0x25, 0xFF, 0x21, 0xC3, 0x55, 0x02, 0x01, 0x00, 0x00, 0x14, 0x01, 0x04, 0x4E, 0x00, 0x00, 0x00, 0x00, 0x01, 0x00, 0x00, 0x1E, 0x0A, 0x0F, 0x00, 0x00, 0x00, 0x00, 0x00, 0x00, 0x00, 0x00, 0x00, 0x00, 0x00, 0x00, 0x00, 0x00, 0x57],<text:line-break/>26:[0x53, 0x57, 0x00, 0x25, 0xFF, 0x21, 0xC3, 0x55, 0x02, 0x01, 0x00, 0x00, 0x1A, 0x01, 0x04, 0x4E, 0x00, 0x00, 0x00, 0x00, 0x01, 0x00, 0x00, 0x1E, 0x0A, 0x0F, 0x00, 0x00, 0x00, 0x00, 0x00, 0x00, 0x00, 0x00, 0x00, 0x00, 0x00, 0x00, 0x00, 0x00, 0x51]}<text:line-break/><text:line-break/>RFID_READER_POWER = SET_POWER_MESSAGES.get(power_key)<text:line-break/><text:line-break/></text:p>
      <text:h text:style-name="P3" text:outline-level="1">_headers.py</text:h>
      <text:p text:style-name="P4">import sys<text:line-break/>import subprocess<text:line-break/>import pkg_resources<text:line-break/>from pkg_resources import DistributionNotFound, VersionConflict<text:line-break/><text:line-break/><text:line-break/>def should_install_requirement(requirement) -&gt; str:<text:line-break/> <text:s text:c="3"/>should_install = False<text:line-break/> <text:s text:c="3"/>try:<text:line-break/> <text:s text:c="7"/>pkg_resources.require(requirement)<text:line-break/> <text:s text:c="3"/>except (DistributionNotFound, VersionConflict):<text:line-break/> <text:s text:c="7"/>should_install = True<text:line-break/> <text:s text:c="3"/>return should_install<text:line-break/><text:line-break/><text:line-break/>def install_packages(requirement_list) -&gt; list:<text:line-break/> <text:s text:c="3"/>try:<text:line-break/> <text:s text:c="7"/>requirements = [<text:line-break/> <text:s text:c="11"/>requirement<text:line-break/> <text:s text:c="11"/>for requirement in requirement_list<text:line-break/> <text:s text:c="11"/>if should_install_requirement(requirement)<text:line-break/> <text:s text:c="7"/>]<text:line-break/> <text:s text:c="7"/>if len(requirements) &gt; 0:<text:line-break/> <text:s text:c="11"/>subprocess.check_call([sys.executable, "-m", "pip", "install", *requirements])<text:line-break/> <text:s text:c="7"/>else:<text:line-break/> <text:s text:c="11"/>from loguru import logger<text:line-break/> <text:s text:c="11"/>logger.info("Requirements already satisfied (info).")<text:line-break/> <text:s text:c="3"/>except Exception as e:<text:line-break/> <text:s text:c="7"/>print(e)<text:line-break/><text:line-break/><text:line-break/><text:line-break/><text:line-break/><text:line-break/></text:p>
      <text:h text:style-name="P3" text:outline-level="1"><text:soft-page-break/>_lib_pcf.py</text:h>
      <text:p text:style-name="P4">#!/usr/bin/python3<text:line-break/><text:line-break/>"""File containing all working functions and algorithms for determining the weight of the animal and spraying.<text:line-break/>Author: Aidar Alimbayev and Suieubayev Maxat<text:line-break/>Contact: maxat.suieubayev@gmail.com<text:line-break/>Number: +7 775 818 48 43"""<text:line-break/><text:line-break/>from datetime import datetime<text:line-break/>import json<text:line-break/>import requests<text:line-break/>import socket<text:line-break/>import binascii<text:line-break/>import timeit<text:line-break/>import statistics<text:line-break/>import time<text:line-break/>from collections import Counter<text:line-break/>from loguru import logger<text:line-break/>import _values_class as value_data<text:line-break/>import _adc_data as ADC<text:line-break/>from _chafon_rfid_lib import RFIDReader<text:line-break/>try:<text:line-break/> <text:s text:c="3"/>import RPi.GPIO as GPIO<text:line-break/>except RuntimeError:<text:line-break/> <text:s text:c="3"/>from __gpio_simulator import MockGPIO as GPIO<text:line-break/><text:line-break/>from _sql_database import SqlDatabase<text:line-break/><text:line-break/>from _config_manager import ConfigManager<text:line-break/>from _sprayer import Sprayer<text:line-break/>from _glb_val import *<text:line-break/>import select<text:line-break/><text:line-break/>config_manager = ConfigManager()<text:line-break/><text:line-break/>def start_obj():<text:line-break/> <text:s text:c="3"/>try:<text:line-break/> <text:s text:c="7"/>obj = ADC.ArduinoSerial(PORT)<text:line-break/> <text:s text:c="7"/>obj.connect()<text:line-break/> <text:s text:c="7"/>offset, scale = float(config_manager.get_setting("Calibration", "offset")), float(config_manager.get_setting("Calibration", "scale"))<text:line-break/> <text:s text:c="7"/>obj.set_offset(offset)<text:line-break/> <text:s text:c="7"/>obj.set_scale(scale)<text:line-break/> <text:s text:c="7"/>time.sleep(1)<text:line-break/> <text:s text:c="7"/>return obj<text:line-break/> <text:s text:c="3"/>except Exception as e:<text:line-break/> <text:s text:c="7"/>logger.error(f'Error connecting: {e}')<text:line-break/><text:line-break/><text:line-break/>def start_filter(obj):<text:line-break/> <text:s text:c="3"/>try:<text:line-break/><text:soft-page-break/> <text:s text:c="7"/>for i in range(5):<text:line-break/> <text:s text:c="11"/>obj.calc_mean()<text:line-break/> <text:s text:c="11"/>obj.set_arr([])<text:line-break/> <text:s text:c="3"/>except Exception as e:<text:line-break/> <text:s text:c="7"/>logger.error(f'start filter function Error: {e}')<text:line-break/><text:line-break/><text:line-break/>def _set_power_RFID_ethernet():<text:line-break/> <text:s text:c="3"/>try:<text:line-break/> <text:s text:c="7"/>logger.info(f"Start configure antenna power")<text:line-break/> <text:s text:c="7"/>s = socket.socket(socket.AF_INET, socket.SOCK_STREAM)<text:line-break/> <text:s text:c="7"/>s.connect((TCP_IP, TCP_PORT))<text:line-break/> <text:s text:c="7"/>s.send(bytearray(RFID_READER_POWER))<text:line-break/> <text:s text:c="7"/>data = s.recv(BUFFER_SIZE)<text:line-break/> <text:s text:c="7"/>recieved_data = str(binascii.hexlify(data))<text:line-break/> <text:s text:c="7"/>check_code = "b'4354000400210143'"<text:line-break/> <text:s text:c="7"/>if recieved_data == check_code:<text:line-break/> <text:s text:c="11"/>logger.info(f"operation succeeded")<text:line-break/> <text:s text:c="7"/>else: <text:line-break/> <text:s text:c="11"/>logger.info(f"Denied!")<text:line-break/> <text:s text:c="3"/>except Exception as e:<text:line-break/> <text:s text:c="7"/>logger.error(f"_set_power_RFID_ethernet: An error occurred: {e}")<text:line-break/> <text:s text:c="3"/>finally:<text:line-break/> <text:s text:c="7"/>s.close() <text:s text:c="4"/><text:line-break/><text:line-break/>def __connect_rfid_reader_ethernet():<text:line-break/> <text:s text:c="3"/>command = bytearray([0x53, 0x57, 0x00, 0x06, 0xff, 0x01, 0x00, 0x00, 0x00, 0x50])<text:line-break/> <text:s text:c="3"/>s = None<text:line-break/> <text:s text:c="3"/>try:<text:line-break/> <text:s text:c="7"/>logger.debug("Starting RFID Ethernet read cycle...")<text:line-break/> <text:s text:c="7"/>s = socket.socket(socket.AF_INET, socket.SOCK_STREAM)<text:line-break/> <text:s text:c="7"/>s.settimeout(RFID_TIMEOUT)<text:line-break/> <text:s text:c="7"/>s.connect((TCP_IP, TCP_PORT))<text:line-break/><text:line-break/> <text:s text:c="7"/>s.send(command)<text:line-break/> <text:s text:c="7"/>time.sleep(0.5) <text:s/># Увеличили задержку, чтобы дать ридеру время ответить<text:line-break/><text:line-break/> <text:s text:c="7"/>buffer = b''<text:line-break/> <text:s text:c="7"/>try:<text:line-break/> <text:s text:c="11"/>while True:<text:line-break/> <text:s text:c="15"/>part = s.recv(BUFFER_SIZE)<text:line-break/> <text:s text:c="15"/>if not part:<text:line-break/> <text:s text:c="19"/>break<text:line-break/> <text:s text:c="15"/>buffer += part<text:line-break/> <text:s text:c="7"/>except socket.timeout:<text:line-break/> <text:s text:c="11"/>pass <text:s/># ожидаемое поведение<text:line-break/><text:line-break/> <text:s text:c="7"/>hex_data = binascii.hexlify(buffer).decode('utf-8')<text:line-break/> <text:s text:c="7"/>logger.debug(f'Raw RFID response: {hex_data}')<text:line-break/> <text:s text:c="7"/>logger.debug(f'Response length: {len(hex_data)} characters')<text:line-break/><text:line-break/> <text:s text:c="7"/>epcs = extract_all_epc_from_raw(hex_data)<text:line-break/><text:soft-page-break/> <text:s text:c="7"/>if not epcs:<text:line-break/> <text:s text:c="11"/>logger.warning("No EPC tags extracted.")<text:line-break/> <text:s text:c="11"/>return None<text:line-break/><text:line-break/> <text:s text:c="7"/>epc = epcs[-1] <text:s/># можно брать первый [0], если хочется сразу реагировать<text:line-break/> <text:s text:c="7"/>logger.info(f'Corrected RFID: {epc}')<text:line-break/> <text:s text:c="7"/>return epc<text:line-break/><text:line-break/> <text:s text:c="3"/>except Exception as e:<text:line-break/> <text:s text:c="7"/>logger.error(f'Error during RFID Ethernet read: {e}')<text:line-break/> <text:s text:c="7"/>return None<text:line-break/><text:line-break/> <text:s text:c="3"/>finally:<text:line-break/> <text:s text:c="7"/>if s:<text:line-break/> <text:s text:c="11"/>try:<text:line-break/> <text:s text:c="15"/>s.close()<text:line-break/> <text:s text:c="15"/>logger.debug("RFID socket closed.")<text:line-break/> <text:s text:c="11"/>except Exception as e:<text:line-break/> <text:s text:c="15"/>logger.warning(f"Error closing RFID socket: {e}")<text:line-break/><text:line-break/>def extract_all_epc_from_raw(raw_data):<text:line-break/> <text:s text:c="3"/>"""<text:line-break/> <text:s text:c="3"/>Ищет все EPC (12 байт = 24 символа) в длинной hex-строке.<text:line-break/> <text:s text:c="3"/>Начало EPC всегда после "e200" или по шаблону: ищем метки с префиксом "e20000..."<text:line-break/> <text:s text:c="3"/>"""<text:line-break/> <text:s text:c="3"/>epcs = []<text:line-break/> <text:s text:c="3"/>for i in range(len(raw_data)):<text:line-break/> <text:s text:c="7"/>candidate = raw_data[i:i + 24]<text:line-break/> <text:s text:c="7"/>if candidate.startswith('e200') and len(candidate) == 24:<text:line-break/> <text:s text:c="11"/>epcs.append(candidate)<text:line-break/> <text:s text:c="3"/>return epcs<text:line-break/><text:line-break/><text:line-break/><text:line-break/>def __connect_rfid_reader_ethernet_2():<text:line-break/> <text:s text:c="3"/>try:<text:line-break/> <text:s text:c="7"/>with socket.socket(socket.AF_INET, socket.SOCK_STREAM) as s:<text:line-break/> <text:s text:c="11"/>s.connect((TCP_IP, TCP_PORT))<text:line-break/> <text:s text:c="11"/>s.settimeout(RFID_TIMEOUT)<text:line-break/><text:line-break/> <text:s text:c="11"/># Отправляем команду на считывание метки<text:line-break/> <text:s text:c="11"/>command = bytearray([0x53, 0x57, 0x00, 0x06, 0xff, 0x01, 0x00, 0x00, 0x00, 0x50])<text:line-break/> <text:s text:c="11"/>s.send(command)<text:line-break/> <text:s text:c="11"/>time.sleep(0.2)<text:line-break/><text:line-break/> <text:s text:c="11"/>ready = select.select([s], [], [], RFID_TIMEOUT)<text:line-break/> <text:s text:c="11"/>if ready[0]:<text:line-break/> <text:s text:c="15"/>data = s.recv(BUFFER_SIZE)<text:line-break/> <text:s text:c="15"/>full_animal_id = binascii.hexlify(data).decode('utf-8')<text:line-break/><text:line-break/> <text:s text:c="15"/>logger.info(f'Raw RFID response: {full_animal_id}')<text:line-break/> <text:s text:c="15"/>logger.info(f'Response length: {len(full_animal_id)} characters')<text:line-break/><text:soft-page-break/><text:line-break/> <text:s text:c="15"/># Универсальная обработка EPC<text:line-break/> <text:s text:c="15"/>corrected_rfid = extract_epc_from_raw(full_animal_id)<text:line-break/> <text:s text:c="15"/>if corrected_rfid:<text:line-break/> <text:s text:c="19"/>logger.info(f'Corrected RFID: {corrected_rfid}')<text:line-break/> <text:s text:c="19"/>return corrected_rfid<text:line-break/> <text:s text:c="15"/>else:<text:line-break/> <text:s text:c="19"/>logger.warning('Failed to extract RFID.')<text:line-break/> <text:s text:c="19"/>return None<text:line-break/> <text:s text:c="11"/>else:<text:line-break/> <text:s text:c="15"/>logger.info("No RFID data received within timeout")<text:line-break/> <text:s text:c="15"/>return None<text:line-break/><text:line-break/> <text:s text:c="3"/>except Exception as e:<text:line-break/> <text:s text:c="7"/>logger.error(f'Error connect RFID reader: {e}')<text:line-break/> <text:s text:c="7"/>return None<text:line-break/><text:line-break/><text:line-break/>def extract_epc_from_raw(raw_data):<text:line-break/> <text:s text:c="3"/>"""<text:line-break/> <text:s text:c="3"/>Универсальная функция для извлечения EPC из ответа RFID-ридера.<text:line-break/> <text:s text:c="3"/>Убирает CRC и адаптируется к разным форматам меток.<text:line-break/> <text:s text:c="3"/>"""<text:line-break/> <text:s text:c="3"/>if len(raw_data) &lt; 40:<text:line-break/> <text:s text:c="7"/>logger.warning("RFID response is too short.")<text:line-break/> <text:s text:c="7"/>return None<text:line-break/><text:line-break/> <text:s text:c="3"/># Находим возможные позиции начала EPC (обычно начинается после заголовка)<text:line-break/> <text:s text:c="3"/>start_positions = [40, 44, 48] <text:s/># Возможные позиции EPC<text:line-break/><text:line-break/> <text:s text:c="3"/>for start in start_positions:<text:line-break/> <text:s text:c="7"/>epc_candidate = raw_data[start:start + 24] <text:s/># EPC 12 байт (24 символа)<text:line-break/> <text:s text:c="7"/><text:line-break/> <text:s text:c="7"/>if len(epc_candidate) == 24:<text:line-break/> <text:s text:c="11"/># Удаляем последние 4 символа (CRC)<text:line-break/> <text:s text:c="11"/>corrected_epc = epc_candidate[:-4]<text:line-break/> <text:s text:c="11"/>return corrected_epc<text:line-break/><text:line-break/> <text:s text:c="3"/>return None<text:line-break/><text:line-break/><text:line-break/>def post_median_data(animal_id, weight_finall, type_scales, sql_db): # Sending data into Igor's server through JSON<text:line-break/> <text:s text:c="3"/>try:<text:line-break/> <text:s text:c="7"/>logger.debug(f'START SEND DATA TO SERVER:')<text:line-break/> <text:s text:c="7"/>url = config_manager.get_setting("Parameters", "median_url")<text:line-break/> <text:s text:c="7"/>headers = {'Content-type': 'application/json'}<text:line-break/> <text:s text:c="7"/>data = {"AnimalNumber" : animal_id,<text:line-break/> <text:s text:c="15"/>"Date" : str(datetime.now()),<text:line-break/> <text:s text:c="15"/>"Weight" : weight_finall,<text:line-break/> <text:s text:c="15"/>"ScalesModel" : type_scales}<text:line-break/> <text:s text:c="7"/>answer = requests.post(url, data=json.dumps(data), headers=headers, timeout=30)<text:line-break/><text:soft-page-break/> <text:s text:c="7"/>logger.debug(f'Answer from server: {answer}') # Is it possible to stop on this line in the debug?<text:line-break/> <text:s text:c="7"/>logger.debug(f'Content from main server: {answer.content}')<text:line-break/> <text:s text:c="7"/>if answer.status_code != 200:<text:line-break/> <text:s text:c="11"/>sql_db.no_internet(data)<text:line-break/> <text:s text:c="11"/>logger.error(f'Response status code: {answer.status_code}')<text:line-break/> <text:s text:c="3"/>except requests.exceptions.RequestException as e:<text:line-break/> <text:s text:c="7"/>logger.error(f'Error sending data to server: {e}')<text:line-break/> <text:s text:c="7"/>if SQL_ON:<text:line-break/> <text:s text:c="11"/>database = SqlDatabase()<text:line-break/> <text:s text:c="11"/>database.no_internet(data)<text:line-break/> <text:s text:c="3"/>else:<text:line-break/> <text:s text:c="7"/>logger.info('Data sent successfully')<text:line-break/><text:line-break/><text:line-break/>def post_array_data(type_scales, animal_id, weight_list, weighing_start_time, weighing_end_time, sql_db):<text:line-break/> <text:s text:c="3"/>try:<text:line-break/> <text:s text:c="7"/>logger.debug(f'Post data function start')<text:line-break/> <text:s text:c="7"/>url = config_manager.get_setting("Parameters", "array_url")<text:line-break/> <text:s text:c="7"/>headers = <text:s/>{'Content-Type': 'application/json; charset=utf-8'}<text:line-break/> <text:s text:c="7"/>data = {<text:line-break/> <text:s text:c="15"/>"ScalesSerialNumber": type_scales,<text:line-break/> <text:s text:c="15"/>"WeighingStart": weighing_start_time,<text:line-break/> <text:s text:c="15"/>"WeighingEnd": weighing_end_time,<text:line-break/> <text:s text:c="15"/>"RFIDNumber": animal_id,<text:line-break/> <text:s text:c="15"/>"Data": weight_list<text:line-break/> <text:s text:c="15"/>} <text:s/><text:line-break/> <text:s text:c="7"/>post = requests.post(url, data=json.dumps(data), headers=headers, timeout=30)<text:line-break/> <text:s text:c="7"/>logger.debug(f'Post Data: {data}')<text:line-break/> <text:s text:c="7"/>logger.debug(f'Answer from server: {post}') # Is it possible to stop on this line in the debug?<text:line-break/> <text:s text:c="7"/>logger.debug(f'Content from main server: {post.content}')<text:line-break/> <text:s text:c="7"/>if post.status_code != 200:<text:line-break/> <text:s text:c="11"/>sql_db.no_internet(data)<text:line-break/> <text:s text:c="11"/>logger.error(f'Response status code: {post.status_code}')<text:line-break/> <text:s text:c="3"/>except requests.exceptions.RequestException as e:<text:line-break/> <text:s text:c="7"/>logger.error(f'Error post data: {e}')<text:line-break/> <text:s text:c="7"/>if SQL_ON:<text:line-break/> <text:s text:c="11"/>database = SqlDatabase()<text:line-break/> <text:s text:c="11"/>database.no_internet(data)<text:line-break/><text:line-break/><text:line-break/>def __input_with_timeout(timeout):<text:line-break/> <text:s text:c="3"/>import sys, select<text:line-break/><text:line-break/> <text:s text:c="3"/>logger.info(f"You have {int(timeout)} seconds to respond.")<text:line-break/> <text:s text:c="3"/>ready, _, _ = select.select([sys.stdin], [], [], timeout)<text:line-break/> <text:s text:c="3"/>if ready:<text:line-break/> <text:s text:c="7"/>return sys.stdin.readline().strip()<text:line-break/> <text:s text:c="3"/>else:<text:line-break/> <text:s text:c="7"/>logger.warning("Input timed out.")<text:line-break/> <text:s text:c="7"/>logger.error("User input timed out.")<text:line-break/><text:soft-page-break/><text:line-break/><text:line-break/>def __calibrate(timeout):<text:line-break/> <text:s text:c="3"/>start_time = time.time()<text:line-break/><text:line-break/> <text:s text:c="3"/>def time_remaining():<text:line-break/> <text:s text:c="7"/>return max(0, timeout - (time.time() - start_time))<text:line-break/><text:line-break/> <text:s text:c="3"/>try:<text:line-break/> <text:s text:c="7"/>logger.info(f'\033[1;33mStarting the calibration process.\033[0m')<text:line-break/> <text:s text:c="7"/>arduino = ADC.ArduinoSerial(config_manager.get_setting("Parameters", "arduino_port"), 9600, timeout=30)<text:line-break/> <text:s text:c="7"/>arduino.connect()<text:line-break/><text:line-break/> <text:s text:c="7"/>logger.info(f"Ensure the scale is clear. Press any key once it's empty and you're ready to proceed.")<text:line-break/> <text:s text:c="7"/>time.sleep(1)<text:line-break/> <text:s text:c="7"/>__input_with_timeout(time_remaining())<text:line-break/><text:line-break/> <text:s text:c="7"/>offset = arduino.calib_read_mediana()<text:line-break/> <text:s text:c="7"/>logger.info("Offset: {}".format(offset))<text:line-break/> <text:s text:c="7"/>arduino.set_offset(offset)<text:line-break/><text:line-break/> <text:s text:c="7"/>logger.info("Place a known weight on the scale and then press any key to continue.")<text:line-break/> <text:s text:c="7"/>__input_with_timeout(time_remaining())<text:line-break/><text:line-break/> <text:s text:c="7"/>measured_weight = (arduino.calib_read_mediana() - arduino.get_offset())<text:line-break/> <text:s text:c="7"/>logger.info("Please enter the item's weight in kg.\n&gt;")<text:line-break/> <text:s text:c="7"/><text:line-break/> <text:s text:c="7"/>item_weight = __input_with_timeout(time_remaining())<text:line-break/> <text:s text:c="7"/>scale = int(measured_weight) / int(item_weight)<text:line-break/> <text:s text:c="7"/>arduino.set_scale(scale)<text:line-break/><text:line-break/> <text:s text:c="7"/>logger.info(f"\033[1;33mCalibration complete.\033[0m")<text:line-break/> <text:s text:c="7"/>logger.info(f'Calibration details\n\n —Offset: {offset}, \n\n —Scale factor: {scale}')<text:line-break/> <text:s text:c="7"/><text:line-break/> <text:s text:c="7"/>config_manager.update_setting("Calibration", "Offset", offset)<text:line-break/> <text:s text:c="7"/>config_manager.update_setting("Calibration", "Scale", scale)<text:line-break/><text:line-break/> <text:s text:c="7"/>arduino.disconnect()<text:line-break/> <text:s text:c="7"/>del arduino<text:line-break/><text:line-break/> <text:s text:c="3"/>except TimeoutError:<text:line-break/> <text:s text:c="7"/>logger.error("Calibration timed out.")<text:line-break/> <text:s text:c="7"/>arduino.disconnect()<text:line-break/> <text:s text:c="7"/>del arduino<text:line-break/> <text:s text:c="3"/>except Exception as e:<text:line-break/> <text:s text:c="7"/>logger.error(f'Calibration failed: {e}')<text:line-break/> <text:s text:c="7"/>arduino.disconnect()<text:line-break/> <text:s text:c="7"/>del arduino<text:line-break/><text:line-break/><text:line-break/><text:soft-page-break/>def _rfid_offset_calib():<text:line-break/> <text:s text:c="3"/>try:<text:line-break/> <text:s text:c="7"/>logger.info(f'\033[1;33mStarting the RFID taring process.\033[0m')<text:line-break/> <text:s text:c="7"/>arduino = ADC.ArduinoSerial(ARDUINO_PORT, 9600, timeout=1)<text:line-break/> <text:s text:c="7"/>arduino.connect()<text:line-break/> <text:s text:c="7"/>offset = arduino.calib_read_mediana()<text:line-break/> <text:s text:c="7"/>arduino.set_offset(offset)<text:line-break/> <text:s text:c="7"/>config_manager.update_setting("Calibration", "Offset", offset)<text:line-break/> <text:s text:c="7"/>logger.info(f'Calibration details\n\n —Offset: {offset}')<text:line-break/> <text:s text:c="7"/>arduino.disconnect()<text:line-break/> <text:s text:c="7"/>del arduino<text:line-break/> <text:s text:c="7"/>logger.info(f'\033[1;33mRFID taring process finished succesfully.\033[0m')<text:line-break/> <text:s text:c="3"/>except:<text:line-break/> <text:s text:c="7"/>logger.error(f'RFID taring process Failed')<text:line-break/> <text:s text:c="7"/>arduino.disconnect()<text:line-break/><text:line-break/><text:line-break/>def _rfid_scale_calib():<text:line-break/> <text:s text:c="3"/>try:<text:line-break/> <text:s text:c="7"/>logger.info(f'\033[1;33mStarting the RFID scale calibration process.\033[0m')<text:line-break/> <text:s text:c="7"/>logger.info(f'\033There should be {CALIBRATION_WEIGHT} kg.\033[')<text:line-break/> <text:s text:c="7"/>arduino = ADC.ArduinoSerial(ARDUINO_PORT, 9600, timeout=1)<text:line-break/> <text:s text:c="7"/>arduino.connect()<text:line-break/> <text:s text:c="7"/>offset = float(config_manager.get_setting("Calibration", "Offset"))<text:line-break/> <text:s text:c="7"/>mediana = arduino.calib_read_mediana()<text:line-break/> <text:s text:c="7"/>logger.info(f'Mediana: {mediana}\noffset: {offset}')<text:line-break/> <text:s text:c="7"/>measured_weight = (mediana - offset)<text:line-break/> <text:s text:c="7"/>logger.info(f'measured_weight: {measured_weight}\nCALIBRATION_WEIGHT: {CALIBRATION_WEIGHT}')<text:line-break/> <text:s text:c="7"/>scale = measured_weight/CALIBRATION_WEIGHT<text:line-break/> <text:s text:c="7"/>logger.info(f'calibration weight is: {CALIBRATION_WEIGHT}')<text:line-break/> <text:s text:c="7"/>arduino.set_scale(scale)<text:line-break/> <text:s text:c="7"/>config_manager.update_setting("Calibration", "Scale", scale)<text:line-break/> <text:s text:c="7"/>logger.info(f'Calibration details\n\n —Scale factor: {scale}')<text:line-break/> <text:s text:c="7"/>arduino.disconnect()<text:line-break/> <text:s text:c="7"/>del arduino<text:line-break/> <text:s text:c="7"/>logger.info(f'\033[1;33mRFID scale calibration process finished succesfully.\033[0m')<text:line-break/> <text:s text:c="3"/>except:<text:line-break/> <text:s text:c="7"/>logger.error(f'calibrate Fail')<text:line-break/> <text:s text:c="7"/>arduino.disconnect()<text:line-break/><text:line-break/><text:line-break/>def _calibrate_or_start():<text:line-break/> <text:s text:c="3"/>try:<text:line-break/> <text:s text:c="7"/>logger.info(f'\nTo calibrate the equipment, put a tick in the settings to calibration mode:\nActaul state is {"CALIBRATION_ON" if CALIBRATION_MODE else "CALIBRATION_OFF"}')<text:line-break/> <text:s text:c="7"/>if CALIBRATION_MODE:<text:line-break/> <text:s text:c="11"/>__calibrate(timeout=120)<text:line-break/><text:line-break/> <text:s text:c="3"/>except Exception as e:<text:line-break/> <text:s text:c="7"/>logger.error(f'Calibrate or start Error: {e}')<text:line-break/><text:soft-page-break/><text:line-break/><text:line-break/>def __animal_rfid():<text:line-break/> <text:s text:c="3"/>try:<text:line-break/> <text:s text:c="7"/>if RFID_READER_USB:<text:line-break/> <text:s text:c="11"/>rfid_reader = RFIDReader()<text:line-break/> <text:s text:c="11"/>return rfid_reader.connect()<text:line-break/> <text:s text:c="7"/>else:<text:line-break/> <text:s text:c="11"/>cow_id = __connect_rfid_reader_ethernet() <text:line-break/> <text:s text:c="11"/>if cow_id is not None:<text:line-break/> <text:s text:c="15"/>logger.info(f'cow_id__animal_rfid: {cow_id}') <text:line-break/> <text:s text:c="11"/>return cow_id<text:line-break/> <text:s text:c="3"/>except Exception as e:<text:line-break/> <text:s text:c="7"/>logger.error(f'RFID reader error: {e}')<text:line-break/><text:line-break/><text:line-break/>def __process_calibration(animal_id):<text:line-break/> <text:s text:c="3"/>try:<text:line-break/> <text:s text:c="7"/>if RFID_CABLIBRATION_MODE:<text:line-break/> <text:s text:c="11"/>if animal_id == CALIBRATION_TARING_RFID:<text:line-break/> <text:s text:c="15"/>_rfid_offset_calib()<text:line-break/> <text:s text:c="15"/>return True<text:line-break/> <text:s text:c="11"/>elif animal_id == CALIBRATION_SCALE_RFID:<text:line-break/> <text:s text:c="15"/>_rfid_scale_calib() <text:s text:c="2"/><text:line-break/> <text:s text:c="15"/>return True <text:s text:c="4"/><text:line-break/> <text:s text:c="7"/>return False<text:line-break/> <text:s text:c="3"/>except Exception as e:<text:line-break/> <text:s text:c="7"/>logger.error(f'Calibration with RFID: {e}')<text:line-break/><text:line-break/><text:line-break/>def scales_v71():<text:line-break/> <text:s text:c="3"/>try:<text:line-break/> <text:s text:c="7"/>_calibrate_or_start()<text:line-break/> <text:s text:c="7"/>if RFID_READER_USB == False:<text:line-break/> <text:s text:c="11"/>_set_power_RFID_ethernet()<text:line-break/> <text:s text:c="7"/><text:line-break/> <text:s text:c="7"/>sql_db = SqlDatabase(db_path='sql_table.db')<text:line-break/> <text:s text:c="7"/>last_internet_check = time.time()<text:line-break/><text:line-break/> <text:s text:c="7"/>while True:<text:line-break/> <text:s text:c="11"/>cow_id = __animal_rfid() <text:s/># Считывание меток<text:line-break/> <text:s text:c="11"/>if cow_id is not None:<text:line-break/> <text:s text:c="15"/>logger.info(f'scales_v71_cow_id: {cow_id}') <text:line-break/> <text:s text:c="11"/>calib_id = __process_calibration(cow_id) <text:line-break/> <text:s text:c="11"/><text:line-break/> <text:s text:c="11"/>if calib_id == False and cow_id != None: <text:s/><text:line-break/> <text:s text:c="15"/>arduino = start_obj() <text:s text:c="2"/># Создаем объект<text:line-break/> <text:s text:c="15"/>time.sleep(1) <text:s text:c="2"/># задержка для установления связи между rasp и arduino<text:line-break/> <text:s text:c="11"/><text:line-break/> <text:s text:c="15"/>weight_finall, weight_array, weighing_start_time, most_common_animal_id = measure_weight(arduino, cow_id) <text:line-break/> <text:s text:c="15"/><text:line-break/><text:soft-page-break/> <text:s text:c="15"/>logger.info("main: weight_finall", weight_finall) <text:line-break/> <text:s text:c="15"/>weighing_end_time = str(datetime.now()) # Время окончания измерения<text:line-break/><text:line-break/> <text:s text:c="15"/>if str(weight_finall) &gt; '0':<text:line-break/> <text:s text:c="19"/>logger.info("main: Send data to server")<text:line-break/> <text:s text:c="19"/>post_array_data(TYPE_SCALES, most_common_animal_id, weight_array, weighing_start_time, weighing_end_time, sql_db)<text:line-break/> <text:s text:c="19"/>post_median_data(most_common_animal_id, weight_finall, TYPE_SCALES, sql_db) # Send data to server by JSON post request<text:line-break/> <text:s text:c="15"/>arduino.disconnect() # Закрываем связь<text:line-break/><text:line-break/> <text:s text:c="11"/>current_time = time.time()<text:line-break/> <text:s text:c="11"/>if current_time - last_internet_check &gt; INTERNET_CHECK_INTERVAL:<text:line-break/> <text:s text:c="15"/>sql_db.internet_on()<text:line-break/> <text:s text:c="15"/>last_internet_check = current_time<text:line-break/><text:line-break/> <text:s text:c="3"/>except KeyboardInterrupt as e:<text:line-break/> <text:s text:c="7"/>arduino.disconnect()<text:line-break/> <text:s text:c="7"/>logger.error(f'Bye bye: {e}')<text:line-break/> <text:s text:c="11"/><text:line-break/> <text:s text:c="3"/>except Exception as k:<text:line-break/> <text:s text:c="7"/>arduino.disconnect()<text:line-break/> <text:s text:c="7"/>logger.error(f'Main error: {k}')<text:line-break/><text:line-break/><text:line-break/>def is_valid_rfid(animal_id):<text:line-break/> <text:s text:c="3"/>"""<text:line-break/> <text:s text:c="3"/>Проверка, что animal_id выглядит как более-менее адекватный<text:line-break/> <text:s text:c="3"/>"""<text:line-break/> <text:s text:c="3"/>return (<text:line-break/> <text:s text:c="7"/>animal_id and <text:s text:c="23"/># не None и не пустая строка<text:line-break/> <text:s text:c="7"/>len(animal_id) &gt;= 8 and <text:s text:c="13"/># хотя бы 8 символов<text:line-break/> <text:s text:c="7"/>len(animal_id) &lt;= 64 and <text:s text:c="12"/># ограничим максимум<text:line-break/> <text:s text:c="7"/>any(c.isalnum() for c in animal_id) <text:s/># хотя бы одна буква или цифра<text:line-break/> <text:s text:c="3"/>)<text:line-break/><text:line-break/><text:line-break/>def _take_weight(weight, count = 50) -&gt; float:<text:line-break/> <text:s text:c="3"/>try:<text:line-break/> <text:s text:c="7"/>weight.clean_arr() <text:s/># Очистим массив перед стартом<text:line-break/> <text:s text:c="7"/>for _ in range(count): <text:s/># Например, взять 50 значений<text:line-break/> <text:s text:c="11"/>weight.calc_mean()<text:line-break/> <text:s text:c="11"/>logger.info(weight.get_arr())<text:line-break/> <text:s text:c="11"/>time.sleep(0.01) <text:s/># Делаем паузу, чтобы усреднить медленнее<text:line-break/><text:line-break/> <text:s text:c="7"/>#logger.info(f'ARRAY {weight.get_arr()}')<text:line-break/> <text:s text:c="7"/>return sum(weight.get_arr()) / len(weight.get_arr())<text:line-break/> <text:s text:c="3"/>except Exception as e:<text:line-break/> <text:s text:c="7"/>logger.error(f'Error _take_weight: {e}')<text:line-break/><text:line-break/><text:line-break/>def measure_weight(obj, cow_id: str) -&gt; tuple:<text:line-break/><text:soft-page-break/> <text:s text:c="3"/>try:<text:line-break/> <text:s text:c="7"/>animal_id_list = []<text:line-break/> <text:s text:c="7"/>animal_id_list.append(cow_id)<text:line-break/> <text:s text:c="7"/>weight_arr = []<text:line-break/> <text:s text:c="7"/>start_filter(obj)<text:line-break/> <text:s text:c="7"/>next_time = time.time() + 1<text:line-break/> <text:s text:c="7"/><text:line-break/> <text:s text:c="7"/>drink_start_time = timeit.default_timer()<text:line-break/> <text:s text:c="7"/>gpio_state = False<text:line-break/> <text:s text:c="7"/>start_timedate = str(datetime.now())<text:line-break/> <text:s text:c="7"/><text:line-break/> <text:s text:c="7"/>values = value_data.Values(<text:line-break/> <text:s text:c="11"/>drink_start_time, 0, TYPE_SCALES, cow_id, 0, '0', 0, 0, 0, 0, True<text:line-break/> <text:s text:c="7"/>)<text:line-break/><text:line-break/> <text:s text:c="7"/>if SPRAYER:<text:line-break/> <text:s text:c="11"/>sprayer = Sprayer(values)<text:line-break/> <text:s text:c="7"/><text:line-break/> <text:s text:c="7"/>weight_on_moment = _take_weight(obj, 20)<text:line-break/> <text:s text:c="7"/>logger.info(f'Weight on the moment: {weight_on_moment}')<text:line-break/><text:line-break/> <text:s text:c="7"/>while weight_on_moment &gt; 20:<text:line-break/><text:line-break/> <text:s text:c="11"/>current_animal_id = __animal_rfid()<text:line-break/> <text:s text:c="11"/>if is_valid_rfid(current_animal_id):<text:line-break/> <text:s text:c="15"/>animal_id_list.append(current_animal_id)<text:line-break/> <text:s text:c="15"/>logger.info(f"RFID added to list: {current_animal_id}")<text:line-break/> <text:s text:c="11"/>else:<text:line-break/> <text:s text:c="15"/>logger.warning(f"Ignored suspicious RFID: {current_animal_id}")<text:line-break/><text:line-break/> <text:s text:c="11"/>weight_on_moment = _take_weight(obj, 20)<text:line-break/> <text:s text:c="11"/>current_time = time.time()<text:line-break/> <text:s text:c="11"/>time_to_wait = next_time - current_time<text:line-break/><text:line-break/> <text:s text:c="11"/>if SPRAYER:<text:line-break/> <text:s text:c="15"/>if not values.flag:<text:line-break/> <text:s text:c="19"/>gpio_state = sprayer.spray_main_function(gpio_state)<text:line-break/> <text:s text:c="19"/>values = sprayer.new_start_timer(gpio_state)<text:line-break/> <text:s text:c="15"/>else:<text:line-break/> <text:s text:c="19"/>if time_to_wait &lt; 0 and round(time.time(), 0) % 5 == 0:<text:line-break/> <text:s text:c="23"/>values.flag = False<text:line-break/><text:line-break/> <text:s text:c="11"/>if time_to_wait &lt; 0:<text:line-break/> <text:s text:c="15"/>weight_arr.append(weight_on_moment)<text:line-break/> <text:s text:c="15"/>next_time = time.time() + 1<text:line-break/> <text:s text:c="15"/>logger.debug(f'Array weights: {weight_arr}')<text:line-break/><text:line-break/> <text:s text:c="11"/><text:line-break/><text:line-break/> <text:s text:c="7"/>GPIO.cleanup()<text:line-break/><text:line-break/> <text:s text:c="7"/>if not weight_arr:<text:line-break/><text:soft-page-break/> <text:s text:c="11"/>logger.info("null weight list")<text:line-break/> <text:s text:c="11"/>return 0, [], '', ''<text:line-break/><text:line-break/> <text:s text:c="7"/>most_common_animal_id = None<text:line-break/> <text:s text:c="7"/>most_common_animal_id = Counter(animal_id_list).most_common(1)[0][0] if animal_id_list else "UNKNOWN"<text:line-break/> <text:s text:c="7"/>weight_finall = statistics.median(weight_arr)<text:line-break/> <text:s text:c="7"/>if SPRAYER:<text:line-break/> <text:s text:c="11"/>gpio_state = sprayer.gpio_state_check(gpio_state)<text:line-break/><text:line-break/> <text:s text:c="7"/>return weight_finall, weight_arr, start_timedate, most_common_animal_id<text:line-break/><text:line-break/> <text:s text:c="3"/>except Exception as e:<text:line-break/> <text:s text:c="7"/>logger.error(f'measure_weight Error: {e}')<text:line-break/> <text:s text:c="7"/>GPIO.cleanup()<text:line-break/> <text:s text:c="7"/>return 0, [], ''<text:line-break/><text:line-break/><text:line-break/><text:line-break/></text:p>
      <text:h text:style-name="P3" text:outline-level="1">_sprayer.py</text:h>
      <text:p text:style-name="P4">import requests<text:line-break/>from requests.exceptions import HTTPError<text:line-break/>try:<text:line-break/> <text:s text:c="3"/>import RPi.GPIO as GPIO<text:line-break/>except RuntimeError:<text:line-break/> <text:s text:c="3"/>from __gpio_simulator import MockGPIO as GPIO<text:line-break/><text:line-break/>import timeit<text:line-break/>import json<text:line-break/>from loguru import logger<text:line-break/>from _config_manager import ConfigManager<text:line-break/>from datetime import datetime, timezone<text:line-break/><text:line-break/>config_manager = ConfigManager() <text:s text:c="3"/><text:line-break/><text:line-break/>class Sprayer:<text:line-break/> <text:s text:c="3"/>def __init__(self, values):<text:line-break/> <text:s text:c="7"/>self.values = values<text:line-break/> <text:s text:c="7"/>self.spray_post = config_manager.get_setting("Sprayer", "post_url")<text:line-break/> <text:s text:c="7"/>self.medicine_pin = int(config_manager.get_setting("Sprayer", "medicine_pin"))<text:line-break/> <text:s text:c="7"/>self.paint_pin = int(config_manager.get_setting("Sprayer", "paint_pin"))<text:line-break/> <text:s text:c="7"/>self.lmin = float(config_manager.get_setting("Sprayer", "l/min"))<text:line-break/> <text:s text:c="2"/><text:line-break/> <text:s text:c="3"/>def spray_gpio_off(self) -&gt; bool:<text:line-break/> <text:s text:c="7"/>try:<text:line-break/> <text:s text:c="11"/>logger.info("Start spray_gpio_off")<text:line-break/> <text:s text:c="11"/>GPIO.setmode(GPIO.BCM)<text:line-break/> <text:s text:c="11"/>GPIO.setwarnings(True)<text:line-break/> <text:s text:c="11"/>GPIO.setup(int(self.values.pin), GPIO.OUT)<text:line-break/> <text:s text:c="11"/>GPIO.output(int(self.values.pin), GPIO.LOW)<text:line-break/><text:soft-page-break/> <text:s text:c="11"/>GPIO.cleanup()<text:line-break/> <text:s text:c="11"/>position = False<text:line-break/> <text:s text:c="11"/><text:line-break/> <text:s text:c="11"/>if int(self.values.task_id) != int(0):<text:line-break/> <text:s text:c="15"/>end_time = timeit.default_timer()<text:line-break/> <text:s text:c="15"/>self.values.new_volume = int((end_time - self.values.drink_start_time)/60 * self.lmin * 1000)<text:line-break/> <text:s text:c="15"/>post_data = self.spray_json_payload()<text:line-break/> <text:s text:c="15"/>headers = {'Content-type': 'application/json'} <text:line-break/> <text:s text:c="15"/>post_res = requests.post(self.spray_post, data=json.dumps(post_data), headers=headers, timeout=30)<text:line-break/> <text:s text:c="15"/>logger.info(f'Post status code {post_res.status_code}')<text:line-break/> <text:s text:c="15"/>logger.info(f'GPIO is off. Pin number is {self.values.pin}')<text:line-break/> <text:s text:c="15"/><text:line-break/> <text:s text:c="11"/>return position<text:line-break/> <text:s text:c="7"/>except Exception as e:<text:line-break/> <text:s text:c="11"/>logger.error(f"Error: Spray_GPIO_off function isn't working {e}")<text:line-break/> <text:s text:c="11"/>return False<text:line-break/><text:line-break/> <text:s text:c="3"/>def spray_gpio_on(self) -&gt; bool:<text:line-break/> <text:s text:c="7"/>try:<text:line-break/> <text:s text:c="11"/>logger.info('Start spray_gpio_on')<text:line-break/> <text:s text:c="11"/>GPIO.setmode(GPIO.BCM)<text:line-break/> <text:s text:c="11"/>GPIO.setwarnings(True)<text:line-break/> <text:s text:c="11"/>GPIO.setup(int(self.values.pin), GPIO.OUT)<text:line-break/> <text:s text:c="11"/>GPIO.output(int(self.values.pin), GPIO.HIGH)<text:line-break/> <text:s text:c="11"/>logger.info(f'Pump turn on is successful. Pin number is {self.values.pin}')<text:line-break/> <text:s text:c="11"/>return True<text:line-break/> <text:s text:c="7"/>except Exception as e:<text:line-break/> <text:s text:c="11"/>logger.error(f"Error: GPIO_on function isn't working {e}")<text:line-break/> <text:s text:c="11"/>self.spray_gpio_off()<text:line-break/> <text:s text:c="11"/>return False<text:line-break/><text:line-break/><text:line-break/> <text:s text:c="3"/>def spray_json_payload(self) -&gt; dict:<text:line-break/> <text:s text:c="7"/>try:<text:line-break/> <text:s text:c="11"/>logger.debug("Start spray_json_payload function")<text:line-break/> <text:s text:c="11"/>now = datetime.now(timezone.utc)<text:line-break/> <text:s text:c="11"/>iso_string = now.isoformat(timespec='milliseconds').replace('+00:00', 'Z')<text:line-break/><text:line-break/> <text:s text:c="11"/>data = {<text:line-break/> <text:s text:c="15"/>"EventDate": iso_string,<text:line-break/> <text:s text:c="15"/>"TaskId": self.values.task_id,<text:line-break/> <text:s text:c="15"/>"ScalesSerialNumber": self.values.type_scales,<text:line-break/> <text:s text:c="15"/>"SpayerSerialNumber": "s01000001",<text:line-break/> <text:s text:c="15"/>"RFIDNumber": self.values.cow_id,<text:line-break/> <text:s text:c="15"/>"SprayingType": self.values.spraying_type,<text:line-break/> <text:s text:c="15"/>"Volume": self.values.new_volume<text:line-break/> <text:s text:c="11"/>}<text:line-break/> <text:s text:c="11"/>logger.info(f'Sprayer data to server: {data}')<text:line-break/> <text:s text:c="11"/>return data<text:line-break/> <text:s text:c="7"/>except Exception as e:<text:line-break/><text:soft-page-break/> <text:s text:c="11"/>logger.error(f"Error in spray_json_payload function: {e}")<text:line-break/> <text:s text:c="11"/>return {}<text:line-break/><text:line-break/> <text:s text:c="3"/>def request_get(self):<text:line-break/> <text:s text:c="7"/>try:<text:line-break/> <text:s text:c="11"/>cow_id = self.values.cow_id<text:line-break/> <text:s text:c="11"/>type_scales = self.values.type_scales<text:line-break/> <text:s text:c="11"/>url = 'https://smart-farm.kz:8502/api/v2/Sprayings?scalesSerialNumber=' + type_scales + \<text:line-break/> <text:s text:c="13"/>'&amp;animalRfidNumber=' + cow_id<text:line-break/> <text:s text:c="11"/>request_get = requests.get(url, timeout=5).json()<text:line-break/> <text:s text:c="11"/>return request_get<text:line-break/> <text:s text:c="7"/>except Exception as e:<text:line-break/> <text:s text:c="11"/>logger.error(f'request_get function error: {e}')<text:line-break/> <text:s text:c="11"/>return {}<text:line-break/><text:line-break/> <text:s text:c="3"/>def spray_json_get(self, request_get_json, get_object=0):<text:line-break/> <text:s text:c="7"/>try:<text:line-break/> <text:s text:c="11"/>logger.info("Start spray_json_get")<text:line-break/> <text:s text:c="11"/>self.values.task_id = request_get_json[get_object]['TaskId']<text:line-break/> <text:s text:c="11"/>self.values.spraying_type = request_get_json[get_object]['SprayingType']<text:line-break/> <text:s text:c="11"/>self.values.volume = request_get_json[get_object]['Volume']<text:line-break/> <text:s text:c="11"/>self.values.server_time = request_get_json[get_object]['ServerTime']<text:line-break/> <text:s text:c="11"/>return self.values<text:line-break/> <text:s text:c="7"/>except BaseException as b:<text:line-break/> <text:s text:c="11"/>logger.error(f"spray_json_get error: {b}")<text:line-break/> <text:s text:c="11"/>return self.values<text:line-break/><text:line-break/> <text:s text:c="3"/>def spray(self, position) -&gt; bool:<text:line-break/> <text:s text:c="7"/>try:<text:line-break/> <text:s text:c="11"/>logger.info("Start spray")<text:line-break/> <text:s text:c="11"/>spray_time = (self.values.volume/1000)/self.lmin * 60 # 10<text:line-break/> <text:s text:c="11"/>self.values.spray_duration = self.values.drink_start_time + spray_time # current + 10<text:line-break/> <text:s text:c="11"/>if self.values.spray_duration &gt;= timeit.default_timer():<text:line-break/> <text:s text:c="15"/>logger.info(f'Position is {position}')<text:line-break/> <text:s text:c="15"/>if not position:<text:line-break/> <text:s text:c="19"/>position = self.spray_gpio_on()<text:line-break/> <text:s text:c="19"/>return position<text:line-break/> <text:s text:c="15"/>else:<text:line-break/> <text:s text:c="19"/>return position<text:line-break/> <text:s text:c="11"/>else:<text:line-break/> <text:s text:c="15"/>logger.info('TimeOff')<text:line-break/> <text:s text:c="15"/>position = self.spray_gpio_off()<text:line-break/> <text:s text:c="15"/>return position<text:line-break/> <text:s text:c="7"/>except ValueError as err:<text:line-break/> <text:s text:c="11"/>logger.error(f'Other error occurred: {err}')<text:line-break/> <text:s text:c="11"/>self.spray_gpio_off()<text:line-break/> <text:s text:c="11"/>return False<text:line-break/><text:line-break/> <text:s text:c="3"/>def spray_timer(self, position) -&gt; bool:<text:line-break/> <text:s text:c="7"/>try:<text:line-break/> <text:s text:c="11"/>logger.info("Start spray timer check function")<text:line-break/> <text:s text:c="11"/>if self.values.spray_duration &gt;= timeit.default_timer():<text:line-break/><text:soft-page-break/> <text:s text:c="15"/>logger.info(f'Time is {self.values.spray_duration} {timeit.default_timer()}')<text:line-break/> <text:s text:c="15"/>if not position:<text:line-break/> <text:s text:c="19"/>self.spray_gpio_on()<text:line-break/> <text:s text:c="19"/>position = True<text:line-break/> <text:s text:c="19"/>return position<text:line-break/> <text:s text:c="15"/>else:<text:line-break/> <text:s text:c="19"/>return position<text:line-break/> <text:s text:c="11"/>else:<text:line-break/> <text:s text:c="15"/>logger.info('TimeOff')<text:line-break/> <text:s text:c="15"/>position = self.spray_gpio_off()<text:line-break/> <text:s text:c="15"/>return position<text:line-break/> <text:s text:c="7"/>except ValueError as err:<text:line-break/> <text:s text:c="11"/>logger.error(f'Other error occurred: {err}')<text:line-break/> <text:s text:c="11"/>self.spray_gpio_off()<text:line-break/> <text:s text:c="11"/>return False<text:line-break/><text:line-break/> <text:s text:c="3"/>def spraying_type(self) -&gt; int:<text:line-break/> <text:s text:c="7"/>try:<text:line-break/> <text:s text:c="11"/>logger.info('Spraying type function start')<text:line-break/> <text:s text:c="11"/>if self.values.spraying_type == 0:<text:line-break/> <text:s text:c="15"/>return self.medicine_pin<text:line-break/> <text:s text:c="11"/>else:<text:line-break/> <text:s text:c="15"/>return self.paint_pin<text:line-break/> <text:s text:c="7"/>except Exception as e:<text:line-break/> <text:s text:c="11"/>logger.error(f'spraying_type function error: {e}')<text:line-break/> <text:s text:c="11"/>return -1<text:line-break/><text:line-break/> <text:s text:c="3"/>def spray_main_function(self, position) -&gt; bool:<text:line-break/> <text:s text:c="7"/>try:<text:line-break/> <text:s text:c="11"/>logger.info("Start spray_main_function")<text:line-break/> <text:s text:c="11"/>if not position:<text:line-break/> <text:s text:c="15"/>request_get_json = self.request_get()<text:line-break/> <text:s text:c="15"/>logger.debug(f'JSON Request: {request_get_json}')<text:line-break/> <text:s text:c="15"/>if not request_get_json:<text:line-break/> <text:s text:c="19"/>logger.info('No tasks there')<text:line-break/> <text:s text:c="19"/>self.values.flag = True<text:line-break/> <text:s text:c="19"/>return position<text:line-break/> <text:s text:c="15"/>else:<text:line-break/> <text:s text:c="19"/>self.values = self.spray_json_get(request_get_json)<text:line-break/> <text:s text:c="19"/>self.values.pin = self.spraying_type()<text:line-break/> <text:s text:c="19"/>self.values.drink_start_time = timeit.default_timer()<text:line-break/> <text:s text:c="19"/>logger.debug(f'Values are: {self.values}')<text:line-break/> <text:s text:c="19"/>position = self.spray(position)<text:line-break/> <text:s text:c="19"/>return position<text:line-break/> <text:s text:c="11"/>else:<text:line-break/> <text:s text:c="15"/>position = self.spray_timer(position)<text:line-break/> <text:s text:c="15"/>return position<text:line-break/> <text:s text:c="7"/>except HTTPError as http_err:<text:line-break/> <text:s text:c="11"/>logger.error(f'HTTP error occurred: {http_err}')<text:line-break/> <text:s text:c="11"/>self.spray_gpio_off()<text:line-break/> <text:s text:c="11"/>return False<text:line-break/> <text:s text:c="7"/>except Exception as err:<text:line-break/><text:soft-page-break/> <text:s text:c="11"/>logger.error(f'Other error occurred: {err}')<text:line-break/> <text:s text:c="11"/>self.spray_gpio_off()<text:line-break/> <text:s text:c="11"/>return False<text:line-break/><text:line-break/> <text:s text:c="3"/>def gpio_state_check(self, position) -&gt; bool:<text:line-break/> <text:s text:c="7"/>try:<text:line-break/> <text:s text:c="11"/>logger.info("Start gpio_state_check")<text:line-break/> <text:s text:c="11"/>if position:<text:line-break/> <text:s text:c="15"/>position = self.spray_gpio_off()<text:line-break/> <text:s text:c="11"/>return position<text:line-break/> <text:s text:c="7"/>except HTTPError as http_err:<text:line-break/> <text:s text:c="11"/>logger.error(f'HTTP error occurred: {http_err}')<text:line-break/> <text:s text:c="11"/>self.spray_gpio_off()<text:line-break/> <text:s text:c="11"/>return False<text:line-break/> <text:s text:c="7"/>except Exception as err:<text:line-break/> <text:s text:c="11"/>logger.error(f'Other error occurred: {err}')<text:line-break/> <text:s text:c="11"/>self.spray_gpio_off()<text:line-break/> <text:s text:c="11"/>return False<text:line-break/><text:line-break/> <text:s text:c="3"/>def new_start_timer(self, position):<text:line-break/> <text:s text:c="7"/>try:<text:line-break/> <text:s text:c="11"/>logger.info('New start timer function')<text:line-break/> <text:s text:c="11"/>if position:<text:line-break/> <text:s text:c="15"/>return self.values<text:line-break/> <text:s text:c="11"/>else:<text:line-break/> <text:s text:c="15"/>self.values.drink_start_time = timeit.default_timer()<text:line-break/> <text:s text:c="15"/>return self.values<text:line-break/> <text:s text:c="7"/>except ValueError as e:<text:line-break/> <text:s text:c="11"/>logger.error(f'new_start_timer function error: {e}')<text:line-break/> <text:s text:c="11"/>return self.values<text:line-break/></text:p>
      <text:h text:style-name="P3" text:outline-level="1">_sql_database.py</text:h>
      <text:p text:style-name="P4">import sqlite3<text:line-break/>import os<text:line-break/>from datetime import datetime<text:line-break/>import json<text:line-break/>import requests<text:line-break/>from loguru import logger<text:line-break/>from _config_manager import ConfigManager<text:line-break/><text:line-break/><text:line-break/>class SqlDatabase:<text:line-break/> <text:s text:c="3"/>def __init__(self, db_path=None):<text:line-break/> <text:s text:c="7"/>self.config_manager = ConfigManager()<text:line-break/> <text:s text:c="7"/>self.__url_median = self.config_manager.get_setting("Parameters", "median_url")<text:line-break/> <text:s text:c="7"/>self.__url_array = self.config_manager.get_setting("Parameters", "array_url")<text:line-break/> <text:s text:c="7"/>self.__headers = {'Content-type': 'application/json'}<text:line-break/><text:line-break/> <text:s text:c="7"/>if db_path is None:<text:line-break/> <text:s text:c="11"/>script_dir = os.path.dirname(os.path.realpath(__file__))<text:line-break/> <text:s text:c="11"/>self.__sql_table_path = os.path.join(script_dir, 'sql_table.db')<text:line-break/><text:soft-page-break/> <text:s text:c="7"/>else:<text:line-break/> <text:s text:c="11"/>self.__sql_table_path = db_path<text:line-break/><text:line-break/> <text:s text:c="7"/>self.__table_check()<text:line-break/><text:line-break/> <text:s text:c="3"/>def no_internet(self, payload):<text:line-break/> <text:s text:c="7"/>"""Автоматически определяет, в какую таблицу сохранить данные"""<text:line-break/> <text:s text:c="7"/>if not payload:<text:line-break/> <text:s text:c="11"/>logger.error('SqlDatabase no_internet: Empty payload')<text:line-break/> <text:s text:c="11"/>return<text:line-break/><text:line-break/> <text:s text:c="7"/>if "AnimalNumber" in payload:<text:line-break/> <text:s text:c="11"/>table_name = "json_data_median"<text:line-break/> <text:s text:c="7"/>elif "ScalesSerialNumber" in payload:<text:line-break/> <text:s text:c="11"/>table_name = "json_data_array"<text:line-break/> <text:s text:c="7"/>else:<text:line-break/> <text:s text:c="11"/>logger.error('SqlDatabase no_internet: Unknown data format')<text:line-break/> <text:s text:c="11"/>return<text:line-break/><text:line-break/> <text:s text:c="7"/>self.__insert_data(payload, table_name)<text:line-break/><text:line-break/> <text:s text:c="3"/>def internet_on(self):<text:line-break/> <text:s text:c="7"/>"""Проверить интернет и попытаться отправить сохраненные данные."""<text:line-break/> <text:s text:c="7"/>try:<text:line-break/> <text:s text:c="11"/># Проверка наличия интернета перед отправкой<text:line-break/> <text:s text:c="11"/>requests.get("https://www.google.com", timeout=5)<text:line-break/><text:line-break/> <text:s text:c="11"/># Если интернет есть, пробуем отправить все накопленные данные<text:line-break/> <text:s text:c="11"/>self.__send_saved_data("json_data_median", self.__url_median)<text:line-break/> <text:s text:c="11"/>self.__send_saved_data("json_data_array", self.__url_array)<text:line-break/> <text:s text:c="7"/>except requests.RequestException:<text:line-break/> <text:s text:c="11"/>logger.warning('Internet is not available. Data will remain in the database.')<text:line-break/><text:line-break/> <text:s text:c="3"/>def __table_check(self):<text:line-break/> <text:s text:c="7"/>"""Создать таблицы, если не существует"""<text:line-break/> <text:s text:c="7"/>try:<text:line-break/> <text:s text:c="11"/>with sqlite3.connect(self.__sql_table_path) as db:<text:line-break/> <text:s text:c="15"/>sql = db.cursor()<text:line-break/> <text:s text:c="15"/>sql.execute("""<text:line-break/> <text:s text:c="19"/>CREATE TABLE IF NOT EXISTS json_data_median (<text:line-break/> <text:s text:c="23"/>id INTEGER PRIMARY KEY AUTOINCREMENT,<text:line-break/> <text:s text:c="23"/>AnimalNumber TEXT,<text:line-break/> <text:s text:c="23"/>Date TEXT,<text:line-break/> <text:s text:c="23"/>Weight REAL,<text:line-break/> <text:s text:c="23"/>ScalesModel TEXT<text:line-break/> <text:s text:c="19"/>)""")<text:line-break/> <text:s text:c="15"/>sql.execute("""<text:line-break/> <text:s text:c="19"/>CREATE TABLE IF NOT EXISTS json_data_array (<text:line-break/> <text:s text:c="23"/>id INTEGER PRIMARY KEY AUTOINCREMENT,<text:line-break/> <text:s text:c="23"/>ScalesSerialNumber TEXT,<text:line-break/> <text:s text:c="23"/>WeighingStart TEXT,<text:line-break/> <text:s text:c="23"/>WeighingEnd TEXT,<text:line-break/><text:soft-page-break/> <text:s text:c="23"/>RFIDNumber TEXT,<text:line-break/> <text:s text:c="23"/>Data TEXT<text:line-break/> <text:s text:c="19"/>)""")<text:line-break/> <text:s text:c="15"/>db.commit()<text:line-break/> <text:s text:c="7"/>except Exception as e:<text:line-break/> <text:s text:c="11"/>logger.error(f'SqlDatabase __table_check: {e}')<text:line-break/><text:line-break/> <text:s text:c="3"/>def __insert_data(self, payload, table_name):<text:line-break/> <text:s text:c="7"/>"""Сохранить данные в базу"""<text:line-break/> <text:s text:c="7"/>try:<text:line-break/> <text:s text:c="11"/>with sqlite3.connect(self.__sql_table_path) as db:<text:line-break/> <text:s text:c="15"/>sql = db.cursor()<text:line-break/> <text:s text:c="15"/>values = self.__table_values_convert(payload, table_name)<text:line-break/> <text:s text:c="15"/>if table_name == "json_data_median":<text:line-break/> <text:s text:c="19"/>sql.execute(<text:line-break/> <text:s text:c="23"/>"""INSERT INTO json_data_median <text:line-break/> <text:s text:c="26"/>(AnimalNumber, Date, Weight, ScalesModel) <text:line-break/> <text:s text:c="26"/>VALUES (?, ?, ?, ?);""",<text:line-break/> <text:s text:c="23"/>values<text:line-break/> <text:s text:c="19"/>)<text:line-break/> <text:s text:c="15"/>elif table_name == "json_data_array":<text:line-break/> <text:s text:c="19"/>sql.execute(<text:line-break/> <text:s text:c="23"/>"""INSERT INTO json_data_array <text:line-break/> <text:s text:c="26"/>(ScalesSerialNumber, WeighingStart, WeighingEnd, RFIDNumber, Data) <text:line-break/> <text:s text:c="26"/>VALUES (?, ?, ?, ?, ?);""",<text:line-break/> <text:s text:c="23"/>values<text:line-break/> <text:s text:c="19"/>)<text:line-break/> <text:s text:c="15"/>db.commit()<text:line-break/> <text:s text:c="15"/>logger.info(f"Data saved locally in {table_name}: {values}")<text:line-break/> <text:s text:c="7"/>except Exception as e:<text:line-break/> <text:s text:c="11"/>logger.error(f'SqlDatabase __insert_data: {e}')<text:line-break/><text:line-break/> <text:s text:c="3"/>def __table_values_convert(self, payload, table_name):<text:line-break/> <text:s text:c="7"/>if table_name == "json_data_median":<text:line-break/> <text:s text:c="11"/>return (payload['AnimalNumber'], payload["Date"], payload["Weight"], payload["ScalesModel"])<text:line-break/> <text:s text:c="7"/>elif table_name == "json_data_array":<text:line-break/> <text:s text:c="11"/>return (payload['ScalesSerialNumber'], payload["WeighingStart"], payload["WeighingEnd"], payload["RFIDNumber"], json.dumps(payload["Data"]))<text:line-break/><text:line-break/> <text:s text:c="3"/>def __db_row_to_json(self, db_row, table_name):<text:line-break/> <text:s text:c="7"/>if table_name == "json_data_median":<text:line-break/> <text:s text:c="11"/>return {<text:line-break/> <text:s text:c="15"/>"AnimalNumber": db_row[1],<text:line-break/> <text:s text:c="15"/>"Date": db_row[2],<text:line-break/> <text:s text:c="15"/>"Weight": db_row[3],<text:line-break/> <text:s text:c="15"/>"ScalesModel": db_row[4]<text:line-break/> <text:s text:c="11"/>}<text:line-break/> <text:s text:c="7"/>elif table_name == "json_data_array":<text:line-break/> <text:s text:c="11"/>return {<text:line-break/> <text:s text:c="15"/>"ScalesSerialNumber": db_row[1],<text:line-break/> <text:s text:c="15"/>"WeighingStart": db_row[2],<text:line-break/><text:soft-page-break/> <text:s text:c="15"/>"WeighingEnd": db_row[3],<text:line-break/> <text:s text:c="15"/>"RFIDNumber": db_row[4],<text:line-break/> <text:s text:c="15"/>"Data": json.loads(db_row[5])<text:line-break/> <text:s text:c="11"/>}<text:line-break/><text:line-break/> <text:s text:c="3"/>def __take_all_data(self, table_name):<text:line-break/> <text:s text:c="7"/>try:<text:line-break/> <text:s text:c="11"/>with sqlite3.connect(self.__sql_table_path) as db:<text:line-break/> <text:s text:c="15"/>sql = db.cursor()<text:line-break/> <text:s text:c="15"/>sql.execute(f"SELECT * FROM {table_name}")<text:line-break/> <text:s text:c="15"/>return sql.fetchall()<text:line-break/> <text:s text:c="7"/>except Exception as e:<text:line-break/> <text:s text:c="11"/>logger.error(f'SqlDatabase __take_all_data: {e}')<text:line-break/> <text:s text:c="11"/>return []<text:line-break/><text:line-break/> <text:s text:c="3"/>def __delete_saved_data(self, id, table_name):<text:line-break/> <text:s text:c="7"/>try:<text:line-break/> <text:s text:c="11"/>with sqlite3.connect(self.__sql_table_path) as db:<text:line-break/> <text:s text:c="15"/>sql = db.cursor()<text:line-break/> <text:s text:c="15"/>sql.execute(f"DELETE FROM {table_name} WHERE id = ?", (id,))<text:line-break/> <text:s text:c="15"/>db.commit()<text:line-break/> <text:s text:c="7"/>except Exception as e:<text:line-break/> <text:s text:c="11"/>logger.error(f'SqlDatabase __delete_saved_data: {e}')<text:line-break/><text:line-break/> <text:s text:c="3"/>def __send_saved_data(self, table_name, url):<text:line-break/> <text:s text:c="7"/>"""Отправить все сохранённые данные"""<text:line-break/> <text:s text:c="7"/>try:<text:line-break/> <text:s text:c="11"/>all_data = self.__take_all_data(table_name)<text:line-break/> <text:s text:c="11"/>for row in all_data:<text:line-break/> <text:s text:c="15"/>id = row[0]<text:line-break/> <text:s text:c="15"/>post_data = self.__db_row_to_json(row, table_name)<text:line-break/> <text:s text:c="15"/>response = requests.post(url, data=json.dumps(post_data), headers=self.__headers, timeout=5)<text:line-break/> <text:s text:c="15"/>if response.status_code == 200:<text:line-break/> <text:s text:c="19"/>self.__delete_saved_data(id, table_name)<text:line-break/> <text:s text:c="19"/>logger.info(f'Successfully sent data from {table_name}. ID: {id}')<text:line-break/> <text:s text:c="15"/>else:<text:line-break/> <text:s text:c="19"/>logger.warning(f'Failed to send data from {table_name}. ID: {id}. Status code: {response.status_code}')<text:line-break/> <text:s text:c="7"/>except Exception as e:<text:line-break/> <text:s text:c="11"/>logger.error(f'SqlDatabase __send_saved_data: {e}')<text:line-break/></text:p>
      <text:h text:style-name="P3" text:outline-level="1">_values_class.py</text:h>
      <text:p text:style-name="P4">#!/usr/bin/python3<text:line-break/><text:line-break/>"""File containing the main variables for automatic control of animal spraying.<text:line-break/>Author: Suieubayev Maxat<text:line-break/>Contact: maxat.suieubayev@gmail.com<text:line-break/>Number: +7 775 818 48 43"""<text:line-break/><text:line-break/>from dataclasses import dataclass<text:line-break/><text:soft-page-break/>from loguru import logger<text:line-break/><text:line-break/>@dataclass(frozen=True)<text:line-break/>class Pin:<text:line-break/> <text:s text:c="3"/>pcf_model_5: list = 40, 22<text:line-break/> <text:s text:c="3"/>pcf_model_6: list = 40, 32<text:line-break/> <text:s text:c="3"/>pcf_model_7: list = 40, 43<text:line-break/> <text:s text:c="3"/>pcf_model_10: list = 40, 54<text:line-break/><text:line-break/><text:line-break/>@dataclass<text:line-break/>class Values:<text:line-break/> <text:s text:c="3"/>drink_start_time: float<text:line-break/> <text:s text:c="3"/>spray_duration: int<text:line-break/> <text:s text:c="3"/>type_scales: str<text:line-break/> <text:s text:c="3"/>cow_id: str<text:line-break/> <text:s text:c="3"/>pin: int<text:line-break/> <text:s text:c="3"/>server_time: str<text:line-break/> <text:s text:c="3"/>task_id: int<text:line-break/> <text:s text:c="3"/>new_volume: int<text:line-break/> <text:s text:c="3"/>spraying_type: int<text:line-break/> <text:s text:c="3"/>volume: float<text:line-break/> <text:s text:c="3"/>flag: bool<text:line-break/><text:line-break/> <text:s text:c="3"/>def default(self):<text:line-break/> <text:s text:c="7"/>self.drink_start_time = 0<text:line-break/> <text:s text:c="7"/>self.spray_duration = 0<text:line-break/> <text:s text:c="7"/>self.type_scales = ''<text:line-break/> <text:s text:c="7"/>self.cow_id = ''<text:line-break/> <text:s text:c="7"/>self.pin = 0<text:line-break/> <text:s text:c="7"/>self.server_time = ''<text:line-break/> <text:s text:c="7"/>self.task_id = 0<text:line-break/> <text:s text:c="7"/>self.new_volume = 0<text:line-break/> <text:s text:c="7"/>self.spraying_type = 0<text:line-break/> <text:s text:c="7"/>self.volume = 0<text:line-break/> <text:s text:c="7"/>return self<text:line-break/></text:p>
      <text:p text:style-name="P4"><text:line-break/><text:line-break/></text:p>
      <text:h text:style-name="P3" text:outline-level="1">main_pcf.py</text:h>
      <text:p text:style-name="P4">#!/usr/bin/python3 <text:line-break/>#/home/pi/scales7.1/scales_submodule/src/main_pcf.py<text:line-break/><text:line-break/>"""Scales main file. Additional function: sprayer. Version 7.1<text:line-break/>Author: Suieubayev Maxat.<text:line-break/>Contact number +7 775 818 48 43. Email maxat.suieubayev@gmail.com"""<text:line-break/><text:line-break/>from _headers import install_packages<text:line-break/><text:line-break/>requirement_list = ['loguru', <text:line-break/><text:soft-page-break/> <text:s text:c="19"/>'requests', <text:line-break/> <text:s text:c="19"/>'pyserial',<text:line-break/> <text:s text:c="19"/>'RPi.GPIO', <text:line-break/> <text:s text:c="19"/>'wabson.chafon-rfid']<text:line-break/>install_packages(requirement_list)<text:line-break/><text:line-break/>from _lib_pcf import scales_v71<text:line-break/>from loguru import logger<text:line-break/>from _config_manager import ConfigManager<text:line-break/>import os<text:line-break/>try:<text:line-break/> <text:s text:c="3"/>import RPi.GPIO<text:line-break/> <text:s text:c="3"/>log_dir = "/home/pi/scales7.1/scales_submodule/loguru/scales_log"<text:line-break/> <text:s text:c="3"/>error_log_dir = f"{log_dir}/error_log"<text:line-break/> <text:s text:c="3"/>os.makedirs(log_dir, exist_ok=True)<text:line-break/> <text:s text:c="3"/>os.makedirs(error_log_dir, exist_ok=True)<text:line-break/> <text:s text:c="3"/>os.system(f"chmod -R 777 {log_dir}")<text:line-break/><text:line-break/>except RuntimeError:<text:line-break/> <text:s text:c="3"/>from __gpio_simulator import MockGPIO<text:line-break/> <text:s text:c="3"/>log_dir = '../feeder_log'<text:line-break/>from _glb_val import DEBUG<text:line-break/><text:line-break/>config_manager = ConfigManager()<text:line-break/>debug_level = "DEBUG" if DEBUG == 1 else "CRITICAL"<text:line-break/><text:line-break/>"""Инициализация logger для хранения записи о всех действиях программы"""<text:line-break/>logger.add(f"{log_dir}/scales.log", format="{time} {level} {function} {message}", <text:line-break/>level=debug_level, rotation="1 day", retention= '1 month', compression="zip") <text:s/><text:line-break/><text:line-break/>"""Инициализация logger для хранения записи об ошибках программы"""<text:line-break/>logger.add(f"{error_log_dir}/errors.log", format="{time} {level} {file} {function}:{line} {message}", <text:line-break/>level="ERROR", rotation="1 day", retention= '1 month', compression="zip") <text:s text:c="9"/># Настройка логгера<text:line-break/><text:line-break/>@logger.catch() <text:s text:c="8"/># Показывает ошибки, не работает если их обрабатывать<text:line-break/>def main():<text:line-break/> <text:s text:c="3"/>try:<text:line-break/> <text:s text:c="7"/>scales_v71()<text:line-break/> <text:s text:c="3"/>except Exception as e: <text:line-break/> <text:s text:c="7"/>logger.error(f'Error: {e}')<text:line-break/> <text:s text:c="15"/><text:line-break/><text:line-break/>main(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Приложение <text:span text:style-name="T12">4</text:span></text:p>
      <text:p text:style-name="P5">Тестовые скрипты проекта<text:line-break/></text:p>
      <text:h text:style-name="P3" text:outline-level="1">adder_calibration.py</text:h>
      <text:p text:style-name="P4">#!/usr/bin/env python3<text:line-break/>import sys<text:line-break/>import time<text:line-break/>from pathlib import Path<text:line-break/>from loguru import logger<text:line-break/><text:line-break/>import statistics<text:line-break/>from collections import deque<text:line-break/>from pathlib import Path<text:line-break/>from loguru import logger<text:line-break/>from time import sleep<text:line-break/><text:line-break/># Добавляем src в PYTHONPATH<text:line-break/>sys.path.append(str(Path(__file__).resolve().parent.parent / 'src'))<text:line-break/><text:line-break/>from _config_manager import ConfigManager<text:line-break/>import _lib_pcf as lib<text:line-break/>from _adc_data import ArduinoSerial <text:s/># именно этот класс<text:line-break/># from _chafon_rfid_lib import RFIDReader <text:s/># не нужен здесь<text:line-break/><text:line-break/>PRESENCE_THRESHOLD <text:s text:c="6"/>= 20.0 <text:s text:c="3"/># кг — порог присутствия животного<text:line-break/>READ_PERIOD <text:s text:c="13"/>= 0.1 <text:s text:c="4"/># секунда между считываниями<text:line-break/>PRESENCE_COUNT_THRESHOLD = 5 <text:s text:c="6"/># &gt;threshold подряд → корова встала (0.5 с)<text:line-break/>ABSENCE_COUNT_THRESHOLD <text:s/>= 5 <text:s text:c="6"/># &lt;threshold подряд → корова ушла (0.5 с)<text:line-break/>WINDOW_SIZE <text:s text:c="12"/>= 10 <text:s text:c="5"/># сколько последних замеров держать в буфере<text:line-break/><text:line-break/>config_manager = ConfigManager()<text:line-break/><text:line-break/><text:line-break/>def calibrate(<text:line-break/> <text:s text:c="3"/>scale_dev: ArduinoSerial,<text:line-break/> <text:s text:c="3"/>cfg: ConfigManager,<text:line-break/> <text:s text:c="3"/>timeout: float = 120.0,<text:line-break/> <text:s text:c="3"/>samples_zero: int = 20,<text:line-break/> <text:s text:c="3"/>samples_span: int = 20<text:line-break/>):<text:line-break/> <text:s text:c="3"/>"""<text:line-break/> <text:s text:c="3"/>Калибровка по двум шагам:<text:line-break/> <text:s text:c="5"/>1) Смещение (offset)<text:line-break/> <text:s text:c="5"/>2) Чувствительность (scale)<text:line-break/> <text:s text:c="3"/>"""<text:line-break/> <text:s text:c="3"/>deadline = time.time() + timeout<text:line-break/><text:line-break/> <text:s text:c="3"/>try:<text:line-break/> <text:s text:c="7"/>scale_dev.connect()<text:line-break/><text:line-break/><text:soft-page-break/> <text:s text:c="7"/># === Шаг 1: Offset ===<text:line-break/> <text:s text:c="7"/>logger.info("=== Шаг 1: калибровка нуля ===")<text:line-break/> <text:s text:c="7"/>logger.info("Убедитесь, что платформа пуста и нажмите Enter")<text:line-break/> <text:s text:c="7"/>lib.__input_with_timeout(<text:line-break/> <text:s text:c="11"/>deadline - time.time()<text:line-break/> <text:s text:c="7"/>)<text:line-break/> <text:s text:c="7"/>raw_zero = scale_dev.calib_read_average(samples_zero)<text:line-break/> <text:s text:c="7"/>scale_dev.set_offset(raw_zero)<text:line-break/> <text:s text:c="7"/>logger.info(f"raw_zero = {raw_zero:.2f}")<text:line-break/><text:line-break/> <text:s text:c="7"/># === Шаг 2: Span ===<text:line-break/> <text:s text:c="7"/>logger.info("=== Шаг 2: калибровка чувствительности ===")<text:line-break/> <text:s text:c="7"/>logger.info("Положите эталонный груз на платформу и нажмите Enter")<text:line-break/> <text:s text:c="7"/>lib.__input_with_timeout(<text:line-break/> <text:s text:c="11"/>deadline - time.time()<text:line-break/> <text:s text:c="7"/>)<text:line-break/><text:line-break/> <text:s text:c="7"/>raw_with_weight = scale_dev.calib_read_average(samples_span)<text:line-break/> <text:s text:c="7"/>delta = raw_with_weight - scale_dev.get_offset()<text:line-break/> <text:s text:c="7"/>logger.info(f"raw_with_weight = {raw_with_weight:.2f}, Δ = {delta:.2f}")<text:line-break/><text:line-break/> <text:s text:c="7"/>if delta &lt;= 0:<text:line-break/> <text:s text:c="11"/>raise RuntimeError("Ошибка span: Δ должно быть &gt; 0. Проверьте подключение и массу.")<text:line-break/><text:line-break/> <text:s text:c="7"/>logger.info("Введите массу эталонного груза в кг (например, 20):")<text:line-break/> <text:s text:c="7"/>weight_str = lib.__input_with_timeout(<text:line-break/> <text:s text:c="11"/>deadline - time.time()<text:line-break/> <text:s text:c="7"/>)<text:line-break/> <text:s text:c="7"/>try:<text:line-break/> <text:s text:c="11"/>weight_kg = float(weight_str)<text:line-break/> <text:s text:c="11"/>if weight_kg &lt;= 0:<text:line-break/> <text:s text:c="15"/>raise ValueError<text:line-break/> <text:s text:c="7"/>except ValueError:<text:line-break/> <text:s text:c="11"/>raise ValueError("Неверный ввод массы, ожидается положительное число.")<text:line-break/><text:line-break/> <text:s text:c="7"/>scale_factor = delta / weight_kg<text:line-break/> <text:s text:c="7"/>scale_dev.set_scale(scale_factor)<text:line-break/> <text:s text:c="7"/>logger.info(f"scale_factor = {scale_factor:.6f} raw/кг")<text:line-break/><text:line-break/> <text:s text:c="7"/># === Сохранение в конфиг ===<text:line-break/> <text:s text:c="7"/># В конфиг пишем именно числовые строки, без предварительного форматирования<text:line-break/> <text:s text:c="7"/>cfg.update_setting("Calibration", "Offset", raw_zero)<text:line-break/> <text:s text:c="7"/>cfg.update_setting("Calibration", "Scale", <text:s/>scale_factor)<text:line-break/><text:line-break/> <text:s text:c="7"/>logger.success("Калибровка успешно завершена")<text:line-break/> <text:s text:c="7"/>logger.info(f"Итоги: offset={raw_zero:.2f}, scale={scale_factor:.6f}")<text:line-break/><text:line-break/> <text:s text:c="3"/>except TimeoutError:<text:line-break/> <text:s text:c="7"/>logger.error("Калибровка прервана по таймауту ввода")<text:line-break/> <text:s text:c="3"/>except Exception as e:<text:line-break/> <text:s text:c="7"/>logger.exception(f"Ошибка во время калибровки: {e}")<text:line-break/><text:soft-page-break/> <text:s text:c="3"/>finally:<text:line-break/> <text:s text:c="7"/>scale_dev.disconnect()<text:line-break/><text:line-break/><text:line-break/>def main():<text:line-break/> <text:s text:c="3"/># Получаем объект для работы с HX711<text:line-break/> <text:s text:c="3"/>try:<text:line-break/> <text:s text:c="7"/>y = input("Для начала введите 'y' и нажмите Enter")<text:line-break/> <text:s text:c="7"/>if y == 'y':<text:line-break/> <text:s text:c="11"/>logger.info("Старт калибровки")<text:line-break/> <text:s text:c="11"/>arduino = lib.start_obj()<text:line-break/> <text:s text:c="11"/>if not isinstance(arduino, ArduinoSerial):<text:line-break/> <text:s text:c="15"/>logger.error("start_obj() вернул не тот тип устройства для калибровки")<text:line-break/> <text:s text:c="11"/>logger.info("Старт калибровки сумматора")<text:line-break/> <text:s text:c="11"/>calibrate(arduino, config_manager) <text:s text:c="9"/><text:line-break/> <text:s text:c="7"/><text:line-break/> <text:s text:c="7"/>arduino = lib.start_obj()<text:line-break/> <text:s text:c="7"/>window_buf = deque(maxlen=WINDOW_SIZE)<text:line-break/> <text:s text:c="7"/>weight_arr = []<text:line-break/> <text:s text:c="7"/>collecting = False<text:line-break/> <text:s text:c="7"/>logger.info("Ожидаем, пока корова встанет на весы...")<text:line-break/><text:line-break/> <text:s text:c="7"/>while True:<text:line-break/> <text:s text:c="11"/># 3) Снимаем показание<text:line-break/> <text:s text:c="11"/>w = arduino.get_measure_2()<text:line-break/> <text:s text:c="11"/>logger.debug(f"Текущий вес: {w:.2f} кг")<text:line-break/><text:line-break/> <text:s text:c="11"/>if not collecting:<text:line-break/> <text:s text:c="15"/># Ждём прихода: считаем подряд чтения ≥ threshold<text:line-break/> <text:s text:c="15"/>if w &gt;= PRESENCE_THRESHOLD:<text:line-break/> <text:s text:c="19"/>presence_count += 1<text:line-break/> <text:s text:c="19"/>if presence_count &gt;= PRESENCE_COUNT_THRESHOLD:<text:line-break/> <text:s text:c="23"/>collecting = True<text:line-break/> <text:s text:c="23"/>absence_count = 0<text:line-break/> <text:s text:c="23"/>weight_arr.clear()<text:line-break/> <text:s text:c="23"/>logger.info("Корова встала — начинаем сбор данных.")<text:line-break/> <text:s text:c="15"/>else:<text:line-break/> <text:s text:c="19"/>presence_count = 0<text:line-break/><text:line-break/> <text:s text:c="11"/>else:<text:line-break/> <text:s text:c="15"/># Корова на весах: собираем пока она не уедет<text:line-break/> <text:s text:c="15"/>if w &gt;= PRESENCE_THRESHOLD:<text:line-break/> <text:s text:c="19"/>absence_count = 0<text:line-break/> <text:s text:c="19"/>weight_arr.append(round(w,2))<text:line-break/> <text:s text:c="19"/>logger.debug(f" <text:s/>Собираем: {w:.2f} кг")<text:line-break/> <text:s text:c="15"/>else:<text:line-break/> <text:s text:c="19"/>absence_count += 1<text:line-break/> <text:s text:c="19"/>if absence_count &gt;= ABSENCE_COUNT_THRESHOLD:<text:line-break/> <text:s text:c="23"/># Корова ушла — заканчиваем<text:line-break/> <text:s text:c="23"/>final_weight = statistics.median(weight_arr) if weight_arr else 0.0<text:line-break/> <text:s text:c="23"/>logger.info(f"Корова ушла — итоговый вес: {final_weight:.2f} кг")<text:line-break/> <text:s text:c="23"/>break<text:line-break/><text:soft-page-break/><text:line-break/> <text:s text:c="11"/>sleep(READ_PERIOD)<text:line-break/><text:line-break/> <text:s text:c="7"/># 4) Дальнейшая обработка<text:line-break/> <text:s text:c="7"/># здесь можно, например, отправить final_weight на сервер<text:line-break/> <text:s text:c="7"/># или сохранить весь массив weight_arr<text:line-break/> <text:s text:c="7"/>logger.info(f"Собранные замеры ({len(weight_arr)}): {weight_arr}")<text:line-break/><text:line-break/> <text:s text:c="3"/>except KeyboardInterrupt:<text:line-break/> <text:s text:c="7"/>logger.info("Калибровка прервана пользователем")<text:line-break/> <text:s text:c="3"/>except Exception as e:<text:line-break/> <text:s text:c="7"/>logger.exception(f"Ошибка во время калибровки: {e}")<text:line-break/> <text:s text:c="3"/>finally:<text:line-break/> <text:s text:c="7"/>arduino.disconnect()<text:line-break/> <text:s text:c="7"/>logger.info("Отключение от устройства")<text:line-break/> <text:s text:c="7"/>logger.info("Сохранение конфигурации")<text:line-break/> <text:s text:c="3"/>logger.info("Выход из скрипта калибровки")<text:line-break/><text:line-break/><text:line-break/>if __name__ == "__main__":<text:line-break/> <text:s text:c="3"/>main()<text:line-break/></text:p>
      <text:h text:style-name="P3" text:outline-level="1">calc_volume.py</text:h>
      <text:p text:style-name="P4"><text:line-break/><text:line-break/>def calc_volume():<text:line-break/> <text:s text:c="3"/>print('Please input volume: ')<text:line-break/> <text:s text:c="3"/>volume = float(input())<text:line-break/> <text:s text:c="3"/>lm = 5<text:line-break/> <text:s text:c="3"/>print(f'l/m = {lm}')<text:line-break/> <text:s text:c="3"/>print(f'Time = {(volume/1000)/lm * 60} sec')<text:line-break/><text:line-break/><text:line-break/>def test_try():<text:line-break/> <text:s text:c="3"/>print("TEST")<text:line-break/> <text:s text:c="3"/>weight_array = [50 for i in range(10)]<text:line-break/> <text:s text:c="3"/>print(weight_array)<text:line-break/><text:line-break/>def main():<text:line-break/> <text:s text:c="3"/>test_try()<text:line-break/><text:line-break/>main()</text:p>
      <text:h text:style-name="P3" text:outline-level="1">chafon_test.py</text:h>
      <text:p text:style-name="P4">import time<text:line-break/>import binascii<text:line-break/>from chafon_rfid.transport_serial import SerialTransport<text:line-break/>from chafon_rfid.uhfreader288m import G2InventoryCommand, G2InventoryResponseFrame<text:line-break/>from loguru import logger<text:line-break/><text:line-break/><text:soft-page-break/>DEVICE_PORT = "/dev/ttyUSB0" <text:s text:c="2"/># или 'COM3' на Windows<text:line-break/>BAUD_RATE = 57600 <text:s text:c="13"/># Обычно 57600 или 115200<text:line-break/>READ_TIMEOUT = 1.0 <text:s text:c="12"/># Секунды ожидания ответа<text:line-break/><text:line-break/>def main():<text:line-break/> <text:s text:c="3"/>logger.info("Connecting to USB RFID reader...")<text:line-break/><text:line-break/> <text:s text:c="3"/>try:<text:line-break/> <text:s text:c="7"/>transport = SerialTransport(device=DEVICE_PORT, baud_rate=BAUD_RATE, timeout=READ_TIMEOUT)<text:line-break/> <text:s text:c="7"/>logger.success(f"Connected to {DEVICE_PORT} at {BAUD_RATE} baud.")<text:line-break/><text:line-break/> <text:s text:c="7"/>inventory_command = G2InventoryCommand(q_value=4, antenna=0x80)<text:line-break/><text:line-break/> <text:s text:c="7"/>while True:<text:line-break/> <text:s text:c="11"/>logger.debug("Sending inventory command...")<text:line-break/> <text:s text:c="11"/>transport.write(inventory_command.serialize())<text:line-break/><text:line-break/> <text:s text:c="11"/>try:<text:line-break/> <text:s text:c="15"/>response_data = transport.read_frame()<text:line-break/> <text:s text:c="15"/>frame = G2InventoryResponseFrame(response_data)<text:line-break/><text:line-break/> <text:s text:c="15"/>for tag in frame.get_tag():<text:line-break/> <text:s text:c="19"/>epc_hex = tag.epc.hex()<text:line-break/> <text:s text:c="19"/>logger.success(f"Tag EPC: {epc_hex}")<text:line-break/><text:line-break/> <text:s text:c="11"/>except Exception as e:<text:line-break/> <text:s text:c="15"/>logger.warning(f"No tag or error: {e}")<text:line-break/><text:line-break/> <text:s text:c="11"/>time.sleep(0.1)<text:line-break/><text:line-break/> <text:s text:c="3"/>except Exception as e:<text:line-break/> <text:s text:c="7"/>logger.error(f"Error opening transport: {e}")<text:line-break/><text:line-break/> <text:s text:c="3"/>finally:<text:line-break/> <text:s text:c="7"/>logger.info("Closing transport...")<text:line-break/> <text:s text:c="7"/>transport.close()<text:line-break/><text:line-break/>if __name__ == "__main__":<text:line-break/> <text:s text:c="3"/>main()<text:line-break/></text:p>
      <text:h text:style-name="P3" text:outline-level="1">gpio_test.py</text:h>
      <text:p text:style-name="P4">#!/usr/bin/python3<text:line-break/><text:line-break/>import RPi.GPIO as GPIO<text:line-break/>import time<text:line-break/>import sys<text:line-break/>from pathlib import Path<text:line-break/><text:line-break/>sys.path.append(str(Path(__file__).resolve().parent.parent / 'src'))<text:line-break/><text:line-break/><text:soft-page-break/>from _config_manager import ConfigManager<text:line-break/><text:line-break/><text:line-break/>config_manager = ConfigManager()<text:line-break/><text:line-break/>medicine_pin = int(config_manager.get_setting("Sprayer", "medicine_pin"))<text:line-break/><text:line-break/>GPIO.setmode(GPIO.BCM) <text:s/># Устанавливаем BCM-нумерацию пинов<text:line-break/>GPIO.setup(medicine_pin, GPIO.OUT) <text:s/># Устанавливаем 18-й пин как выход<text:line-break/>GPIO.output(medicine_pin, GPIO.LOW)<text:line-break/><text:line-break/>def main():<text:line-break/> <text:s text:c="3"/>try:<text:line-break/> <text:s text:c="7"/>print("Enter On time: ")<text:line-break/> <text:s text:c="7"/>on_time = input()<text:line-break/> <text:s text:c="7"/>print("Enter off time: ")<text:line-break/> <text:s text:c="7"/>off_time = input()<text:line-break/> <text:s text:c="7"/>count = 0<text:line-break/> <text:s text:c="7"/>while(True):<text:line-break/> <text:s text:c="11"/>print("On")<text:line-break/> <text:s text:c="11"/>GPIO.output(medicine_pin, GPIO.HIGH) <text:s/># Подаём 3.3 вольта на 18-й пин<text:line-break/> <text:s text:c="11"/>#GPIO.output(23, GPIO.HIGH)<text:line-break/> <text:s text:c="11"/>time.sleep(float(on_time)) <text:s/># Ждём одну секунду<text:line-break/> <text:s text:c="11"/>count += 1<text:line-break/> <text:s text:c="11"/>print("off")<text:line-break/> <text:s text:c="11"/>GPIO.output(medicine_pin, GPIO.LOW) <text:s/># Подаём 3.3 вольта на 18-й пин<text:line-break/> <text:s text:c="11"/>#GPIO.output(23, GPIO.LOW)<text:line-break/> <text:s text:c="11"/>time.sleep(float(off_time))<text:line-break/> <text:s text:c="3"/>except KeyboardInterrupt as e:<text:line-break/> <text:s text:c="7"/>print("Ok! Bye!")<text:line-break/> <text:s text:c="7"/>print("Count of cycles: ", count)<text:line-break/> <text:s text:c="7"/>GPIO.cleanup() <text:s/># Возвращаем пины в исходное состояние<text:line-break/><text:line-break/>main()<text:line-break/></text:p>
      <text:h text:style-name="P3" text:outline-level="1">post_test.py</text:h>
      <text:p text:style-name="P4">import sys<text:line-break/>from pathlib import Path<text:line-break/><text:line-break/>sys.path.append(str(Path(__file__).resolve().parent.parent / 'src'))<text:line-break/><text:line-break/>from _config_manager import ConfigManager<text:line-break/>import time<text:line-break/>import timeit<text:line-break/>from datetime import datetime, timedelta<text:line-break/>import statistics<text:line-break/>try:<text:line-break/> <text:s text:c="3"/>import RPi.GPIO as GPIO<text:line-break/>except RuntimeError:<text:line-break/> <text:s text:c="3"/>from __gpio_simulator import MockGPIO as GPIO<text:line-break/><text:line-break/><text:soft-page-break/><text:line-break/>from _sprayer import Sprayer<text:line-break/>import _values_class as value_data<text:line-break/>from _glb_val import *<text:line-break/>import json<text:line-break/>import json<text:line-break/>import requests<text:line-break/> <text:s text:c="3"/><text:line-break/>from loguru import logger<text:line-break/><text:line-break/>debug_level = "DEBUG" if DEBUG == 1 else "CRITICAL"<text:line-break/><text:line-break/>"""Инициализация logger для хранения записи о всех действиях программы"""<text:line-break/>logger.add(sys.stdout, format="{time} {level} {message}", level=debug_level) <text:s/><text:line-break/><text:line-break/>config_manager = ConfigManager()<text:line-break/><text:line-break/>def post_median_data(animal_id, weight_finall, type_scales): # Sending data into Igor's server through JSON<text:line-break/> <text:s text:c="3"/>try:<text:line-break/> <text:s text:c="7"/>logger.debug(f'START SEND DATA TO SERVER:')<text:line-break/> <text:s text:c="7"/>url = config_manager.get_setting("Parameters", "median_url")<text:line-break/> <text:s text:c="7"/>headers = {'Content-type': 'application/json'}<text:line-break/> <text:s text:c="7"/>data = {"AnimalNumber" : animal_id,<text:line-break/> <text:s text:c="15"/>"Date" : str(datetime.now()),<text:line-break/> <text:s text:c="15"/>"Weight" : weight_finall,<text:line-break/> <text:s text:c="15"/>"ScalesModel" : type_scales}<text:line-break/> <text:s text:c="7"/>answer = requests.post(url, data=json.dumps(data), headers=headers, timeout=3)<text:line-break/> <text:s text:c="7"/>logger.debug(f'Answer from server: {answer}') # Is it possible to stop on this line in the debug?<text:line-break/> <text:s text:c="7"/>logger.debug(f'Content from main server: {answer.content}')<text:line-break/> <text:s text:c="3"/>except Exception as e:<text:line-break/> <text:s text:c="7"/>logger.error(f'Error send data to server {e}')<text:line-break/><text:line-break/><text:line-break/>def post_array_data(type_scales, animal_id, weight_list, weighing_start_time, weighing_end_time):<text:line-break/> <text:s text:c="3"/>try:<text:line-break/> <text:s text:c="7"/>logger.debug(f'Post data function start')<text:line-break/> <text:s text:c="7"/>url = config_manager.get_setting("Parameters", "array_url")<text:line-break/> <text:s text:c="7"/>headers = <text:s/>{'Content-Type': 'application/json; charset=utf-8'}<text:line-break/> <text:s text:c="7"/>data = {<text:line-break/> <text:s text:c="15"/>"ScalesSerialNumber": type_scales,<text:line-break/> <text:s text:c="15"/>"WeighingStart": weighing_start_time,<text:line-break/> <text:s text:c="15"/>"WeighingEnd": weighing_end_time,<text:line-break/> <text:s text:c="15"/>"RFIDNumber": animal_id,<text:line-break/> <text:s text:c="15"/>"Data": weight_list<text:line-break/> <text:s text:c="15"/>} <text:s/><text:line-break/> <text:s text:c="7"/>post = requests.post(url, data=json.dumps(data), headers=headers, timeout=3)<text:line-break/> <text:s text:c="7"/>logger.debug(f'Post Data: {data}')<text:line-break/> <text:s text:c="7"/>logger.debug(f'Answer from server: {post}') # Is it possible to stop on this line in the debug?<text:line-break/> <text:s text:c="7"/>logger.debug(f'Content from main server: {post.content}')<text:line-break/> <text:s text:c="3"/>except Exception as e:<text:line-break/><text:soft-page-break/> <text:s text:c="7"/>logger.error(f'Error post data: {e}')<text:line-break/><text:line-break/><text:line-break/>def main():<text:line-break/> <text:s text:c="3"/>cow_id = '940000401030_test'<text:line-break/> <text:s text:c="3"/>weight_array = [50.00 for i in range(60)]<text:line-break/> <text:s text:c="3"/>#weight_array = [50.06, 49.94, 49.74, 49.76, 49.87, 49.93, 50.02, 49.97, 49.95, 49.98, 49.88, 49.91, 50.2, 179.95, 668.44, 1274.77, 1899.45, 2517.68, 3087.39, 3368.32, 3367.92, 3367.45]<text:line-break/> <text:s text:c="3"/>weighing_start_time = str(datetime.now())<text:line-break/> <text:s text:c="3"/>weighing_end_time = str(datetime.now() + timedelta(seconds=30))<text:line-break/> <text:s text:c="3"/>weight_finall = statistics.median(weight_array)<text:line-break/> <text:s text:c="3"/>post_array_data(TYPE_SCALES, cow_id, weight_array, weighing_start_time, weighing_end_time)<text:line-break/> <text:s text:c="3"/>post_median_data(cow_id, weight_finall, TYPE_SCALES) <text:line-break/><text:line-break/><text:line-break/>main()</text:p>
      <text:h text:style-name="P3" text:outline-level="1">request.py</text:h>
      <text:p text:style-name="P4">import requests<text:line-break/>from loguru import logger<text:line-break/>import socket<text:line-break/>import binascii<text:line-break/><text:line-break/><text:line-break/>@logger.catch<text:line-break/>def __request_get(): <text:s/># Get data from the server<text:line-break/> <text:s text:c="3"/>try:<text:line-break/> <text:s text:c="7"/>cow_id = "FC6599A1DF00" # Это бирка<text:line-break/> <text:s text:c="7"/>type_scales = "scales0623v61-6-rasp" # Это серийный номер весов<text:line-break/> <text:s text:c="7"/>url = 'https://smart-farm.kz:8502/api/v2/Sprayings?scalesSerialNumber=' + type_scales + \<text:line-break/> <text:s text:c="13"/>'&amp;animalRfidNumber=' + cow_id # Когда отправляет запрос учитывается сериый номер и бирка cow_id <text:line-break/> <text:s text:c="7"/>request_get = requests.get(url, timeout=5).json()<text:line-break/> <text:s text:c="7"/>print(request_get)<text:line-break/> <text:s text:c="7"/>return request_get<text:line-break/> <text:s text:c="3"/>except Exception as e:<text:line-break/> <text:s text:c="7"/>print('request get func error')<text:line-break/><text:line-break/>def connect_rfid_reader(): <text:s/># Connection to RFID Reader through TCP and getting cow ID in str format<text:line-break/> <text:s text:c="3"/>try:<text:line-break/> <text:s text:c="7"/>logger.debug(f'START RFID FUNCTION')<text:line-break/> <text:s text:c="7"/>TCP_IP = '192.168.1.250' <text:s/># chafon 5300 reader address<text:line-break/> <text:s text:c="7"/>TCP_PORT = 60000 <text:s/># chafon 5300 port<text:line-break/> <text:s text:c="7"/>BUFFER_SIZE = 1024<text:line-break/> <text:s text:c="7"/>animal_id = "b'435400040001'" <text:s/># Id null starting variable<text:line-break/> <text:s text:c="7"/>animal_id_new = "b'435400040001'"<text:line-break/> <text:s text:c="7"/>null_id = "b'435400040001'"<text:line-break/> <text:s text:c="7"/>logger.debug(f'START Animal ID animal_id: {animal_id}')<text:line-break/> <text:s text:c="7"/>logger.debug(f'START Null id null_id : {null_id}')<text:line-break/><text:line-break/><text:soft-page-break/> <text:s text:c="7"/>if animal_id == null_id: <text:s/># Send command to reader waiting id of animal<text:line-break/> <text:s text:c="11"/>s = socket.socket(socket.AF_INET, socket.SOCK_STREAM)<text:line-break/> <text:s text:c="11"/>s.connect((TCP_IP, TCP_PORT))<text:line-break/> <text:s text:c="11"/>s.send(bytearray([0x53, 0x57, 0x00, 0x06, 0xff, 0x01, 0x00, 0x00, 0x00,<text:line-break/> <text:s text:c="29"/>0x50])) <text:s/># Chafon RU5300 Answer mode reading mode command<text:line-break/> <text:s text:c="11"/>data = s.recv(BUFFER_SIZE)<text:line-break/> <text:s text:c="11"/>animal_id = str(binascii.hexlify(data))<text:line-break/> <text:s text:c="11"/>animal_id_new = animal_id[:-5] <text:s/># Cutting the string from unnecessary information after 4 signs<text:line-break/> <text:s text:c="11"/>animal_id_new = animal_id_new[-12:] <text:s/># Cutting the string from unnecessary information before 24 signs<text:line-break/> <text:s text:c="11"/>logger.debug(f'Raw ID animal_id: {animal_id}')<text:line-break/> <text:s text:c="11"/>logger.debug(f'New ID animal_id_new: {animal_id_new}')<text:line-break/> <text:s text:c="11"/>logger.debug(f'Null id null_id : {str(null_id)}')<text:line-break/> <text:s text:c="11"/>s.close()<text:line-break/> <text:s text:c="7"/>if animal_id_new == null_id: <text:s/># Id null return(0)<text:line-break/> <text:s text:c="11"/>connect_rfid_reader()<text:line-break/> <text:s text:c="7"/>else: <text:s/># Id check return(1)<text:line-break/> <text:s text:c="11"/>animal_id = "b'435400040001'"<text:line-break/> <text:s text:c="11"/>logger.debug(f'Success step 2 RFID. animal id new: {animal_id_new}')<text:line-break/> <text:s text:c="11"/>return animal_id_new<text:line-break/> <text:s text:c="3"/>except Exception as e:<text:line-break/> <text:s text:c="7"/>logger.error(f'Error connect to Arduino {e}')<text:line-break/> <text:s text:c="3"/>else:<text:line-break/> <text:s text:c="7"/>logger.debug(f'2 step RFID')<text:line-break/><text:line-break/>def main():<text:line-break/> <text:s text:c="3"/>logger.info(f'If you want to know your rfid number enter 1')<text:line-break/> <text:s text:c="3"/>logger.info(f'if you want to take the task from server enter 2')<text:line-break/> <text:s text:c="3"/>z = input()<text:line-break/> <text:s text:c="3"/>if z == "1":<text:line-break/> <text:s text:c="7"/>print(connect_rfid_reader())<text:line-break/> <text:s text:c="3"/>else:<text:line-break/> <text:s text:c="7"/>__request_get()<text:line-break/><text:line-break/><text:line-break/>main()</text:p>
      <text:h text:style-name="P3" text:outline-level="1">rfid_ethernet_test.py</text:h>
      <text:p text:style-name="P4">import sys<text:line-break/>import socket<text:line-break/>import binascii<text:line-break/>from pathlib import Path<text:line-break/>from loguru import logger<text:line-break/>import time<text:line-break/><text:line-break/>sys.path.append(str(Path(__file__).resolve().parent.parent / 'src'))<text:line-break/><text:line-break/>from _config_manager import ConfigManager<text:line-break/>from _chafon_rfid_lib import RFIDReader<text:line-break/>from _lib_pcf import __connect_rfid_reader_ethernet, _set_power_RFID_ethernet<text:line-break/>from _glb_val import RFID_READER_USB<text:line-break/><text:soft-page-break/><text:line-break/># === Конфигурация и логгирование ===<text:line-break/>config_manager = ConfigManager()<text:line-break/><text:line-break/>logger.remove()<text:line-break/>logger.add(sys.stderr, format="{time} {level} {message}", level="DEBUG")<text:line-break/><text:line-break/>RFID_TIMEOUT = int(config_manager.get_setting("RFID_Reader", "reader_timeout"))<text:line-break/><text:line-break/>def read_rfid():<text:line-break/> <text:s text:c="3"/>if RFID_READER_USB:<text:line-break/> <text:s text:c="7"/>logger.info("Using USB-connected RFID reader")<text:line-break/> <text:s text:c="7"/>reader = RFIDReader()<text:line-break/> <text:s text:c="7"/>tag_id = reader.connect()<text:line-break/> <text:s text:c="7"/>logger.info(f"RFID tag ID (USB): {tag_id}")<text:line-break/> <text:s text:c="7"/>return tag_id<text:line-break/> <text:s text:c="3"/>else:<text:line-break/> <text:s text:c="7"/>_set_power_RFID_ethernet()<text:line-break/> <text:s text:c="7"/>tag_id = __connect_rfid_reader_ethernet()<text:line-break/> <text:s text:c="7"/>if tag_id:<text:line-break/> <text:s text:c="11"/>logger.info(f"RFID tag ID (Ethernet): {tag_id}")<text:line-break/> <text:s text:c="7"/>else:<text:line-break/> <text:s text:c="11"/>logger.error("Failed to read RFID tag over Ethernet.")<text:line-break/> <text:s text:c="7"/>return tag_id<text:line-break/><text:line-break/>def main():<text:line-break/> <text:s text:c="3"/>logger.info("RFID Reader Test Menu\n1 — Read tag\n2 — Exit")<text:line-break/> <text:s text:c="3"/>choice = input("Enter choice: ").strip()<text:line-break/> <text:s text:c="3"/>if choice == "1":<text:line-break/> <text:s text:c="7"/>try:<text:line-break/> <text:s text:c="11"/>while True:<text:line-break/> <text:s text:c="15"/>tag_id = read_rfid()<text:line-break/> <text:s text:c="11"/><text:line-break/> <text:s text:c="15"/>if tag_id:<text:line-break/> <text:s text:c="19"/>logger.success(f"RFID tag detected: {tag_id}")<text:line-break/> <text:s text:c="15"/>time.sleep(0.5) <text:line-break/><text:line-break/> <text:s text:c="7"/>except KeyboardInterrupt:<text:line-break/> <text:s text:c="15"/>logger.info("Interrupted by user.")<text:line-break/> <text:s text:c="3"/>else:<text:line-break/> <text:s text:c="7"/>logger.info("Exiting.")<text:line-break/><text:line-break/>if __name__ == "__main__":<text:line-break/> <text:s text:c="3"/>main()<text:line-break/></text:p>
      <text:h text:style-name="P3" text:outline-level="1">rfid_test.py</text:h>
      <text:p text:style-name="P4">import sys<text:line-break/><text:line-break/>PRESET_VALUE = 0xFFFF<text:line-break/>POLYNOMIAL = 0x8408<text:line-break/><text:line-break/><text:soft-page-break/>def checksum(pucY):<text:line-break/> <text:s text:c="3"/>uiCrcValue = PRESET_VALUE<text:line-break/> <text:s text:c="3"/>for ucY in pucY:<text:line-break/> <text:s text:c="7"/>uiCrcValue = uiCrcValue ^ ucY<text:line-break/> <text:s text:c="7"/>for ucJ in range(8):<text:line-break/> <text:s text:c="11"/>if uiCrcValue &amp; 0x0001:<text:line-break/> <text:s text:c="15"/>uiCrcValue = (uiCrcValue &gt;&gt; 1) ^ POLYNOMIAL<text:line-break/> <text:s text:c="11"/>else:<text:line-break/> <text:s text:c="15"/>uiCrcValue = (uiCrcValue &gt;&gt; 1)<text:line-break/> <text:s text:c="3"/>return uiCrcValue<text:line-break/><text:line-break/>if __name__ == '__main__':<text:line-break/> <text:s text:c="3"/>print('%X' % (checksum(bytearray.fromhex(sys.argv[1])),))<text:line-break/></text:p>
      <text:h text:style-name="P3" text:outline-level="1">rfid_usb_test.py</text:h>
      <text:p text:style-name="P4">import sys<text:line-break/>from pathlib import Path<text:line-break/>from loguru import logger<text:line-break/>import time<text:line-break/><text:line-break/># Добавляем путь к src, где лежит _chafon_rfid_lib.py<text:line-break/>sys.path.append(str(Path(__file__).resolve().parent.parent / 'src'))<text:line-break/><text:line-break/>from _chafon_rfid_lib import RFIDReader<text:line-break/><text:line-break/># Настройка логирования<text:line-break/>logger.remove()<text:line-break/>logger.add(sys.stderr, format="{time} {level} {message}", level="DEBUG")<text:line-break/><text:line-break/><text:line-break/>def main():<text:line-break/> <text:s text:c="3"/># Создаём экземпляр<text:line-break/> <text:s text:c="3"/>reader = RFIDReader()<text:line-break/><text:line-break/> <text:s text:c="3"/># Если порт не задан в config.ini — ищем автоматически<text:line-break/> <text:s text:c="3"/>if not reader.reader_port:<text:line-break/> <text:s text:c="7"/>port = reader.find_rfid_reader()<text:line-break/> <text:s text:c="7"/>if port:<text:line-break/> <text:s text:c="11"/>logger.info(f"Найден ридер на порту {port}")<text:line-break/> <text:s text:c="7"/>else:<text:line-break/> <text:s text:c="11"/>logger.error("Не удалось найти RFID-ридер. Проверьте подключение.")<text:line-break/> <text:s text:c="11"/>return<text:line-break/><text:line-break/> <text:s text:c="3"/># Открываем соединение (timeout на чтение 0.05 с)<text:line-break/> <text:s text:c="3"/>try:<text:line-break/> <text:s text:c="7"/>reader.open(timeout=0.05)<text:line-break/> <text:s text:c="3"/>except Exception as e:<text:line-break/> <text:s text:c="7"/>logger.error(f"Ошибка при открытии порта: {e}")<text:line-break/> <text:s text:c="7"/>return<text:line-break/><text:line-break/> <text:s text:c="3"/>logger.info("Начинаем читать метки (Ctrl+C для выхода)")<text:line-break/><text:soft-page-break/> <text:s text:c="3"/>try:<text:line-break/> <text:s text:c="7"/>while True:<text:line-break/> <text:s text:c="11"/>tag = reader.read_tag(timeout=1.0)<text:line-break/> <text:s text:c="11"/>if tag:<text:line-break/> <text:s text:c="15"/>logger.info(f"Прочитана метка: {tag}")<text:line-break/> <text:s text:c="11"/># Маленькая пауза, чтобы не забивать логи<text:line-break/> <text:s text:c="11"/>time.sleep(0.1)<text:line-break/> <text:s text:c="3"/>except KeyboardInterrupt:<text:line-break/> <text:s text:c="7"/>logger.info("Выход по Ctrl+C")<text:line-break/> <text:s text:c="3"/>finally:<text:line-break/> <text:s text:c="7"/>reader.close()<text:line-break/> <text:s text:c="7"/>logger.info("Соединение закрыто")<text:line-break/><text:line-break/><text:line-break/>if __name__ == '__main__':<text:line-break/> <text:s text:c="3"/>main()<text:line-break/></text:p>
      <text:h text:style-name="P3" text:outline-level="1">rfid_usb_test_2.py</text:h>
      <text:p text:style-name="P4">import sys<text:line-break/>from pathlib import Path<text:line-break/>from loguru import logger<text:line-break/>import time<text:line-break/><text:line-break/>sys.path.append(str(Path(__file__).resolve().parent.parent / 'src'))<text:line-break/><text:line-break/>from _chafon_rfid_lib import RFIDReader<text:line-break/><text:line-break/>logger.remove()<text:line-break/>logger.add(sys.stderr, format="{time} {level} {message}", level="DEBUG")<text:line-break/><text:line-break/>def main():<text:line-break/> <text:s text:c="3"/>logger.info(f'Начало теста rfid_reader модуля - считывание через USB')<text:line-break/> <text:s text:c="3"/>logger.info(f'Пожалуйста заполните ../config/config.ini [RFID_Reader] reader_port = \nК примеру: /dev/ttyUSB0')<text:line-break/> <text:s text:c="3"/>logger.info(f'Если вы не знаете порт пожалуйста сделайте следующие шаги: ')<text:line-break/> <text:s text:c="3"/>logger.info(f'1. Отключите USB от rfid_reader;')<text:line-break/> <text:s text:c="3"/>logger.info(f'2. Откройте терминал (ctrl+alt+t) и введите следующую команду: /dev/tty*;')<text:line-break/> <text:s text:c="3"/>logger.info(f'3. Запомните список. Список возможно будет большой, но внимание нужно обратить на ttyUSB* или ttyACM*;')<text:line-break/> <text:s text:c="3"/>logger.info(f'4. Вставьте USB обратно в raspberry и снова введите команду: /dev/tty*;')<text:line-break/> <text:s text:c="3"/>logger.info(f'5. Должен появиться новый ttyUSB* или ttyACM*')<text:line-break/> <text:s text:c="3"/>logger.info(f'6. Перепишите его в ../config/config.ini [RFID_Reader] reader_port = СЮДА\nК примеру: /dev/ttyUSB0')<text:line-break/> <text:s text:c="3"/>try:<text:line-break/> <text:s text:c="7"/>rfid_reader = RFIDReader()<text:line-break/> <text:s text:c="3"/>except Exception as e:<text:line-break/> <text:s text:c="7"/>logger.error(f'Не удалось инициализировать RFIDReader: {e}')<text:line-break/> <text:s text:c="7"/>logger.info('Программа будет закрыта через 10 секунд...')<text:line-break/> <text:s text:c="7"/>time.sleep(10)<text:line-break/> <text:s text:c="7"/>sys.exit(1)<text:line-break/><text:line-break/><text:soft-page-break/> <text:s text:c="3"/>start_time = time.time()<text:line-break/> <text:s text:c="3"/>timeout = 600 <text:s/><text:line-break/> <text:s text:c="3"/>try:<text:line-break/> <text:s text:c="7"/>while True:<text:line-break/> <text:s text:c="11"/>current_time = time.time()<text:line-break/> <text:s text:c="11"/>animal_id = rfid_reader.connect()<text:line-break/> <text:s text:c="11"/>logger.info(animal_id)<text:line-break/> <text:s text:c="11"/>time.sleep(0.1)<text:line-break/> <text:s text:c="11"/>if current_time - start_time &gt; timeout:<text:line-break/> <text:s text:c="15"/>logger.info('10 минут прошли. Пока.')<text:line-break/> <text:s text:c="15"/>break<text:line-break/> <text:s text:c="3"/>except Exception as e:<text:line-break/> <text:s text:c="7"/>logger.error(f'Error: {e}')<text:line-break/> <text:s text:c="7"/><text:line-break/>main()</text:p>
      <text:h text:style-name="P3" text:outline-level="1">sprayer_test.py</text:h>
      <text:p text:style-name="P4">import sys<text:line-break/>from pathlib import Path<text:line-break/><text:line-break/>sys.path.append(str(Path(__file__).resolve().parent.parent / 'src'))<text:line-break/><text:line-break/>from _config_manager import ConfigManager<text:line-break/>import time<text:line-break/>import timeit<text:line-break/>import datetime<text:line-break/>try:<text:line-break/> <text:s text:c="3"/>import RPi.GPIO as GPIO<text:line-break/>except RuntimeError:<text:line-break/> <text:s text:c="3"/>from __gpio_simulator import MockGPIO as GPIO<text:line-break/><text:line-break/><text:line-break/>from _sprayer import Sprayer<text:line-break/>import _values_class as value_data<text:line-break/>from _glb_val import *<text:line-break/><text:line-break/> <text:s text:c="3"/><text:line-break/>from loguru import logger<text:line-break/><text:line-break/>debug_level = "DEBUG" if DEBUG == 1 else "CRITICAL"<text:line-break/><text:line-break/>"""Инициализация logger для хранения записи о всех действиях программы"""<text:line-break/>logger.add(sys.stdout, format="{time} {level} {message}", level=debug_level) <text:s/><text:line-break/><text:line-break/><text:line-break/>def process(cow_id: str) -&gt; tuple:<text:line-break/> <text:s text:c="3"/>logger.info(f'Sprayer test started for cow_id: {cow_id}')<text:line-break/> <text:s text:c="3"/>try:<text:line-break/><text:line-break/> <text:s text:c="7"/>weight_arr = []<text:line-break/> <text:s text:c="7"/>next_time = time.time() + 1<text:line-break/> <text:s text:c="7"/><text:line-break/><text:soft-page-break/> <text:s text:c="7"/>drink_start_time = timeit.default_timer()<text:line-break/> <text:s text:c="7"/>gpio_state = False<text:line-break/> <text:s text:c="7"/><text:line-break/> <text:s text:c="7"/>values = value_data.Values(<text:line-break/> <text:s text:c="11"/>drink_start_time, 0, TYPE_SCALES, cow_id, 0, '0', 0, 0, 0, 0, True<text:line-break/> <text:s text:c="7"/>)<text:line-break/><text:line-break/> <text:s text:c="7"/>logger.info(f'Initial values set: {values}')<text:line-break/><text:line-break/> <text:s text:c="7"/>if SPRAYER:<text:line-break/> <text:s text:c="11"/>sprayer = Sprayer(values)<text:line-break/> <text:s text:c="11"/>logger.info('Sprayer initialized.')<text:line-break/> <text:s text:c="7"/>i = 200<text:line-break/> <text:s text:c="7"/>while True:<text:line-break/><text:line-break/> <text:s text:c="11"/>current_time = time.time()<text:line-break/> <text:s text:c="11"/>time_to_wait = next_time - current_time<text:line-break/><text:line-break/> <text:s text:c="11"/>if SPRAYER:<text:line-break/> <text:s text:c="15"/>if not values.flag:<text:line-break/> <text:s text:c="19"/>gpio_state = sprayer.spray_main_function(gpio_state)<text:line-break/> <text:s text:c="19"/>values = sprayer.new_start_timer(gpio_state)<text:line-break/> <text:s text:c="15"/>else:<text:line-break/> <text:s text:c="19"/>if time_to_wait &lt; 0 and round(time.time(), 0) % 5 == 0:<text:line-break/> <text:s text:c="23"/>values.flag = False<text:line-break/><text:line-break/> <text:s text:c="11"/>if time_to_wait &lt; 0:<text:line-break/> <text:s text:c="15"/>i+=1<text:line-break/> <text:s text:c="15"/>weight_arr.append(i)<text:line-break/> <text:s text:c="15"/>next_time = time.time() + 1<text:line-break/> <text:s text:c="15"/>logger.debug(f'Array weights: {weight_arr}')<text:line-break/> <text:s text:c="11"/>time.sleep(1)<text:line-break/> <text:s text:c="11"/>if i == 220:<text:line-break/> <text:s text:c="15"/>break<text:line-break/> <text:s text:c="7"/><text:line-break/> <text:s text:c="7"/>GPIO.cleanup()<text:line-break/><text:line-break/> <text:s text:c="7"/>if not weight_arr:<text:line-break/> <text:s text:c="11"/>logger.info("null weight list")<text:line-break/> <text:s text:c="11"/>return 0, [], ''<text:line-break/><text:line-break/> <text:s text:c="7"/>if SPRAYER:<text:line-break/> <text:s text:c="11"/>gpio_state = sprayer.gpio_state_check(gpio_state)<text:line-break/><text:line-break/> <text:s text:c="3"/>except KeyboardInterrupt as e:<text:line-break/> <text:s text:c="7"/>logger.error(f'measure_weight Error: {e}')<text:line-break/> <text:s text:c="7"/>GPIO.cleanup()<text:line-break/> <text:s text:c="7"/>if SPRAYER:<text:line-break/> <text:s text:c="11"/>gpio_state = sprayer.gpio_state_check(gpio_state)<text:line-break/> <text:s text:c="7"/><text:line-break/><text:line-break/>def main():<text:line-break/><text:soft-page-break/> <text:s text:c="3"/>logger.info(f'Starting test of _sprayer.py.')<text:line-break/> <text:s text:c="3"/>cow_id = '4354001c004501c38d2010132e25010f0101e2806894000040103003'<text:line-break/> <text:s text:c="3"/>process(cow_id)<text:line-break/><text:line-break/>main()</text:p>
      <text:h text:style-name="P3" text:outline-level="1">tag_id.py</text:h>
      <text:p text:style-name="P4">import binascii<text:line-break/><text:line-break/>def calculate_crc(data):<text:line-break/> <text:s text:c="3"/>crc = 0xFFFF<text:line-break/> <text:s text:c="3"/>for byte in data:<text:line-break/> <text:s text:c="7"/>crc ^= byte &lt;&lt; 8<text:line-break/> <text:s text:c="7"/>for _ in range(8):<text:line-break/> <text:s text:c="11"/>if crc &amp; 0x8000:<text:line-break/> <text:s text:c="15"/>crc = (crc &lt;&lt; 1) ^ 0x1021<text:line-break/> <text:s text:c="11"/>else:<text:line-break/> <text:s text:c="15"/>crc &lt;&lt;= 1<text:line-break/> <text:s text:c="11"/>crc &amp;= 0xFFFF<text:line-break/> <text:s text:c="3"/>return crc<text:line-break/><text:line-break/>def verify_crc(tag):<text:line-break/> <text:s text:c="3"/># Convert the tag hex string to bytes<text:line-break/> <text:s text:c="3"/>tag_bytes = binascii.unhexlify(tag)<text:line-break/> <text:s text:c="3"/><text:line-break/> <text:s text:c="3"/># Extract the data and the CRC value from the tag<text:line-break/> <text:s text:c="3"/>data = tag_bytes[:-2]<text:line-break/> <text:s text:c="3"/>received_crc = int.from_bytes(tag_bytes[-2:], byteorder='big')<text:line-break/> <text:s text:c="3"/><text:line-break/> <text:s text:c="3"/># Calculate the CRC from the data<text:line-break/> <text:s text:c="3"/>calculated_crc = calculate_crc(data)<text:line-break/> <text:s text:c="3"/><text:line-break/> <text:s text:c="3"/># Compare the calculated CRC with the received CRC<text:line-break/> <text:s text:c="3"/>return calculated_crc == received_crc<text:line-break/><text:line-break/>def tags_id_dict(tags):<text:line-break/> <text:s text:c="3"/># Test the function with the given tags<text:line-break/> <text:s text:c="3"/>for tag in tags:<text:line-break/> <text:s text:c="7"/>is_valid = verify_crc(tag)<text:line-break/> <text:s text:c="7"/>print(f"Tag {tag} is {'valid' if is_valid else 'invalid'}")<text:line-break/><text:line-break/>def inventory_tag():<text:line-break/> <text:s text:c="3"/>import socket<text:line-break/> <text:s text:c="3"/>from chafon_rfid.command import G2_TAG_INVENTORY<text:line-break/> <text:s text:c="3"/>from chafon_rfid.response import G2InventoryResponseFrame<text:line-break/> <text:s text:c="3"/>from chafon_rfid.transport import TcpTransport<text:line-break/><text:line-break/> <text:s text:c="3"/># Параметры подключения к считывателю<text:line-break/> <text:s text:c="3"/>reader_ip = '192.168.1.250' <text:s/><text:line-break/> <text:s text:c="3"/>reader_port = 60000<text:line-break/> <text:s text:c="6"/><text:line-break/> <text:s text:c="3"/># Создаем транспорт<text:line-break/><text:soft-page-break/> <text:s text:c="3"/>transport = TcpTransport(reader_ip, reader_port)<text:line-break/><text:line-break/> <text:s text:c="3"/># Отправляем команду на инвентаризацию<text:line-break/> <text:s text:c="3"/>command = G2_TAG_INVENTORY()<text:line-break/> <text:s text:c="3"/>transport.write(command.serialize())<text:line-break/><text:line-break/> <text:s text:c="3"/># Читаем ответ<text:line-break/> <text:s text:c="3"/>response_frame = G2InventoryResponseFrame(transport.read_frame())<text:line-break/><text:line-break/> <text:s text:c="3"/># Проверяем, есть ли полученные теги<text:line-break/> <text:s text:c="3"/>if response_frame.tag_count &gt; 0:<text:line-break/> <text:s text:c="7"/>for tag in response_frame.tags:<text:line-break/> <text:s text:c="11"/># Печатаем EPC каждой прочитанной метки<text:line-break/> <text:s text:c="11"/>print(f'Read tag EPC: {tag.epc}')<text:line-break/><text:line-break/> <text:s text:c="3"/># Закрываем соединение<text:line-break/> <text:s text:c="3"/>transport.close()<text:line-break/> <text:s text:c="3"/><text:line-break/><text:line-break/>def main():<text:line-break/> <text:s text:c="3"/>tags = [<text:line-break/> <text:s text:c="7"/>"4354001c004501c38d140a0c05d8010f0101e2806894000050103003cc70b0c1",<text:line-break/> <text:s text:c="7"/>"4354001c004501c38d13091e0102010f0101e2806894000040103003e195ba57",<text:line-break/> <text:s text:c="7"/>"4354001c004501c38d13091e0102010f0101e2806894000040103003ed88be54",<text:line-break/> <text:s text:c="7"/>"4354001c004501c38d140a0c05d8010f0101e2806894000050103003cc70b0c1"<text:line-break/> <text:s text:c="3"/>]<text:line-break/> <text:s text:c="3"/>inventory_tag()<text:line-break/><text:line-break/>main()</text:p>
      <text:h text:style-name="P3" text:outline-level="1">task_sprayer.py</text:h>
      <text:p text:style-name="P4">from loguru import logger<text:line-break/>from datetime import datetime<text:line-break/>import requests<text:line-break/><text:line-break/><text:line-break/>def sprayer_task_request(cow_id):<text:line-break/><text:line-break/> <text:s text:c="3"/>current_time = datetime.utcnow()<text:line-break/><text:line-break/> <text:s text:c="3"/>formatted_time = current_time.strftime('%Y-%m-%dT%H:%M:%S.%fZ')<text:line-break/><text:line-break/> <text:s text:c="3"/>logger.debug(f"Start spray_json_payload function")<text:line-break/> <text:s text:c="3"/>data = {<text:line-break/> <text:s text:c="11"/>"EventDate": formatted_time,<text:line-break/> <text:s text:c="11"/>"TaskId": 'values.task_id',<text:line-break/> <text:s text:c="11"/>"ScalesSerialNumber": 'values.type_scales',<text:line-break/> <text:s text:c="11"/>"SpayerSerialNumber": "s01000001",<text:line-break/> <text:s text:c="11"/>"RFIDNumber": 'values.cow_id',<text:line-break/> <text:s text:c="11"/>"SprayingType":' values.spraying_type',<text:line-break/> <text:s text:c="11"/>"Volume": 'values.new_volume'<text:line-break/> <text:s text:c="7"/>}<text:line-break/><text:soft-page-break/> <text:s text:c="3"/><text:line-break/>def __request_get(cow_id, type_scales): <text:s/><text:line-break/> <text:s text:c="3"/>try:<text:line-break/> <text:s text:c="7"/>url = 'https://smart-farm.kz:8502/api/v2/Sprayings?scalesSerialNumber=' + type_scales + \<text:line-break/> <text:s text:c="13"/>'&amp;animalRfidNumber=' + cow_id<text:line-break/> <text:s text:c="7"/>request_get = requests.get(url, timeout=5).json()<text:line-break/> <text:s text:c="7"/>return request_get<text:line-break/> <text:s text:c="3"/>except Exception as e:<text:line-break/> <text:s text:c="7"/>logger.error(f'request get func error {e}')<text:line-break/><text:line-break/> <text:s text:c="3"/><text:line-break/>def main():<text:line-break/> <text:s text:c="3"/>cow_id = '940000501030'<text:line-break/> <text:s text:c="3"/>type_scales = 'OrgSc-02'<text:line-break/> <text:s text:c="3"/>#sprayer_task_request(cow_id)<text:line-break/> <text:s text:c="3"/>request_get_json = __request_get(cow_id, type_scales)<text:line-break/> <text:s text:c="3"/>logger.debug(f'JSON Request: {request_get_json}')<text:line-break/> <text:s text:c="3"/><text:line-break/>main()</text:p>
      <text:h text:style-name="P3" text:outline-level="1">test_fm.py</text:h>
      <text:p text:style-name="P4">import sys<text:line-break/>from pathlib import Path<text:line-break/>from loguru import logger<text:line-break/><text:line-break/>sys.path.append(str(Path(__file__).resolve().parent.parent / 'src'))<text:line-break/><text:line-break/>from _config_manager import ConfigManager<text:line-break/><text:line-break/><text:line-break/>config_manager = ConfigManager()<text:line-break/>from time import sleep<text:line-break/><text:line-break/>logger.remove()<text:line-break/>logger.add(sys.stderr, format="{time} {level} {file}:{line} {message}", level="DEBUG")<text:line-break/><text:line-break/>def main():<text:line-break/> <text:s text:c="3"/>try:<text:line-break/> <text:s text:c="7"/>logger.info(f'\033[1;35mFeeder project. Test.\033[0m')<text:line-break/> <text:s text:c="7"/>logger.info(f'RFID_TIMEOUT = {float(config_manager.get_setting("RFID_Reader", "reader_timeout"))}')<text:line-break/><text:line-break/> <text:s text:c="3"/>finally:<text:line-break/> <text:s text:c="7"/>logger.info("Bye!")<text:line-break/><text:line-break/>main()</text:p>
      <text:h text:style-name="P3" text:outline-level="1">test_med.py</text:h>
      <text:p text:style-name="P4">import statistics<text:line-break/><text:line-break/>def read_data():<text:line-break/><text:soft-page-break/> <text:s text:c="3"/>print(f'Enter: ')<text:line-break/> <text:s text:c="3"/>return int(input())<text:line-break/><text:line-break/>def calib_read_2(times=10):<text:line-break/> <text:s text:c="3"/>"""Use only in calibration"""<text:line-break/> <text:s text:c="3"/>calib_arr = []<text:line-break/> <text:s text:c="3"/><text:line-break/> <text:s text:c="3"/># Collect data 'times' times<text:line-break/> <text:s text:c="3"/>for _ in range(times):<text:line-break/> <text:s text:c="7"/>calib_arr.append(read_data())<text:line-break/> <text:s text:c="7"/><text:line-break/> <text:s text:c="3"/># Calculate and return the average value<text:line-break/> <text:s text:c="3"/>average_value = sum(calib_arr) / len(calib_arr)<text:line-break/> <text:s text:c="3"/>return average_value<text:line-break/><text:line-break/>def calib_read(times=10):<text:line-break/> <text:s text:c="3"/>"""Use only in calibration"""<text:line-break/> <text:s text:c="3"/>calib_arr = []<text:line-break/> <text:s text:c="3"/>calib_arr_2 = []<text:line-break/> <text:s text:c="3"/><text:line-break/> <text:s text:c="3"/># Collect data 'times' times<text:line-break/> <text:s text:c="3"/>for _ in range(times):<text:line-break/> <text:s text:c="7"/>number = read_data()<text:line-break/> <text:s text:c="7"/>calib_arr.append(number)<text:line-break/> <text:s text:c="7"/>calib_arr_2.append(number)<text:line-break/><text:line-break/> <text:s text:c="3"/>median_value = statistics.median(calib_arr)<text:line-break/> <text:s text:c="3"/>average_value = sum(calib_arr_2) / len(calib_arr_2)<text:line-break/> <text:s text:c="3"/>from collections import Counter<text:line-break/><text:line-break/> <text:s text:c="3"/>counter = Counter(calib_arr)<text:line-break/> <text:s text:c="3"/>most_common = counter.most_common(1)[0][0]<text:line-break/> <text:s text:c="3"/>return median_value, average_value, most_common<text:line-break/><text:line-break/>def main():<text:line-break/> <text:s text:c="3"/>median, average, most_common = calib_read()<text:line-break/> <text:s text:c="3"/>print(f'med: {median}')<text:line-break/> <text:s text:c="3"/>print(f'ave: {average}')<text:line-break/> <text:s text:c="3"/>print(f'mc: {most_common}')<text:line-break/><text:line-break/>main()</text:p>
      <text:h text:style-name="P3" text:outline-level="1">weight0805.py</text:h>
      <text:p text:style-name="P4">import sys<text:line-break/>import time<text:line-break/>import statistics<text:line-break/>from collections import deque<text:line-break/>from pathlib import Path<text:line-break/>from loguru import logger<text:line-break/>from time import sleep<text:line-break/>from typing import Optional, Callable<text:line-break/><text:line-break/><text:soft-page-break/># Добавляем папку src в путь поиска модулей<text:line-break/>sys.path.append(str(Path(__file__).resolve().parent.parent / 'src'))<text:line-break/><text:line-break/>from _config_manager import ConfigManager<text:line-break/>import _lib_pcf as lib<text:line-break/><text:line-break/>config_manager = ConfigManager()<text:line-break/><text:line-break/># Параметры детекции и стабилизации<text:line-break/>PRESENCE_THRESHOLD = 20 <text:s text:c="7"/># кг, считать, что животное есть на весах<text:line-break/>STABILITY_THRESHOLD = 0.5 <text:s text:c="5"/># кг, максимальное отклонение от медианы<text:line-break/>STABLE_DURATION = 3 <text:s text:c="11"/># секунды, стабильное состояние<text:line-break/>WINDOW_SIZE = 10 <text:s text:c="14"/># сколько последних замеров держать в буфере<text:line-break/>READ_PERIOD <text:s text:c="6"/>= 0.1 <text:s text:c="5"/># секунда между считываниями<text:line-break/><text:line-break/># Настройка логера<text:line-break/>logger.remove()<text:line-break/>logger.add(<text:line-break/> <text:s text:c="3"/>sys.stderr,<text:line-break/> <text:s text:c="3"/>format="{time:HH:mm:ss.SSS} | {level} | {file}:{line} | {message}",<text:line-break/> <text:s text:c="3"/>level="DEBUG"<text:line-break/>)<text:line-break/><text:line-break/><text:line-break/>def create_stable_weight_detector(<text:line-break/> <text:s text:c="3"/>presence_thr: float,<text:line-break/> <text:s text:c="3"/>stability_thr: float,<text:line-break/> <text:s text:c="3"/>stable_duration: float,<text:line-break/> <text:s text:c="3"/>window_size: int<text:line-break/>) -&gt; Callable[[float], Optional[float]]:<text:line-break/> <text:s text:c="3"/>"""<text:line-break/> <text:s text:c="3"/>Возвращает функцию detector(w), которую нужно вызывать для каждого нового замера w.<text:line-break/> <text:s text:c="3"/>detector возвращает None, пока вес не установится,<text:line-break/> <text:s text:c="3"/>и как только на протяжении stable_duration подряд все замеры<text:line-break/> <text:s text:c="3"/>попадают в [медиана окна ± stability_thr], отдаёт медиану этих замеров.<text:line-break/> <text:s text:c="3"/>"""<text:line-break/> <text:s text:c="3"/>window_buf = deque(maxlen=window_size)<text:line-break/> <text:s text:c="3"/>valid_readings = []<text:line-break/> <text:s text:c="3"/>stable_start = None<text:line-break/><text:line-break/> <text:s text:c="3"/>def detector(w: float) -&gt; Optional[float]:<text:line-break/> <text:s text:c="7"/>nonlocal stable_start<text:line-break/> <text:s text:c="7"/>window_buf.append(w)<text:line-break/> <text:s text:c="7"/>med = statistics.median(window_buf)<text:line-break/><text:line-break/> <text:s text:c="7"/># если мы ещё не «увидели» животных (медиана окна &lt; presence_thr),<text:line-break/> <text:s text:c="7"/># сбрасываем всё и ждём<text:line-break/> <text:s text:c="7"/>if med &lt; presence_thr:<text:line-break/> <text:s text:c="11"/>stable_start = None<text:line-break/> <text:s text:c="11"/>valid_readings.clear()<text:line-break/> <text:s text:c="11"/>return None<text:line-break/><text:line-break/><text:soft-page-break/> <text:s text:c="7"/># отфильтровываем выбросы относительно медианы окна<text:line-break/> <text:s text:c="7"/>if abs(w - med) &lt;= stability_thr:<text:line-break/> <text:s text:c="11"/># при первом попавшемся «правильном» замере запускаем таймер<text:line-break/> <text:s text:c="11"/>if stable_start is None:<text:line-break/> <text:s text:c="15"/>stable_start = time.time()<text:line-break/> <text:s text:c="11"/>valid_readings.append(w)<text:line-break/> <text:s text:c="7"/>else:<text:line-break/> <text:s text:c="11"/># обнаружился выброс — сбрасываем всю историю и таймер<text:line-break/> <text:s text:c="11"/>stable_start = None<text:line-break/> <text:s text:c="11"/>valid_readings.clear()<text:line-break/> <text:s text:c="11"/>return None<text:line-break/><text:line-break/> <text:s text:c="7"/># проверяем, не прошло ли уже время стабильности<text:line-break/> <text:s text:c="7"/>if time.time() - stable_start &gt;= stable_duration:<text:line-break/> <text:s text:c="11"/># возвращаем медиану накопленных «правильных» показаний<text:line-break/> <text:s text:c="11"/>return statistics.median(valid_readings)<text:line-break/><text:line-break/> <text:s text:c="7"/>return None<text:line-break/><text:line-break/> <text:s text:c="3"/>return detector<text:line-break/><text:line-break/>def main():<text:line-break/> <text:s text:c="3"/>arduino = None<text:line-break/> <text:s text:c="3"/>try:<text:line-break/> <text:s text:c="7"/>logger.info("Feeder project. Start weight collection until cow leaves.")<text:line-break/> <text:s text:c="7"/>lib._calibrate_or_start()<text:line-break/> <text:s text:c="7"/>arduino = lib.start_obj()<text:line-break/> <text:s text:c="7"/>sleep(1) <text:s/># даём Arduino прогреться<text:line-break/><text:line-break/> <text:s text:c="7"/>window_buf = deque(maxlen=WINDOW_SIZE)<text:line-break/> <text:s text:c="7"/>weight_arr = []<text:line-break/> <text:s text:c="7"/>cow_on = False<text:line-break/><text:line-break/> <text:s text:c="7"/>logger.info("Ожидаем прихода коровы на весы...")<text:line-break/> <text:s text:c="7"/>while True:<text:line-break/> <text:s text:c="11"/>w = arduino.get_measure_2()<text:line-break/> <text:s text:c="11"/>window_buf.append(w)<text:line-break/> <text:s text:c="11"/>med = statistics.median(window_buf)<text:line-break/><text:line-break/> <text:s text:c="11"/># Если коровы ещё нет<text:line-break/> <text:s text:c="11"/>if not cow_on:<text:line-break/> <text:s text:c="15"/>logger.debug(f"Current median = {med:.2f} kg (ожидаем ≥ {PRESENCE_THRESHOLD})")<text:line-break/> <text:s text:c="15"/>if med &gt;= PRESENCE_THRESHOLD:<text:line-break/> <text:s text:c="19"/>cow_on = True<text:line-break/> <text:s text:c="19"/>logger.info("Корова встала на весы — начинаем сбор данных.")<text:line-break/> <text:s text:c="11"/>else:<text:line-break/> <text:s text:c="15"/># Корова уже на весах — собираем каждое показание<text:line-break/> <text:s text:c="15"/>weight_arr.append(w)<text:line-break/> <text:s text:c="15"/>logger.debug(f"Collecting weight: {w:.2f} kg")<text:line-break/><text:line-break/> <text:s text:c="15"/># Проверяем, ушла ли корова<text:line-break/><text:soft-page-break/> <text:s text:c="15"/>if med &lt; PRESENCE_THRESHOLD:<text:line-break/> <text:s text:c="19"/>logger.info("Корова покинула весы — завершаем сбор.")<text:line-break/> <text:s text:c="19"/>break<text:line-break/><text:line-break/> <text:s text:c="11"/>sleep(READ_PERIOD)<text:line-break/><text:line-break/> <text:s text:c="7"/>logger.info(f"Собрано {len(weight_arr)} замеров: {weight_arr}")<text:line-break/><text:line-break/> <text:s text:c="7"/># Здесь можно дальше обрабатывать weight_arr:<text:line-break/> <text:s text:c="7"/># отправить на сервер, сохранить в файл и т.д.<text:line-break/><text:line-break/> <text:s text:c="3"/>except KeyboardInterrupt:<text:line-break/> <text:s text:c="7"/>logger.info("Прервано пользователем.")<text:line-break/> <text:s text:c="3"/>except Exception as e:<text:line-break/> <text:s text:c="7"/>logger.error(f"Ошибка: {e}")<text:line-break/> <text:s text:c="3"/>finally:<text:line-break/> <text:s text:c="7"/>if arduino:<text:line-break/> <text:s text:c="11"/>logger.info("Отключаем Arduino.")<text:line-break/> <text:s text:c="11"/>arduino.disconnect()<text:line-break/><text:line-break/>if __name__ == "__main__":<text:line-break/> <text:s text:c="3"/>main()</text:p>
      <text:h text:style-name="P3" text:outline-level="1">weight_measure_test.py</text:h>
      <text:p text:style-name="P4">import sys<text:line-break/>from pathlib import Path<text:line-break/>from loguru import logger<text:line-break/><text:line-break/>sys.path.append(str(Path(__file__).resolve().parent.parent / 'src'))<text:line-break/><text:line-break/>from _config_manager import ConfigManager<text:line-break/>import _lib_pcf as lib<text:line-break/>config_manager = ConfigManager()<text:line-break/>from time import sleep<text:line-break/><text:line-break/>logger.remove()<text:line-break/>logger.add(sys.stderr, format="{time} {level} {file}:{line} {message}", level="DEBUG")<text:line-break/><text:line-break/>def main():<text:line-break/> <text:s text:c="3"/>try:<text:line-break/> <text:s text:c="7"/>logger.info(f'\033[1;35mFeeder project. Weight measurment test file.\033[0m')<text:line-break/> <text:s text:c="7"/>lib._calibrate_or_start()<text:line-break/> <text:s text:c="7"/>arduino_start = lib.start_obj()<text:line-break/> <text:s text:c="7"/>while True:<text:line-break/> <text:s text:c="11"/>weight = arduino_start.get_measure_2()<text:line-break/> <text:s text:c="11"/>logger.info(f"Weight is: {weight}\n")<text:line-break/> <text:s text:c="11"/>sleep(0.1)<text:line-break/> <text:s text:c="3"/>finally:<text:line-break/> <text:s text:c="7"/>logger.info("Bye!")<text:line-break/> <text:s text:c="7"/>arduino_start.disconnect()<text:line-break/> <text:s text:c="3"/><text:line-break/><text:span text:style-name="T14">m</text:span>ain()</text:p>
      <text:p text:style-name="P4"><text:soft-page-break/></text:p>
      <text:p text:style-name="P8"><text:span text:style-name="T15">Приложение </text:span><text:span text:style-name="T16">5</text:span></text:p>
      <text:p text:style-name="P15">Блок схемы алгоритма проекта </text:p>
      <text:p text:style-name="P6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18:19:35.853755787</meta:creation-date>
    <dc:date>2025-06-08T18:25:06.682475313</dc:date>
    <meta:editing-duration>PT5M11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71" meta:paragraph-count="119" meta:word-count="10350" meta:character-count="115492" meta:non-whitespace-character-count="86515"/>
  </office:meta>
</office:document-meta>
</file>